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635cm"/>
          <style:tab-stop style:position="1.27cm"/>
          <style:tab-stop style:position="5.08cm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lter Names</text:h>
      <text:p text:style-name="Standard"/>
      <text:p text:style-name="Standard">writer_globaldocument_StarOffice_XML_Writer_GlobalDocument<text:line-break/>writer_globaldocument_StarOffice_XML_Writer<text:line-break/>Text (encoded) (StarWriter/GlobalDocument)<text:line-break/>Impress MS PowerPoint 2007 XML Template<text:line-break/>Impress MS PowerPoint 2007 XML AutoPlay<text:line-break/>StarOffice XML (Base) Report Chart<text:line-break/>OpenDocument Presentation Flat XML<text:line-break/>writer_globaldocument_pdf_Export<text:line-break/>MS Excel 5.0/95 Vorlage/Template<text:line-break/>Text (encoded) (StarWriter/Web)<text:line-break/>SVG - Scalable Vector Graphics<text:line-break/>PNG - Portable Network Graphic<text:line-break/>Impress MS PowerPoint 2007 XML<text:line-break/>Office Open XML Text Template<text:line-break/>MS Excel 4.0 Vorlage/Template<text:line-break/>Calc Office Open XML Template<text:line-break/>UOF presentation<text:line-break/>MWAW_Spreadsheet<text:line-break/>PBM - Portable Bitmap<text:line-break/>BMP - MS Windows<text:line-break/>XPM<text:line-break/>MS Excel 2003 XML<text:line-break/>draw_wmf_Export<text:line-break/>draw_jpg_Export<text:line-break/>MS Word 97 Vorlage<text:line-break/>draw_pdf_import<text:line-break/>Impress Office Open XML AutoPlay<text:line-break/>draw_pdf_Export<text:line-break/>draw_eps_Export<text:line-break/>draw_bmp_Export<text:line-break/>calc_png_Export<text:line-break/>draw_html_Export<text:line-break/>writer_web_png_Export<text:line-break/>MS Excel 97<text:line-break/>UOF spreadsheet<text:line-break/>HTML (StarCalc)<text:line-break/>WMF - MS Windows Metafile<text:line-break/>draw8_template<text:line-break/>Visio Document<text:line-break/>StarOffice_Writer<text:line-break/>writer_StarOffice_XML_Writer_Template<text:line-break/>calc8_template<text:line-break/>PSD - Adobe Photoshop<text:line-break/>writer_web_StarOffice_XML_Writer_Web_Template<text:line-break/>StarOffice XML (Base) Report<text:line-break/>BroadBand eBook<text:line-break/>Text (encoded)<text:line-break/>SGF - StarOffice Writer SGF<text:line-break/><text:soft-page-break/>Mac_Works_Calc<text:line-break/>ADO Rowset XML<text:line-break/>draw_png_Export<text:line-break/>impress_html_Export<text:line-break/>writerglobal8<text:line-break/>Plucker eBook<text:line-break/>PPM - Portable Pixelmap<text:line-break/>MS Excel 5.0/95<text:line-break/>MS WinWord 6.0<text:line-break/>impress_pdf_Export<text:line-break/>writer_web_StarOffice_XML_Writer<text:line-break/>impress8<text:line-break/>Calc MS Excel 2007 XML Template<text:line-break/>StarOffice XML (Writer)<text:line-break/>MS Word 2007 XML Template<text:line-break/>GIF - Graphics Interchange<text:line-break/>math8<text:line-break/>MS Excel 4.0<text:line-break/>XHTML Draw File<text:line-break/>XHTML Calc File<text:line-break/>UOF text<text:line-break/>impress8_draw<text:line-break/>PowerPoint 3<text:line-break/>AbiWord<text:line-break/>Mac_Word<text:line-break/>TIF - Tag Image File<text:line-break/>draw_tif_Export<text:line-break/>Calc MS Excel 2007 Binary<text:line-break/>DosWord<text:line-break/>Corel Draw Document<text:line-break/>impress_StarOffice_XML_Impress_Template<text:line-break/>Mariner_Write<text:line-break/>Office Open XML Text<text:line-break/>Impress Office Open XML Template<text:line-break/>calc8<text:line-break/>Text (StarWriter/Web)<text:line-break/>draw_PCD_Photo_CD_Base4<text:line-break/>HTML<text:line-break/>WordPerfect<text:line-break/>WPS_Lotus_Calc<text:line-break/>StarOffice XML (Draw)<text:line-break/>impress_pdf_addstream_import<text:line-break/>Text - txt - csv (StarCalc)<text:line-break/>FictionBook 2<text:line-break/>Text<text:line-break/>EPS - Encapsulated PostScript<text:line-break/>Freehand Document<text:line-break/>impress_wmf_Export<text:line-break/>DIF<text:line-break/>calc_HTML_WebQuery<text:line-break/>writer_jpg_Export<text:line-break/>impress_pdf_import<text:line-break/><text:soft-page-break/>ZMF Document<text:line-break/>MediaWiki_Web<text:line-break/>draw_svg_Export<text:line-break/>MS Word 2007 XML<text:line-break/>WPS_QPro_Calc<text:line-break/>OpenDocument Drawing Flat XML<text:line-break/>impress_eps_Export<text:line-break/>MOV - MOV<text:line-break/>MS_Works<text:line-break/>writer8<text:line-break/>Mac_Works<text:line-break/>MS_Write<text:line-break/>MediaWiki<text:line-break/>draw_StarOffice_XML_Draw_Template<text:line-break/>WriteNow<text:line-break/>JPG - JPEG<text:line-break/>impress_bmp_Export<text:line-break/>SYLK<text:line-break/>MS Word 95<text:line-break/>SVM - StarView Metafile<text:line-break/>MS Word 2003 XML<text:line-break/>draw_gif_Export<text:line-break/>ClarisWorks<text:line-break/>writer_layout_dump<text:line-break/>MS WinWord 5<text:line-break/>dBase<text:line-break/>writer_web_HTML_help<text:line-break/>MathType 3.x<text:line-break/>MS Word 97<text:line-break/>TGA - Truevision TARGA<text:line-break/>Corel Presentation Exchange<text:line-break/>Calc MS Excel 2007 XML<text:line-break/>writer8_template<text:line-break/>Rich Text Format<text:line-break/>DocBook File<text:line-break/>StarOffice XML (Math)<text:line-break/>MS Excel 95<text:line-break/>StarOffice_Spreadsheet<text:line-break/>PalmDoc<text:line-break/>Apple Pages<text:line-break/>MWAW_Drawing<text:line-break/>T602Document<text:line-break/>Apple Keynote<text:line-break/>MWAW_Presentation<text:line-break/>CGM - Computer Graphics Metafile<text:line-break/>XHTML Writer File<text:line-break/>draw_flash_Export<text:line-break/>MWAW_Database<text:line-break/>MS Word 95 Vorlage<text:line-break/>Quattro Pro 6.0<text:line-break/>impress8_template<text:line-break/>draw8<text:line-break/><text:soft-page-break/>writer_pdf_Export<text:line-break/>MacWrite<text:line-break/>writer_pdf_import<text:line-break/>writer_png_Export<text:line-break/>writerweb8_writer<text:line-break/>PCT - Mac Pict<text:line-break/>MWAW_Text_Document<text:line-break/>OpenDocument Text Flat XML<text:line-break/>Palm_Text_Document<text:line-break/>Publisher Document<text:line-break/>StarOffice_Drawing<text:line-break/>ClarisWorks_Draw<text:line-break/>SGV - StarDraw 2.0<text:line-break/>PageMaker Document<text:line-break/>XBM - X-Consortium<text:line-break/>impress_jpg_Export<text:line-break/>MS Excel 97 Vorlage/Template<text:line-break/>MWAW_Bitmap<text:line-break/>XHTML Impress File<text:line-break/>draw_emf_Export<text:line-break/>draw_PCD_Photo_CD_Base<text:line-break/>DXF - AutoCAD Interchange<text:line-break/>impress_emf_Export<text:line-break/>MS_Works_Calc<text:line-break/>impress_gif_Export<text:line-break/>impress_png_Export<text:line-break/>impress_tif_Export<text:line-break/>writer_MIZI_Hwp_97<text:line-break/>MathML XML (Math)<text:line-break/>writerglobal8_HTML<text:line-break/>calc_StarOffice_XML_Calc_Template<text:line-break/>ClarisWorks_Impress<text:line-break/>HTML (StarWriter)<text:line-break/>writer_web_jpg_Export<text:line-break/>MS PowerPoint 97<text:line-break/>Claris_Resolve_Calc<text:line-break/>MS PowerPoint 97 Vorlage<text:line-break/>OpenDocument Spreadsheet Flat XML<text:line-break/>MET - OS/2 Metafile<text:line-break/>Calc Office Open XML<text:line-break/>chart8<text:line-break/>Gnumeric Spreadsheet<text:line-break/>MS Word 2007 XML VBA<text:line-break/>WordPerfect Graphics<text:line-break/>impress_flash_Export<text:line-break/>ClarisWorks_Calc<text:line-break/>writerglobal8_writer<text:line-break/>StarOffice XML (Base)<text:line-break/>StarOffice XML (Calc)<text:line-break/>writer_web_pdf_Export<text:line-break/>PGM - Portable Graymap<text:line-break/>impress_svg_Export<text:line-break/><text:soft-page-break/>writerglobal8_template<text:line-break/>StarOffice XML (Chart)<text:line-break/>Impress Office Open XML<text:line-break/>StarOffice_Presentation<text:line-break/>StarOffice XML (Impress)<text:line-break/>draw_PCD_Photo_CD_Base16<text:line-break/>writerweb8_writer_template<text:line-break/>EMF - MS Windows Metafile<text:line-break/>math_pdf_Export<text:line-break/>calc_pdf_Export<text:line-break/>MS PowerPoint 97 AutoPlay<text:line-break/>calc_pdf_addstream_import<text:line-break/>Lotus<text:line-break/>draw_pdf_addstream_import<text:line-break/>RAS - Sun Rasterfile<text:line-break/>Calc MS Excel 2007 VBA XML<text:line-break/>LotusWordPro<text:line-break/>Rich Text Format (StarCalc)<text:line-break/>Apple Numbers<text:line-break/>impress_StarOffice_XML_Draw<text:line-break/>writer_pdf_addstream_import<text:line-break/>PCX - Zsoft Paintbrush<text:line-break/>MS Excel 95 Vorlage/Template<text:line-break/></text:p>
      <text:p text:style-name="Standard"/>
      <text:h text:style-name="Heading_20_1" text:outline-level="1">Filter Names and their Properties</text:h>
      <text:p text:style-name="P1"/>
      <text:p text:style-name="P1">writer_globaldocument_StarOffice_XML_Writer_GlobalDocument<text:line-break/><text:tab/>Finalized<text:tab/>False<text:line-break/><text:tab/>UIName<text:tab/>Document maître OpenOffice.org 1.0<text:line-break/><text:tab/>UINames<text:line-break/><text:tab/><text:tab/>en-US<text:tab/>OpenOffice.org 1.0 Master Document<text:line-break/><text:tab/><text:tab/>fr<text:tab/>Document maître OpenOffice.org 1.0<text:line-break/><text:tab/>TemplateName<text:tab/><text:line-break/><text:tab/>Type<text:tab/>writer_globaldocument_StarOffice_XML_Writer_GlobalDocument<text:line-break/><text:tab/>Mandatory<text:tab/>False<text:line-break/><text:tab/>DocumentService<text:tab/>com.sun.star.text.GlobalDocument<text:line-break/><text:tab/>UserData<text:line-break/><text:tab/><text:tab/>CXML<text:line-break/><text:tab/>Name<text:tab/>writer_globaldocument_StarOffice_XML_Writer_GlobalDocument<text:line-break/><text:tab/>FileFormatVersion<text:tab/>6200<text:line-break/><text:tab/>UIComponent<text:tab/><text:line-break/><text:tab/>FilterService<text:tab/><text:line-break/><text:tab/>Flags<text:tab/>285212773</text:p>
      <text:p text:style-name="P1"/>
      <text:p text:style-name="P1">writer_globaldocument_StarOffice_XML_Writer<text:line-break/><text:tab/>Finalized<text:tab/>False<text:line-break/><text:tab/>UIName<text:tab/>Document texte OpenOffice.org 1.0<text:line-break/><text:tab/>UINames<text:line-break/><text:tab/><text:tab/>en-US<text:tab/>OpenOffice.org 1.0 Text Document<text:line-break/><text:soft-page-break/><text:tab/><text:tab/>fr<text:tab/>Document texte OpenOffice.org 1.0<text:line-break/><text:tab/>TemplateName<text:tab/><text:line-break/><text:tab/>Type<text:tab/>writer_StarOffice_XML_Writer<text:line-break/><text:tab/>Mandatory<text:tab/>False<text:line-break/><text:tab/>DocumentService<text:tab/>com.sun.star.text.GlobalDocument<text:line-break/><text:tab/>UserData<text:line-break/><text:tab/><text:tab/>CXML<text:line-break/><text:tab/>Name<text:tab/>writer_globaldocument_StarOffice_XML_Writer<text:line-break/><text:tab/>FileFormatVersion<text:tab/>6200<text:line-break/><text:tab/>UIComponent<text:tab/><text:line-break/><text:tab/>FilterService<text:tab/><text:line-break/><text:tab/>Flags<text:tab/>16777284</text:p>
      <text:p text:style-name="P1"/>
      <text:p text:style-name="P1">Text (encoded) (StarWriter/GlobalDocument)<text:line-break/><text:tab/>Finalized<text:tab/>False<text:line-break/><text:tab/>UIName<text:tab/>Texte - Choisir l'encodage (Document maître)<text:line-break/><text:tab/>UINames<text:line-break/><text:tab/><text:tab/>en-US<text:tab/>Text - Choose Encoding (Master Document)<text:line-break/><text:tab/><text:tab/>fr<text:tab/>Texte - Choisir l'encodage (Document maître)<text:line-break/><text:tab/>TemplateName<text:tab/><text:line-break/><text:tab/>Type<text:tab/>generic_Text<text:line-break/><text:tab/>Mandatory<text:tab/>False<text:line-break/><text:tab/>DocumentService<text:tab/>com.sun.star.text.GlobalDocument<text:line-break/><text:tab/>UserData<text:line-break/><text:tab/><text:tab/>TEXT_DLG<text:line-break/><text:tab/>Name<text:tab/>Text (encoded) (StarWriter/GlobalDocument)<text:line-break/><text:tab/>FileFormatVersion<text:tab/>0<text:line-break/><text:tab/>UIComponent<text:tab/>com.sun.star.comp.Writer.FilterOptionsDialog<text:line-break/><text:tab/>FilterService<text:tab/><text:line-break/><text:tab/>ExportExtension<text:tab/>txt<text:line-break/><text:tab/>Flags<text:tab/>67</text:p>
      <text:p text:style-name="P1"/>
      <text:p text:style-name="P1">Impress MS PowerPoint 2007 XML Template<text:line-break/><text:tab/>Finalized<text:tab/>False<text:line-break/><text:tab/>UIName<text:tab/>Modèle Microsoft PowerPoint 2007-2013 XML<text:line-break/><text:tab/>UINames<text:line-break/><text:tab/><text:tab/>en-US<text:tab/>Microsoft PowerPoint 2007-2013 XML Template<text:line-break/><text:tab/><text:tab/>fr<text:tab/>Modèle Microsoft PowerPoint 2007-2013 XML<text:line-break/><text:tab/>TemplateName<text:tab/><text:line-break/><text:tab/>Type<text:tab/>MS PowerPoint 2007 XML Template<text:line-break/><text:tab/>Mandatory<text:tab/>False<text:line-break/><text:tab/>DocumentService<text:tab/>com.sun.star.presentation.PresentationDocument<text:line-break/><text:tab/>UserData<text:line-break/><text:tab/>Name<text:tab/>Impress MS PowerPoint 2007 XML Template<text:line-break/><text:tab/>FileFormatVersion<text:tab/>0<text:line-break/><text:tab/>UIComponent<text:tab/><text:line-break/><text:tab/>FilterService<text:tab/>com.sun.star.comp.oox.ppt.PowerPointImport<text:line-break/><text:tab/>Flags<text:tab/>268959831</text:p>
      <text:p text:style-name="P1"/>
      <text:p text:style-name="P1">Impress MS PowerPoint 2007 XML AutoPlay<text:line-break/><text:tab/>Finalized<text:tab/>False<text:line-break/><text:tab/>UIName<text:tab/>Microsoft PowerPoint 2007-2013 XML Lecture automatique<text:line-break/><text:soft-page-break/><text:tab/>UINames<text:line-break/><text:tab/><text:tab/>en-US<text:tab/>Microsoft PowerPoint 2007-2013 XML AutoPlay<text:line-break/><text:tab/><text:tab/>fr<text:tab/>Microsoft PowerPoint 2007-2013 XML Lecture automatique<text:line-break/><text:tab/>TemplateName<text:tab/><text:line-break/><text:tab/>Type<text:tab/>MS PowerPoint 2007 XML AutoPlay<text:line-break/><text:tab/>Mandatory<text:tab/>False<text:line-break/><text:tab/>DocumentService<text:tab/>com.sun.star.presentation.PresentationDocument<text:line-break/><text:tab/>UserData<text:line-break/><text:tab/>Name<text:tab/>Impress MS PowerPoint 2007 XML AutoPlay<text:line-break/><text:tab/>FileFormatVersion<text:tab/>0<text:line-break/><text:tab/>UIComponent<text:tab/><text:line-break/><text:tab/>FilterService<text:tab/>com.sun.star.comp.oox.ppt.PowerPointImport<text:line-break/><text:tab/>Flags<text:tab/>856162371</text:p>
      <text:p text:style-name="P1"/>
      <text:p text:style-name="P1">StarOffice XML (Base) Report Chart<text:line-break/><text:tab/>Finalized<text:tab/>False<text:line-break/><text:tab/>UIName<text:tab/>Diagramme de rapport OpenOffice.org 1.0<text:line-break/><text:tab/>UINames<text:line-break/><text:tab/><text:tab/>en-US<text:tab/>OpenOffice.org 1.0 Report Chart<text:line-break/><text:tab/><text:tab/>fr<text:tab/>Diagramme de rapport OpenOffice.org 1.0<text:line-break/><text:tab/>TemplateName<text:tab/><text:line-break/><text:tab/>Type<text:tab/>StarBaseReportChart<text:line-break/><text:tab/>Mandatory<text:tab/>False<text:line-break/><text:tab/>DocumentService<text:tab/>com.sun.star.chart2.ChartDocument<text:line-break/><text:tab/>UserData<text:line-break/><text:tab/>Name<text:tab/>StarOffice XML (Base) Report Chart<text:line-break/><text:tab/>FileFormatVersion<text:tab/>6800<text:line-break/><text:tab/>UIComponent<text:tab/><text:line-break/><text:tab/>FilterService<text:tab/>com.sun.star.comp.chart2.report.XMLFilter<text:line-break/><text:tab/>Flags<text:tab/>4387</text:p>
      <text:p text:style-name="P1"/>
      <text:p text:style-name="P1">OpenDocument Presentation Flat XML<text:line-break/><text:tab/>Finalized<text:tab/>False<text:line-break/><text:tab/>UIName<text:tab/>Flat XML ODF Presentation<text:line-break/><text:tab/>UINames<text:line-break/><text:tab/><text:tab/><text:tab/>Flat XML ODF Presentation<text:line-break/><text:tab/>TemplateName<text:tab/><text:line-break/><text:tab/>Type<text:tab/>impress_ODP_FlatXML<text:line-break/><text:tab/>Mandatory<text:tab/>False<text:line-break/><text:tab/>DocumentService<text:tab/>com.sun.star.presentation.PresentationDocument<text:line-break/><text:tab/>UserData<text:line-break/><text:tab/><text:tab/>com.sun.star.comp.filter.OdfFlatXml<text:line-break/><text:tab/><text:tab/><text:line-break/><text:tab/><text:tab/>com.sun.star.comp.Impress.XMLOasisImporter<text:line-break/><text:tab/><text:tab/>com.sun.star.comp.Impress.XMLOasisExporter<text:line-break/><text:tab/><text:tab/><text:line-break/><text:tab/><text:tab/><text:line-break/><text:tab/><text:tab/>true<text:line-break/><text:tab/>Name<text:tab/>OpenDocument Presentation Flat XML<text:line-break/><text:tab/>FileFormatVersion<text:tab/>0<text:line-break/><text:tab/>UIComponent<text:tab/><text:line-break/><text:soft-page-break/><text:tab/>FilterService<text:tab/>com.sun.star.comp.Writer.XmlFilterAdaptor<text:line-break/><text:tab/>Flags<text:tab/>524323</text:p>
      <text:p text:style-name="P1"/>
      <text:p text:style-name="P1">writer_globaldocument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text.GlobalDocument<text:line-break/><text:tab/>UserData<text:line-break/><text:tab/>Name<text:tab/>writer_globaldocument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MS Excel 5.0/95 Vorlage/Template<text:line-break/><text:tab/>Finalized<text:tab/>False<text:line-break/><text:tab/>UIName<text:tab/>Microsoft Excel 5.0 Modèle<text:line-break/><text:tab/>UINames<text:line-break/><text:tab/><text:tab/>en-US<text:tab/>Microsoft Excel 5.0 Template<text:line-break/><text:tab/><text:tab/>fr<text:tab/>Microsoft Excel 5.0 Modèle<text:line-break/><text:tab/>TemplateName<text:tab/><text:line-break/><text:tab/>Type<text:tab/>calc_MS_Excel_5095_VorlageTemplate<text:line-break/><text:tab/>Mandatory<text:tab/>False<text:line-break/><text:tab/>DocumentService<text:tab/>com.sun.star.sheet.SpreadsheetDocument<text:line-break/><text:tab/>UserData<text:line-break/><text:tab/>Name<text:tab/>MS Excel 5.0/95 Vorlage/Template<text:line-break/><text:tab/>FileFormatVersion<text:tab/>0<text:line-break/><text:tab/>UIComponent<text:tab/><text:line-break/><text:tab/>FilterService<text:tab/><text:line-break/><text:tab/>Flags<text:tab/>85</text:p>
      <text:p text:style-name="P1"/>
      <text:p text:style-name="P1">Text (encoded) (StarWriter/Web)<text:line-break/><text:tab/>Finalized<text:tab/>False<text:line-break/><text:tab/>UIName<text:tab/>Texte - Choisir l'encodage (Writer/Web)<text:line-break/><text:tab/>UINames<text:line-break/><text:tab/><text:tab/>en-US<text:tab/>Text - Choose Encoding (Writer/Web)<text:line-break/><text:tab/><text:tab/>fr<text:tab/>Texte - Choisir l'encodage (Writer/Web)<text:line-break/><text:tab/>TemplateName<text:tab/><text:line-break/><text:tab/>Type<text:tab/>generic_Text<text:line-break/><text:tab/>Mandatory<text:tab/>False<text:line-break/><text:tab/>DocumentService<text:tab/>com.sun.star.text.WebDocument<text:line-break/><text:tab/>UserData<text:line-break/><text:tab/><text:tab/>TEXT_DLG<text:line-break/><text:tab/>Name<text:tab/>Text (encoded) (StarWriter/Web)<text:line-break/><text:tab/>FileFormatVersion<text:tab/>0<text:line-break/><text:tab/>UIComponent<text:tab/>com.sun.star.comp.Writer.FilterOptionsDialog<text:line-break/><text:soft-page-break/><text:tab/>FilterService<text:tab/><text:line-break/><text:tab/>ExportExtension<text:tab/>txt<text:line-break/><text:tab/>Flags<text:tab/>67</text:p>
      <text:p text:style-name="P1"/>
      <text:p text:style-name="P1">SVG - Scalable Vector Graphics<text:line-break/><text:tab/>Finalized<text:tab/>False<text:line-break/><text:tab/>UIName<text:tab/>SVG - Scalable Vector Graphics<text:line-break/><text:tab/>UINames<text:line-break/><text:tab/><text:tab/>en-US<text:tab/>SVG - Scalable Vector Graphics<text:line-break/><text:tab/><text:tab/>fr<text:tab/>SVG - Scalable Vector Graphics<text:line-break/><text:tab/>TemplateName<text:tab/><text:line-break/><text:tab/>Type<text:tab/>svg_Scalable_Vector_Graphics<text:line-break/><text:tab/>Mandatory<text:tab/>False<text:line-break/><text:tab/>DocumentService<text:tab/>com.sun.star.drawing.DrawingDocument<text:line-break/><text:tab/>UserData<text:line-break/><text:tab/>Name<text:tab/>SVG - Scalable Vector Graphics<text:line-break/><text:tab/>FileFormatVersion<text:tab/>0<text:line-break/><text:tab/>UIComponent<text:tab/><text:line-break/><text:tab/>FilterService<text:tab/>com.sun.star.comp.Draw.SVGFilter<text:line-break/><text:tab/>Flags<text:tab/>268959809</text:p>
      <text:p text:style-name="P1"/>
      <text:p text:style-name="P1">PNG - Portable Network Graphic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tab/>TemplateName<text:tab/><text:line-break/><text:tab/>Type<text:tab/>png_Portable_Network_Graphic<text:line-break/><text:tab/>Mandatory<text:tab/>False<text:line-break/><text:tab/>DocumentService<text:tab/>com.sun.star.drawing.DrawingDocument<text:line-break/><text:tab/>UserData<text:line-break/><text:tab/>Name<text:tab/>PNG - Portable Network Graphic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 MS PowerPoint 2007 XML<text:line-break/><text:tab/>Finalized<text:tab/>False<text:line-break/><text:tab/>UIName<text:tab/>Microsoft PowerPoint 2007-2013 XML<text:line-break/><text:tab/>UINames<text:line-break/><text:tab/><text:tab/>en-US<text:tab/>Microsoft PowerPoint 2007-2013 XML<text:line-break/><text:tab/><text:tab/>fr<text:tab/>Microsoft PowerPoint 2007-2013 XML<text:line-break/><text:tab/>TemplateName<text:tab/><text:line-break/><text:tab/>Type<text:tab/>MS PowerPoint 2007 XML<text:line-break/><text:tab/>Mandatory<text:tab/>False<text:line-break/><text:tab/>DocumentService<text:tab/>com.sun.star.presentation.PresentationDocument<text:line-break/><text:tab/>UserData<text:line-break/><text:tab/>Name<text:tab/>Impress MS PowerPoint 2007 XML<text:line-break/><text:tab/>FileFormatVersion<text:tab/>0<text:line-break/><text:tab/>UIComponent<text:tab/><text:line-break/><text:soft-page-break/><text:tab/>FilterService<text:tab/>com.sun.star.comp.oox.ppt.PowerPointImport<text:line-break/><text:tab/>Flags<text:tab/>1393033283</text:p>
      <text:p text:style-name="P1"/>
      <text:p text:style-name="P1">Office Open XML Text Template<text:line-break/><text:tab/>Finalized<text:tab/>False<text:line-break/><text:tab/>UIName<text:tab/>Modèle de texte Office Open XML<text:line-break/><text:tab/>UINames<text:line-break/><text:tab/><text:tab/>en-US<text:tab/>Office Open XML Text Template<text:line-break/><text:tab/><text:tab/>fr<text:tab/>Modèle de texte Office Open XML<text:line-break/><text:tab/>TemplateName<text:tab/><text:line-break/><text:tab/>Type<text:tab/>writer_OOXML_Text_Template<text:line-break/><text:tab/>Mandatory<text:tab/>False<text:line-break/><text:tab/>DocumentService<text:tab/>com.sun.star.text.TextDocument<text:line-break/><text:tab/>UserData<text:line-break/><text:tab/>Name<text:tab/>Office Open XML Text Template<text:line-break/><text:tab/>FileFormatVersion<text:tab/>1<text:line-break/><text:tab/>UIComponent<text:tab/><text:line-break/><text:tab/>FilterService<text:tab/>com.sun.star.comp.Writer.WriterFilter<text:line-break/><text:tab/>Flags<text:tab/>524373</text:p>
      <text:p text:style-name="P1"/>
      <text:p text:style-name="P1">MS Excel 4.0 Vorlage/Template<text:line-break/><text:tab/>Finalized<text:tab/>False<text:line-break/><text:tab/>UIName<text:tab/>Microsoft Excel 4.0 Modèle<text:line-break/><text:tab/>UINames<text:line-break/><text:tab/><text:tab/>en-US<text:tab/>Microsoft Excel 4.0 Template<text:line-break/><text:tab/><text:tab/>fr<text:tab/>Microsoft Excel 4.0 Modèle<text:line-break/><text:tab/>TemplateName<text:tab/><text:line-break/><text:tab/>Type<text:tab/>calc_MS_Excel_40_VorlageTemplate<text:line-break/><text:tab/>Mandatory<text:tab/>False<text:line-break/><text:tab/>DocumentService<text:tab/>com.sun.star.sheet.SpreadsheetDocument<text:line-break/><text:tab/>UserData<text:line-break/><text:tab/>Name<text:tab/>MS Excel 4.0 Vorlage/Template<text:line-break/><text:tab/>FileFormatVersion<text:tab/>0<text:line-break/><text:tab/>UIComponent<text:tab/><text:line-break/><text:tab/>FilterService<text:tab/><text:line-break/><text:tab/>Flags<text:tab/>85</text:p>
      <text:p text:style-name="P1"/>
      <text:p text:style-name="P1">Calc Office Open XML Template<text:line-break/><text:tab/>Finalized<text:tab/>False<text:line-break/><text:tab/>UIName<text:tab/>Modèle de classeur Office Open XML<text:line-break/><text:tab/>UINames<text:line-break/><text:tab/><text:tab/>en-US<text:tab/>Office Open XML Spreadsheet Template<text:line-break/><text:tab/><text:tab/>fr<text:tab/>Modèle de classeur Office Open XML<text:line-break/><text:tab/>TemplateName<text:tab/><text:line-break/><text:tab/>Type<text:tab/>Office Open XML Spreadsheet Template<text:line-break/><text:tab/>Mandatory<text:tab/>False<text:line-break/><text:tab/>DocumentService<text:tab/>com.sun.star.sheet.SpreadsheetDocument<text:line-break/><text:tab/>UserData<text:line-break/><text:tab/><text:tab/>OOXML<text:line-break/><text:tab/>Name<text:tab/>Calc Office Open XML Template<text:line-break/><text:tab/>FileFormatVersion<text:tab/>1<text:line-break/><text:tab/>UIComponent<text:tab/><text:line-break/><text:soft-page-break/><text:tab/>FilterService<text:tab/>com.sun.star.comp.oox.ExcelFilter<text:line-break/><text:tab/>Flags<text:tab/>524373</text:p>
      <text:p text:style-name="P1"/>
      <text:p text:style-name="P1">UOF presentation<text:line-break/><text:tab/>Finalized<text:tab/>False<text:line-break/><text:tab/>UIName<text:tab/>Présentation Unified Office Format<text:line-break/><text:tab/>UINames<text:line-break/><text:tab/><text:tab/>en-US<text:tab/>Unified Office Format presentation<text:line-break/><text:tab/><text:tab/>fr<text:tab/>Présentation Unified Office Format<text:line-break/><text:tab/>TemplateName<text:tab/><text:line-break/><text:tab/>Type<text:tab/>Unified_Office_Format_presentation<text:line-break/><text:tab/>Mandatory<text:tab/>False<text:line-break/><text:tab/>DocumentService<text:tab/>com.sun.star.presentation.PresentationDocument<text:line-break/><text:tab/>UserData<text:line-break/><text:tab/><text:tab/>com.sun.star.documentconversion.XSLTFilter<text:line-break/><text:tab/><text:tab/><text:line-break/><text:tab/><text:tab/>com.sun.star.comp.Impress.XMLOasisImporter<text:line-break/><text:tab/><text:tab/>com.sun.star.comp.Impress.XMLOasisExporter<text:line-break/><text:tab/><text:tab/>../share/xslt/import/uof/uof2odf_presentation.xsl<text:line-break/><text:tab/><text:tab/>../share/xslt/export/uof/odf2uof_presentation.xsl<text:line-break/><text:tab/>Name<text:tab/>UOF presentation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MWAW_Spreadsheet<text:line-break/><text:tab/>Finalized<text:tab/>False<text:line-break/><text:tab/>UIName<text:tab/>Ancien Classeur Mac<text:line-break/><text:tab/>UINames<text:line-break/><text:tab/><text:tab/>en-US<text:tab/>Legacy Mac Spreadsheet<text:line-break/><text:tab/><text:tab/>fr<text:tab/>Ancien Classeur Mac<text:line-break/><text:tab/>TemplateName<text:tab/><text:line-break/><text:tab/>Type<text:tab/>MWAW_Spreadsheet<text:line-break/><text:tab/>Mandatory<text:tab/>False<text:line-break/><text:tab/>DocumentService<text:tab/>com.sun.star.sheet.SpreadsheetDocument<text:line-break/><text:tab/>UserData<text:line-break/><text:tab/>Name<text:tab/>MWAW_Spreadsheet<text:line-break/><text:tab/>FileFormatVersion<text:tab/>0<text:line-break/><text:tab/>UIComponent<text:tab/><text:line-break/><text:tab/>FilterService<text:tab/>com.sun.star.comp.Calc.MWAWCalcImportFilter<text:line-break/><text:tab/>Flags<text:tab/>268959809</text:p>
      <text:p text:style-name="P1"/>
      <text:p text:style-name="P1">PBM - Portable Bitmap<text:line-break/><text:tab/>Finalized<text:tab/>False<text:line-break/><text:tab/>UIName<text:tab/>PBM - Portable Bitmap<text:line-break/><text:tab/>UINames<text:line-break/><text:tab/><text:tab/>en-US<text:tab/>PBM - Portable Bitmap<text:line-break/><text:tab/><text:tab/>fr<text:tab/>PBM - Portable Bitmap<text:line-break/><text:tab/>TemplateName<text:tab/><text:line-break/><text:tab/>Type<text:tab/>pbm_Portable_Bitmap<text:line-break/><text:tab/>Mandatory<text:tab/>False<text:line-break/><text:soft-page-break/><text:tab/>DocumentService<text:tab/>com.sun.star.drawing.DrawingDocument<text:line-break/><text:tab/>UserData<text:line-break/><text:tab/>Name<text:tab/>PBM - Portable Bitmap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BMP - MS Windows<text:line-break/><text:tab/>Finalized<text:tab/>False<text:line-break/><text:tab/>UIName<text:tab/>BMP - Windows Bitmap<text:line-break/><text:tab/>UINames<text:line-break/><text:tab/><text:tab/>en-US<text:tab/>BMP - Windows Bitmap<text:line-break/><text:tab/><text:tab/>fr<text:tab/>BMP - Windows Bitmap<text:line-break/><text:tab/>TemplateName<text:tab/><text:line-break/><text:tab/>Type<text:tab/>bmp_MS_Windows<text:line-break/><text:tab/>Mandatory<text:tab/>False<text:line-break/><text:tab/>DocumentService<text:tab/>com.sun.star.drawing.DrawingDocument<text:line-break/><text:tab/>UserData<text:line-break/><text:tab/>Name<text:tab/>BMP - MS Windows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XPM<text:line-break/><text:tab/>Finalized<text:tab/>False<text:line-break/><text:tab/>UIName<text:tab/>XPM - X PixMap<text:line-break/><text:tab/>UINames<text:line-break/><text:tab/><text:tab/>en-US<text:tab/>XPM - X PixMap<text:line-break/><text:tab/><text:tab/>fr<text:tab/>XPM - X PixMap<text:line-break/><text:tab/>TemplateName<text:tab/><text:line-break/><text:tab/>Type<text:tab/>xpm_XPM<text:line-break/><text:tab/>Mandatory<text:tab/>False<text:line-break/><text:tab/>DocumentService<text:tab/>com.sun.star.drawing.DrawingDocument<text:line-break/><text:tab/>UserData<text:line-break/><text:tab/>Name<text:tab/>XPM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S Excel 2003 XML<text:line-break/><text:tab/>Finalized<text:tab/>False<text:line-break/><text:tab/>UIName<text:tab/>Microsoft Excel 2003 XML<text:line-break/><text:tab/>UINames<text:line-break/><text:tab/><text:tab/>en-US<text:tab/>Microsoft Excel 2003 XML<text:line-break/><text:tab/><text:tab/>fr<text:tab/>Microsoft Excel 2003 XML<text:line-break/><text:tab/>TemplateName<text:tab/><text:line-break/><text:tab/>Type<text:tab/>calc_MS_Excel_2003_XML<text:line-break/><text:tab/>Mandatory<text:tab/>False<text:line-break/><text:tab/>DocumentService<text:tab/>com.sun.star.sheet.SpreadsheetDocument<text:line-break/><text:soft-page-break/><text:tab/>UserData<text:line-break/><text:tab/><text:tab/>com.sun.star.documentconversion.XSLTFilter<text:line-break/><text:tab/><text:tab/><text:line-break/><text:tab/><text:tab/>com.sun.star.comp.Calc.XMLOasisImporter<text:line-break/><text:tab/><text:tab/>com.sun.star.comp.Calc.XMLOasisExporter<text:line-break/><text:tab/><text:tab/>../share/xslt/import/spreadsheetml/spreadsheetml2ooo.xsl<text:line-break/><text:tab/><text:tab/>../share/xslt/export/spreadsheetml/ooo2spreadsheetml.xsl<text:line-break/><text:tab/>Name<text:tab/>MS Excel 2003 XML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draw_wmf_Export<text:line-break/><text:tab/>Finalized<text:tab/>False<text:line-break/><text:tab/>UIName<text:tab/>WMF - Windows Metafile<text:line-break/><text:tab/>UINames<text:line-break/><text:tab/><text:tab/>en-US<text:tab/>WMF - Windows Metafile<text:line-break/><text:tab/><text:tab/>fr<text:tab/>WMF - Windows Metafile<text:line-break/><text:tab/>TemplateName<text:tab/><text:line-break/><text:tab/>Type<text:tab/>wmf_MS_Windows_Metafile<text:line-break/><text:tab/>Mandatory<text:tab/>False<text:line-break/><text:tab/>DocumentService<text:tab/>com.sun.star.drawing.DrawingDocument<text:line-break/><text:tab/>UserData<text:line-break/><text:tab/>Name<text:tab/>draw_wm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draw_jpg_Export<text:line-break/><text:tab/>Finalized<text:tab/>False<text:line-break/><text:tab/>UIName<text:tab/>JPEG - Joint Photographic Experts Group<text:line-break/><text:tab/>UINames<text:line-break/><text:tab/><text:tab/>en-US<text:tab/>JPEG - Joint Photographic Experts Group<text:line-break/><text:tab/><text:tab/>fr<text:tab/>JPEG - Joint Photographic Experts Group<text:line-break/><text:tab/>TemplateName<text:tab/><text:line-break/><text:tab/>Type<text:tab/>jpg_JPEG<text:line-break/><text:tab/>Mandatory<text:tab/>False<text:line-break/><text:tab/>DocumentService<text:tab/>com.sun.star.drawing.DrawingDocument<text:line-break/><text:tab/>UserData<text:line-break/><text:tab/>Name<text:tab/>draw_jpg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MS Word 97 Vorlage<text:line-break/><text:tab/>Finalized<text:tab/>False<text:line-break/><text:tab/>UIName<text:tab/>Modèle Microsoft Word 97-2003<text:line-break/><text:tab/>UINames<text:line-break/><text:tab/><text:tab/>en-US<text:tab/>Microsoft Word 97-2003 Template<text:line-break/><text:soft-page-break/><text:tab/><text:tab/>fr<text:tab/>Modèle Microsoft Word 97-2003<text:line-break/><text:tab/>TemplateName<text:tab/><text:line-break/><text:tab/>Type<text:tab/>writer_MS_Word_97_Vorlage<text:line-break/><text:tab/>Mandatory<text:tab/>False<text:line-break/><text:tab/>DocumentService<text:tab/>com.sun.star.text.TextDocument<text:line-break/><text:tab/>UserData<text:line-break/><text:tab/><text:tab/>CWW8<text:line-break/><text:tab/>Name<text:tab/>MS Word 97 Vorlage<text:line-break/><text:tab/>FileFormatVersion<text:tab/>0<text:line-break/><text:tab/>UIComponent<text:tab/><text:line-break/><text:tab/>FilterService<text:tab/><text:line-break/><text:tab/>Flags<text:tab/>50331735</text:p>
      <text:p text:style-name="P1"/>
      <text:p text:style-name="P1">draw_pdf_import<text:line-break/><text:tab/>Finalized<text:tab/>False<text:line-break/><text:tab/>UIName<text:tab/>PDF - Portable Document Format (Draw)<text:line-break/><text:tab/>UINames<text:line-break/><text:tab/><text:tab/>x-default<text:tab/>PDF - Portable Document Format (Draw)<text:line-break/><text:tab/>TemplateName<text:tab/><text:line-break/><text:tab/>Type<text:tab/>pdf_Portable_Document_Format<text:line-break/><text:tab/>Mandatory<text:tab/>False<text:line-break/><text:tab/>DocumentService<text:tab/>com.sun.star.drawing.DrawingDocument<text:line-break/><text:tab/>UserData<text:line-break/><text:tab/><text:tab/>org.libreoffice.comp.documents.DrawPDFImport<text:line-break/><text:tab/><text:tab/><text:line-break/><text:tab/><text:tab/>com.sun.star.comp.Draw.XMLOasisImporter<text:line-break/><text:tab/><text:tab/><text:line-break/><text:tab/><text:tab/><text:line-break/><text:tab/><text:tab/><text:line-break/><text:tab/><text:tab/>true<text:line-break/><text:tab/>Name<text:tab/>draw_pdf_import<text:line-break/><text:tab/>FileFormatVersion<text:tab/>0<text:line-break/><text:tab/>UIComponent<text:tab/><text:line-break/><text:tab/>FilterService<text:tab/>com.sun.star.comp.Writer.XmlFilterAdaptor<text:line-break/><text:tab/>Flags<text:tab/>1342701633</text:p>
      <text:p text:style-name="P1"/>
      <text:p text:style-name="P1">Impress Office Open XML AutoPlay<text:line-break/><text:tab/>Finalized<text:tab/>False<text:line-break/><text:tab/>UIName<text:tab/>Présentation Office Open XML AutoPlay<text:line-break/><text:tab/>UINames<text:line-break/><text:tab/><text:tab/>en-US<text:tab/>Office Open XML Presentation AutoPlay<text:line-break/><text:tab/><text:tab/>fr<text:tab/>Présentation Office Open XML AutoPlay<text:line-break/><text:tab/>TemplateName<text:tab/><text:line-break/><text:tab/>Type<text:tab/>Office Open XML Presentation AutoPlay<text:line-break/><text:tab/>Mandatory<text:tab/>False<text:line-break/><text:tab/>DocumentService<text:tab/>com.sun.star.presentation.PresentationDocument<text:line-break/><text:tab/>UserData<text:line-break/><text:tab/>Name<text:tab/>Impress Office Open XML AutoPlay<text:line-break/><text:tab/>FileFormatVersion<text:tab/>0<text:line-break/><text:tab/>UIComponent<text:tab/><text:line-break/><text:tab/>FilterService<text:tab/>com.sun.star.comp.oox.ppt.PowerPointImport<text:line-break/><text:tab/>Flags<text:tab/>856162371</text:p>
      <text:p text:style-name="P1"><text:soft-page-break/></text:p>
      <text:p text:style-name="P1">draw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drawing.DrawingDocument<text:line-break/><text:tab/>UserData<text:line-break/><text:tab/>Name<text:tab/>draw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draw_eps_Export<text:line-break/><text:tab/>Finalized<text:tab/>False<text:line-break/><text:tab/>UIName<text:tab/>EPS - Encapsulated PostScript<text:line-break/><text:tab/>UINames<text:line-break/><text:tab/><text:tab/>en-US<text:tab/>EPS - Encapsulated PostScript<text:line-break/><text:tab/><text:tab/>fr<text:tab/>EPS - Encapsulated PostScript<text:line-break/><text:tab/>TemplateName<text:tab/><text:line-break/><text:tab/>Type<text:tab/>eps_Encapsulated_PostScript<text:line-break/><text:tab/>Mandatory<text:tab/>False<text:line-break/><text:tab/>DocumentService<text:tab/>com.sun.star.drawing.DrawingDocument<text:line-break/><text:tab/>UserData<text:line-break/><text:tab/>Name<text:tab/>draw_eps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draw_bmp_Export<text:line-break/><text:tab/>Finalized<text:tab/>False<text:line-break/><text:tab/>UIName<text:tab/>BMP - Windows Bitmap<text:line-break/><text:tab/>UINames<text:line-break/><text:tab/><text:tab/>en-US<text:tab/>BMP - Windows Bitmap<text:line-break/><text:tab/><text:tab/>fr<text:tab/>BMP - Windows Bitmap<text:line-break/><text:tab/>TemplateName<text:tab/><text:line-break/><text:tab/>Type<text:tab/>bmp_MS_Windows<text:line-break/><text:tab/>Mandatory<text:tab/>False<text:line-break/><text:tab/>DocumentService<text:tab/>com.sun.star.drawing.DrawingDocument<text:line-break/><text:tab/>UserData<text:line-break/><text:tab/>Name<text:tab/>draw_bmp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<text:soft-page-break/>calc_png_Export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tab/>TemplateName<text:tab/><text:line-break/><text:tab/>Type<text:tab/>png_Portable_Network_Graphic<text:line-break/><text:tab/>Mandatory<text:tab/>False<text:line-break/><text:tab/>DocumentService<text:tab/>com.sun.star.sheet.SpreadsheetDocument<text:line-break/><text:tab/>UserData<text:line-break/><text:tab/>Name<text:tab/>calc_png_Export<text:line-break/><text:tab/>FileFormatVersion<text:tab/>0<text:line-break/><text:tab/>UIComponent<text:tab/>com.sun.star.comp.GraphicExportDialog<text:line-break/><text:tab/>FilterService<text:tab/>com.sun.star.comp.GraphicExportFilter<text:line-break/><text:tab/>Flags<text:tab/>524354</text:p>
      <text:p text:style-name="P1"/>
      <text:p text:style-name="P1">draw_html_Export<text:line-break/><text:tab/>Finalized<text:tab/>False<text:line-break/><text:tab/>UIName<text:tab/>Document HTML (Draw)<text:line-break/><text:tab/>UINames<text:line-break/><text:tab/><text:tab/>en-US<text:tab/>HTML Document (Draw)<text:line-break/><text:tab/><text:tab/>fr<text:tab/>Document HTML (Draw)<text:line-break/><text:tab/>TemplateName<text:tab/><text:line-break/><text:tab/>Type<text:tab/>graphic_HTML<text:line-break/><text:tab/>Mandatory<text:tab/>False<text:line-break/><text:tab/>DocumentService<text:tab/>com.sun.star.drawing.DrawingDocument<text:line-break/><text:tab/>UserData<text:line-break/><text:tab/>Name<text:tab/>draw_html_Export<text:line-break/><text:tab/>FileFormatVersion<text:tab/>0<text:line-break/><text:tab/>UIComponent<text:tab/>com.sun.star.comp.draw.SdHtmlOptionsDialog<text:line-break/><text:tab/>FilterService<text:tab/><text:line-break/><text:tab/>Flags<text:tab/>66</text:p>
      <text:p text:style-name="P1"/>
      <text:p text:style-name="P1">writer_web_png_Export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tab/>TemplateName<text:tab/><text:line-break/><text:tab/>Type<text:tab/>png_Portable_Network_Graphic<text:line-break/><text:tab/>Mandatory<text:tab/>False<text:line-break/><text:tab/>DocumentService<text:tab/>com.sun.star.text.WebDocument<text:line-break/><text:tab/>UserData<text:line-break/><text:tab/>Name<text:tab/>writer_web_png_Export<text:line-break/><text:tab/>FileFormatVersion<text:tab/>0<text:line-break/><text:tab/>UIComponent<text:tab/>com.sun.star.comp.GraphicExportDialog<text:line-break/><text:tab/>FilterService<text:tab/>com.sun.star.comp.GraphicExportFilter<text:line-break/><text:tab/>Flags<text:tab/>524354</text:p>
      <text:p text:style-name="P1"/>
      <text:p text:style-name="P1"><text:soft-page-break/>MS Excel 97<text:line-break/><text:tab/>Finalized<text:tab/>False<text:line-break/><text:tab/>UIName<text:tab/>Microsoft Excel 97-2003<text:line-break/><text:tab/>UINames<text:line-break/><text:tab/><text:tab/>en-US<text:tab/>Microsoft Excel 97-2003<text:line-break/><text:tab/><text:tab/>fr<text:tab/>Microsoft Excel 97-2003<text:line-break/><text:tab/>TemplateName<text:tab/><text:line-break/><text:tab/>Type<text:tab/>calc_MS_Excel_97<text:line-break/><text:tab/>Mandatory<text:tab/>False<text:line-break/><text:tab/>DocumentService<text:tab/>com.sun.star.sheet.SpreadsheetDocument<text:line-break/><text:tab/>UserData<text:line-break/><text:tab/>Name<text:tab/>MS Excel 97<text:line-break/><text:tab/>FileFormatVersion<text:tab/>0<text:line-break/><text:tab/>UIComponent<text:tab/><text:line-break/><text:tab/>FilterService<text:tab/><text:line-break/><text:tab/>Flags<text:tab/>318767171</text:p>
      <text:p text:style-name="P1"/>
      <text:p text:style-name="P1">UOF spreadsheet<text:line-break/><text:tab/>Finalized<text:tab/>False<text:line-break/><text:tab/>UIName<text:tab/>Classeur Unified Office Format<text:line-break/><text:tab/>UINames<text:line-break/><text:tab/><text:tab/>en-US<text:tab/>Unified Office Format spreadsheet<text:line-break/><text:tab/><text:tab/>fr<text:tab/>Classeur Unified Office Format<text:line-break/><text:tab/>TemplateName<text:tab/><text:line-break/><text:tab/>Type<text:tab/>Unified_Office_Format_spreadsheet<text:line-break/><text:tab/>Mandatory<text:tab/>False<text:line-break/><text:tab/>DocumentService<text:tab/>com.sun.star.sheet.SpreadsheetDocument<text:line-break/><text:tab/>UserData<text:line-break/><text:tab/><text:tab/>com.sun.star.documentconversion.XSLTFilter<text:line-break/><text:tab/><text:tab/><text:line-break/><text:tab/><text:tab/>com.sun.star.comp.Calc.XMLOasisImporter<text:line-break/><text:tab/><text:tab/>com.sun.star.comp.Calc.XMLOasisExporter<text:line-break/><text:tab/><text:tab/>../share/xslt/import/uof/uof2odf_spreadsheet.xsl<text:line-break/><text:tab/><text:tab/>../share/xslt/export/uof/odf2uof_spreadsheet.xsl<text:line-break/><text:tab/>Name<text:tab/>UOF spreadsheet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HTML (StarCalc)<text:line-break/><text:tab/>Finalized<text:tab/>False<text:line-break/><text:tab/>UIName<text:tab/>Document HTML (Calc)<text:line-break/><text:tab/>UINames<text:line-break/><text:tab/><text:tab/>en-US<text:tab/>HTML Document (Calc)<text:line-break/><text:tab/><text:tab/>fr<text:tab/>Document HTML (Calc)<text:line-break/><text:tab/>TemplateName<text:tab/><text:line-break/><text:tab/>Type<text:tab/>generic_HTML<text:line-break/><text:tab/>Mandatory<text:tab/>False<text:line-break/><text:tab/>DocumentService<text:tab/>com.sun.star.sheet.SpreadsheetDocument<text:line-break/><text:tab/>UserData<text:line-break/><text:tab/>Name<text:tab/>HTML (StarCalc)<text:line-break/><text:soft-page-break/><text:tab/>FileFormatVersion<text:tab/>0<text:line-break/><text:tab/>UIComponent<text:tab/>com.sun.star.comp.Calc.FilterOptionsDialog<text:line-break/><text:tab/>FilterService<text:tab/><text:line-break/><text:tab/>Flags<text:tab/>67</text:p>
      <text:p text:style-name="P1"/>
      <text:p text:style-name="P1">WMF - MS Windows Metafile<text:line-break/><text:tab/>Finalized<text:tab/>False<text:line-break/><text:tab/>UIName<text:tab/>WMF - Windows Metafile<text:line-break/><text:tab/>UINames<text:line-break/><text:tab/><text:tab/>en-US<text:tab/>WMF - Windows Metafile<text:line-break/><text:tab/><text:tab/>fr<text:tab/>WMF - Windows Metafile<text:line-break/><text:tab/>TemplateName<text:tab/><text:line-break/><text:tab/>Type<text:tab/>wmf_MS_Windows_Metafile<text:line-break/><text:tab/>Mandatory<text:tab/>False<text:line-break/><text:tab/>DocumentService<text:tab/>com.sun.star.drawing.DrawingDocument<text:line-break/><text:tab/>UserData<text:line-break/><text:tab/>Name<text:tab/>WMF - MS Windows Meta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draw8_template<text:line-break/><text:tab/>Finalized<text:tab/>False<text:line-break/><text:tab/>UIName<text:tab/>Modèle de dessin ODF<text:line-break/><text:tab/>UINames<text:line-break/><text:tab/><text:tab/>en-US<text:tab/>ODF Drawing Template<text:line-break/><text:tab/><text:tab/>fr<text:tab/>Modèle de dessin ODF<text:line-break/><text:tab/>TemplateName<text:tab/><text:line-break/><text:tab/>Type<text:tab/>draw8_template<text:line-break/><text:tab/>Mandatory<text:tab/>False<text:line-break/><text:tab/>DocumentService<text:tab/>com.sun.star.drawing.DrawingDocument<text:line-break/><text:tab/>UserData<text:line-break/><text:tab/><text:tab/>CXMLV<text:line-break/><text:tab/>Name<text:tab/>draw8_template<text:lin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Visio Document<text:line-break/><text:tab/>Finalized<text:tab/>False<text:line-break/><text:tab/>UIName<text:tab/>Microsoft Visio 2000-2013<text:line-break/><text:tab/>UINames<text:line-break/><text:tab/><text:tab/>en-US<text:tab/>Microsoft Visio 2000-2013<text:line-break/><text:tab/><text:tab/>fr<text:tab/>Microsoft Visio 2000-2013<text:line-break/><text:tab/>TemplateName<text:tab/><text:line-break/><text:tab/>Type<text:tab/>draw_Visio_Document<text:line-break/><text:tab/>Mandatory<text:tab/>False<text:line-break/><text:tab/>DocumentService<text:tab/>com.sun.star.drawing.DrawingDocument<text:line-break/><text:tab/>UserData<text:line-break/><text:tab/>Name<text:tab/>Visio Document<text:line-break/><text:soft-page-break/><text:tab/>FileFormatVersion<text:tab/>0<text:line-break/><text:tab/>UIComponent<text:tab/><text:line-break/><text:tab/>FilterService<text:tab/>com.sun.star.comp.Draw.VisioImportFilter<text:line-break/><text:tab/>Flags<text:tab/>268959809</text:p>
      <text:p text:style-name="P1"/>
      <text:p text:style-name="P1">StarOffice_Writer<text:line-break/><text:tab/>Finalized<text:tab/>False<text:line-break/><text:tab/>UIName<text:tab/>Ancien document texte StarOffice<text:line-break/><text:tab/>UINames<text:line-break/><text:tab/><text:tab/>en-US<text:tab/>Legacy StarOffice Text Document<text:line-break/><text:tab/><text:tab/>fr<text:tab/>Ancien document texte StarOffice<text:line-break/><text:tab/>TemplateName<text:tab/><text:line-break/><text:tab/>Type<text:tab/>StarOffice_Writer<text:line-break/><text:tab/>Mandatory<text:tab/>False<text:line-break/><text:tab/>DocumentService<text:tab/>com.sun.star.text.TextDocument<text:line-break/><text:tab/>UserData<text:line-break/><text:tab/>Name<text:tab/>StarOffice_Writer<text:line-break/><text:tab/>FileFormatVersion<text:tab/>0<text:line-break/><text:tab/>UIComponent<text:tab/><text:line-break/><text:tab/>FilterService<text:tab/>org.libreoffice.comp.Writer.StarOfficeWriterImportFilter<text:line-break/><text:tab/>Flags<text:tab/>268959809</text:p>
      <text:p text:style-name="P1"/>
      <text:p text:style-name="P1">writer_StarOffice_XML_Writer_Template<text:line-break/><text:tab/>Finalized<text:tab/>False<text:line-break/><text:tab/>UIName<text:tab/>Modèle de document texte OpenOffice.org 1.0<text:line-break/><text:tab/>UINames<text:line-break/><text:tab/><text:tab/>en-US<text:tab/>OpenOffice.org 1.0 Text Document Template<text:line-break/><text:tab/><text:tab/>fr<text:tab/>Modèle de document texte OpenOffice.org 1.0<text:line-break/><text:tab/>TemplateName<text:tab/><text:line-break/><text:tab/>Type<text:tab/>writer_StarOffice_XML_Writer_Template<text:line-break/><text:tab/>Mandatory<text:tab/>False<text:line-break/><text:tab/>DocumentService<text:tab/>com.sun.star.text.TextDocument<text:line-break/><text:tab/>UserData<text:line-break/><text:tab/><text:tab/>CXMLV<text:line-break/><text:tab/>Name<text:tab/>writer_StarOffice_XML_Writer_Template<text:line-break/><text:tab/>FileFormatVersion<text:tab/>6200<text:line-break/><text:tab/>UIComponent<text:tab/><text:line-break/><text:tab/>FilterService<text:tab/><text:line-break/><text:tab/>Flags<text:tab/>16777333</text:p>
      <text:p text:style-name="P1"/>
      <text:p text:style-name="P1">calc8_template<text:line-break/><text:tab/>Finalized<text:tab/>False<text:line-break/><text:tab/>UIName<text:tab/>Modèle de classeur ODF<text:line-break/><text:tab/>UINames<text:line-break/><text:tab/><text:tab/>en-US<text:tab/>ODF Spreadsheet Template<text:line-break/><text:tab/><text:tab/>fr<text:tab/>Modèle de classeur ODF<text:line-break/><text:tab/>TemplateName<text:tab/><text:line-break/><text:tab/>Type<text:tab/>calc8_template<text:line-break/><text:tab/>Mandatory<text:tab/>False<text:line-break/><text:tab/>DocumentService<text:tab/>com.sun.star.sheet.SpreadsheetDocument<text:line-break/><text:tab/>UserData<text:line-break/><text:tab/>Name<text:tab/>calc8_template<text:line-break/><text:soft-pag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PSD - Adobe Photoshop<text:line-break/><text:tab/>Finalized<text:tab/>False<text:line-break/><text:tab/>UIName<text:tab/>PSD - Adobe Photoshop<text:line-break/><text:tab/>UINames<text:line-break/><text:tab/><text:tab/>en-US<text:tab/>PSD - Adobe Photoshop<text:line-break/><text:tab/><text:tab/>fr<text:tab/>PSD - Adobe Photoshop<text:line-break/><text:tab/>TemplateName<text:tab/><text:line-break/><text:tab/>Type<text:tab/>psd_Adobe_Photoshop<text:line-break/><text:tab/>Mandatory<text:tab/>False<text:line-break/><text:tab/>DocumentService<text:tab/>com.sun.star.drawing.DrawingDocument<text:line-break/><text:tab/>UserData<text:line-break/><text:tab/>Name<text:tab/>PSD - Adobe Photoshop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writer_web_StarOffice_XML_Writer_Web_Template<text:line-break/><text:tab/>Finalized<text:tab/>False<text:line-break/><text:tab/>UIName<text:tab/>Modèle HTML OpenOffice.org 1.0<text:line-break/><text:tab/>UINames<text:line-break/><text:tab/><text:tab/>en-US<text:tab/>OpenOffice.org 1.0 HTML Template<text:line-break/><text:tab/><text:tab/>fr<text:tab/>Modèle HTML OpenOffice.org 1.0<text:line-break/><text:tab/>TemplateName<text:tab/><text:line-break/><text:tab/>Type<text:tab/>writer_web_StarOffice_XML_Writer_Web_Template<text:line-break/><text:tab/>Mandatory<text:tab/>False<text:line-break/><text:tab/>DocumentService<text:tab/>com.sun.star.text.WebDocument<text:line-break/><text:tab/>UserData<text:line-break/><text:tab/><text:tab/>CXMLVWEB<text:line-break/><text:tab/>Name<text:tab/>writer_web_StarOffice_XML_Writer_Web_Template<text:line-break/><text:tab/>FileFormatVersion<text:tab/>6200<text:line-break/><text:tab/>UIComponent<text:tab/><text:line-break/><text:tab/>FilterService<text:tab/><text:line-break/><text:tab/>Flags<text:tab/>16777333</text:p>
      <text:p text:style-name="P1"/>
      <text:p text:style-name="P1">StarOffice XML (Base) Report<text:line-break/><text:tab/>Finalized<text:tab/>False<text:line-break/><text:tab/>UIName<text:tab/>Rapport de base de données ODF<text:line-break/><text:tab/>UINames<text:line-break/><text:tab/><text:tab/>en-US<text:tab/>ODF Database Report<text:line-break/><text:tab/><text:tab/>fr<text:tab/>Rapport de base de données ODF<text:line-break/><text:tab/>TemplateName<text:tab/><text:line-break/><text:tab/>Type<text:tab/>StarBaseReport<text:line-break/><text:tab/>Mandatory<text:tab/>False<text:line-break/><text:tab/>DocumentService<text:tab/>com.sun.star.report.ReportDefinition<text:line-break/><text:tab/>UserData<text:line-break/><text:tab/>Name<text:tab/>StarOffice XML (Base) Report<text:line-break/><text:soft-page-break/><text:tab/>FileFormatVersion<text:tab/>6800<text:line-break/><text:tab/>UIComponent<text:tab/><text:line-break/><text:tab/>FilterService<text:tab/><text:line-break/><text:tab/>Flags<text:tab/>528675</text:p>
      <text:p text:style-name="P1"/>
      <text:p text:style-name="P1">BroadBand eBook<text:line-break/><text:tab/>Finalized<text:tab/>False<text:line-break/><text:tab/>UIName<text:tab/>BroadBand eBook<text:line-break/><text:tab/>UINames<text:line-break/><text:tab/><text:tab/>en-US<text:tab/>BroadBand eBook<text:line-break/><text:tab/><text:tab/>fr<text:tab/>BroadBand eBook<text:line-break/><text:tab/>TemplateName<text:tab/><text:line-break/><text:tab/>Type<text:tab/>writer_BroadBand_eBook<text:line-break/><text:tab/>Mandatory<text:tab/>False<text:line-break/><text:tab/>DocumentService<text:tab/>com.sun.star.text.TextDocument<text:line-break/><text:tab/>UserData<text:line-break/><text:tab/>Name<text:tab/>BroadBand eBook<text:line-break/><text:tab/>FileFormatVersion<text:tab/>0<text:line-break/><text:tab/>UIComponent<text:tab/><text:line-break/><text:tab/>FilterService<text:tab/>org.libreoffice.comp.Writer.EBookImportFilter<text:line-break/><text:tab/>Flags<text:tab/>268959809</text:p>
      <text:p text:style-name="P1"/>
      <text:p text:style-name="P1">Text (encoded)<text:line-break/><text:tab/>Finalized<text:tab/>False<text:line-break/><text:tab/>UIName<text:tab/>Texte - Choisir l'encodage<text:line-break/><text:tab/>UINames<text:line-break/><text:tab/><text:tab/>en-US<text:tab/>Text - Choose Encoding<text:line-break/><text:tab/><text:tab/>fr<text:tab/>Texte - Choisir l'encodage<text:line-break/><text:tab/>TemplateName<text:tab/><text:line-break/><text:tab/>Type<text:tab/>generic_Text<text:line-break/><text:tab/>Mandatory<text:tab/>False<text:line-break/><text:tab/>DocumentService<text:tab/>com.sun.star.text.TextDocument<text:line-break/><text:tab/>UserData<text:line-break/><text:tab/><text:tab/>TEXT_DLG<text:line-break/><text:tab/>Name<text:tab/>Text (encoded)<text:line-break/><text:tab/>FileFormatVersion<text:tab/>0<text:line-break/><text:tab/>UIComponent<text:tab/>com.sun.star.comp.Writer.FilterOptionsDialog<text:line-break/><text:tab/>FilterService<text:tab/><text:line-break/><text:tab/>ExportExtension<text:tab/>txt<text:line-break/><text:tab/>Flags<text:tab/>67</text:p>
      <text:p text:style-name="P1"/>
      <text:p text:style-name="P1">SGF - StarOffice Writer SGF<text:line-break/><text:tab/>Finalized<text:tab/>False<text:line-break/><text:tab/>UIName<text:tab/>SGF - StarWriter Graphics Format<text:line-break/><text:tab/>UINames<text:line-break/><text:tab/><text:tab/>en-US<text:tab/>SGF - StarWriter Graphics Format<text:line-break/><text:tab/><text:tab/>fr<text:tab/>SGF - StarWriter Graphics Format<text:line-break/><text:tab/>TemplateName<text:tab/><text:line-break/><text:tab/>Type<text:tab/>sgf_StarOffice_Writer_SGF<text:line-break/><text:tab/>Mandatory<text:tab/>False<text:line-break/><text:tab/>DocumentService<text:tab/>com.sun.star.drawing.DrawingDocument<text:line-break/><text:tab/>UserData<text:line-break/><text:soft-page-break/><text:tab/>Name<text:tab/>SGF - StarOffice Writer SGF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ac_Works_Calc<text:line-break/><text:tab/>Finalized<text:tab/>False<text:line-break/><text:tab/>UIName<text:tab/>Classeur Microsoft Works pour Mac (v1 - v4)<text:line-break/><text:tab/>UINames<text:line-break/><text:tab/><text:tab/>en-US<text:tab/>Microsoft Works for Mac Spreadsheet (v1 - v4)<text:line-break/><text:tab/><text:tab/>fr<text:tab/>Classeur Microsoft Works pour Mac (v1 - v4)<text:line-break/><text:tab/>TemplateName<text:tab/><text:line-break/><text:tab/>Type<text:tab/>calc_Mac_Works<text:line-break/><text:tab/>Mandatory<text:tab/>False<text:line-break/><text:tab/>DocumentService<text:tab/>com.sun.star.sheet.SpreadsheetDocument<text:line-break/><text:tab/>UserData<text:line-break/><text:tab/>Name<text:tab/>Mac_Works_Calc<text:line-break/><text:tab/>FileFormatVersion<text:tab/>0<text:line-break/><text:tab/>UIComponent<text:tab/><text:line-break/><text:tab/>FilterService<text:tab/>com.sun.star.comp.Calc.MWAWCalcImportFilter<text:line-break/><text:tab/>Flags<text:tab/>268959809</text:p>
      <text:p text:style-name="P1"/>
      <text:p text:style-name="P1">ADO Rowset XML<text:line-break/><text:tab/>Finalized<text:tab/>False<text:line-break/><text:tab/>UIName<text:tab/>Bloc XML ADO<text:line-break/><text:tab/>UINames<text:line-break/><text:tab/><text:tab/>en-US<text:tab/>ADO Rowset XML<text:line-break/><text:tab/><text:tab/>fr<text:tab/>Bloc XML ADO<text:line-break/><text:tab/>TemplateName<text:tab/><text:line-break/><text:tab/>Type<text:tab/>calc_ADO_rowset_XML<text:line-break/><text:tab/>Mandatory<text:tab/>False<text:line-break/><text:tab/>DocumentService<text:tab/>com.sun.star.sheet.SpreadsheetDocument<text:line-break/><text:tab/>UserData<text:line-break/><text:tab/><text:tab/>com.sun.star.documentconversion.XSLTFilter<text:line-break/><text:tab/><text:tab/><text:line-break/><text:tab/><text:tab/>com.sun.star.comp.Calc.XMLOasisImporter<text:line-break/><text:tab/><text:tab/>com.sun.star.comp.Calc.XMLOasisExporter<text:line-break/><text:tab/><text:tab/>../share/xslt/import/spreadsheetml/adorowset2ods.xsl<text:line-break/><text:tab/><text:tab/><text:line-break/><text:tab/>Name<text:tab/>ADO Rowset XML<text:line-break/><text:tab/>FileFormatVersion<text:tab/>0<text:line-break/><text:tab/>UIComponent<text:tab/><text:line-break/><text:tab/>FilterService<text:tab/>com.sun.star.comp.Writer.XmlFilterAdaptor<text:line-break/><text:tab/>Flags<text:tab/>524353</text:p>
      <text:p text:style-name="P1"/>
      <text:p text:style-name="P1">draw_png_Export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soft-page-break/><text:tab/>TemplateName<text:tab/><text:line-break/><text:tab/>Type<text:tab/>png_Portable_Network_Graphic<text:line-break/><text:tab/>Mandatory<text:tab/>False<text:line-break/><text:tab/>DocumentService<text:tab/>com.sun.star.drawing.DrawingDocument<text:line-break/><text:tab/>UserData<text:line-break/><text:tab/>Name<text:tab/>draw_png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impress_html_Export<text:line-break/><text:tab/>Finalized<text:tab/>False<text:line-break/><text:tab/>UIName<text:tab/>Document HTML (Impress)<text:line-break/><text:tab/>UINames<text:line-break/><text:tab/><text:tab/>en-US<text:tab/>HTML Document (Impress)<text:line-break/><text:tab/><text:tab/>fr<text:tab/>Document HTML (Impress)<text:line-break/><text:tab/>TemplateName<text:tab/><text:line-break/><text:tab/>Type<text:tab/>graphic_HTML<text:line-break/><text:tab/>Mandatory<text:tab/>False<text:line-break/><text:tab/>DocumentService<text:tab/>com.sun.star.presentation.PresentationDocument<text:line-break/><text:tab/>UserData<text:line-break/><text:tab/>Name<text:tab/>impress_html_Export<text:line-break/><text:tab/>FileFormatVersion<text:tab/>0<text:line-break/><text:tab/>UIComponent<text:tab/>com.sun.star.comp.draw.SdHtmlOptionsDialog<text:line-break/><text:tab/>FilterService<text:tab/><text:line-break/><text:tab/>Flags<text:tab/>66</text:p>
      <text:p text:style-name="P1"/>
      <text:p text:style-name="P1">writerglobal8<text:line-break/><text:tab/>Finalized<text:tab/>False<text:line-break/><text:tab/>UIName<text:tab/>Document maître ODF<text:line-break/><text:tab/>UINames<text:line-break/><text:tab/><text:tab/>en-US<text:tab/>ODF Master Document<text:line-break/><text:tab/><text:tab/>fr<text:tab/>Document maître ODF<text:line-break/><text:tab/>TemplateName<text:tab/><text:line-break/><text:tab/>Type<text:tab/>writerglobal8<text:line-break/><text:tab/>Mandatory<text:tab/>False<text:line-break/><text:tab/>DocumentService<text:tab/>com.sun.star.text.GlobalDocument<text:line-break/><text:tab/>UserData<text:line-break/><text:tab/><text:tab/>CXML<text:line-break/><text:tab/>Name<text:tab/>writerglobal8<text:line-break/><text:tab/>FileFormatVersion<text:tab/>6800<text:line-break/><text:tab/>UIComponent<text:tab/><text:line-break/><text:tab/>FilterService<text:tab/><text:line-break/><text:tab/>Flags<text:tab/>318767143</text:p>
      <text:p text:style-name="P1"/>
      <text:p text:style-name="P1">Plucker eBook<text:line-break/><text:tab/>Finalized<text:tab/>False<text:line-break/><text:tab/>UIName<text:tab/>Plucker eBook<text:line-break/><text:tab/>UINames<text:line-break/><text:tab/><text:tab/>en-US<text:tab/>Plucker eBook<text:line-break/><text:tab/><text:tab/>fr<text:tab/>Plucker eBook<text:line-break/><text:soft-page-break/><text:tab/>TemplateName<text:tab/><text:line-break/><text:tab/>Type<text:tab/>writer_Plucker_eBook<text:line-break/><text:tab/>Mandatory<text:tab/>False<text:line-break/><text:tab/>DocumentService<text:tab/>com.sun.star.text.TextDocument<text:line-break/><text:tab/>UserData<text:line-break/><text:tab/>Name<text:tab/>Plucker eBook<text:line-break/><text:tab/>FileFormatVersion<text:tab/>0<text:line-break/><text:tab/>UIComponent<text:tab/><text:line-break/><text:tab/>FilterService<text:tab/>org.libreoffice.comp.Writer.EBookImportFilter<text:line-break/><text:tab/>Flags<text:tab/>268959809</text:p>
      <text:p text:style-name="P1"/>
      <text:p text:style-name="P1">PPM - Portable Pixelmap<text:line-break/><text:tab/>Finalized<text:tab/>False<text:line-break/><text:tab/>UIName<text:tab/>PPM - Portable Pixelmap<text:line-break/><text:tab/>UINames<text:line-break/><text:tab/><text:tab/>en-US<text:tab/>PPM - Portable Pixelmap<text:line-break/><text:tab/><text:tab/>fr<text:tab/>PPM - Portable Pixelmap<text:line-break/><text:tab/>TemplateName<text:tab/><text:line-break/><text:tab/>Type<text:tab/>ppm_Portable_Pixelmap<text:line-break/><text:tab/>Mandatory<text:tab/>False<text:line-break/><text:tab/>DocumentService<text:tab/>com.sun.star.drawing.DrawingDocument<text:line-break/><text:tab/>UserData<text:line-break/><text:tab/>Name<text:tab/>PPM - Portable Pixelmap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S Excel 5.0/95<text:line-break/><text:tab/>Finalized<text:tab/>False<text:line-break/><text:tab/>UIName<text:tab/>Microsoft Excel 5.0<text:line-break/><text:tab/>UINames<text:line-break/><text:tab/><text:tab/>en-US<text:tab/>Microsoft Excel 5.0<text:line-break/><text:tab/><text:tab/>fr<text:tab/>Microsoft Excel 5.0<text:line-break/><text:tab/>TemplateName<text:tab/><text:line-break/><text:tab/>Type<text:tab/>calc_MS_Excel_5095<text:line-break/><text:tab/>Mandatory<text:tab/>False<text:line-break/><text:tab/>DocumentService<text:tab/>com.sun.star.sheet.SpreadsheetDocument<text:line-break/><text:tab/>UserData<text:line-break/><text:tab/>Name<text:tab/>MS Excel 5.0/95<text:line-break/><text:tab/>FileFormatVersion<text:tab/>0<text:line-break/><text:tab/>UIComponent<text:tab/><text:line-break/><text:tab/>FilterService<text:tab/><text:line-break/><text:tab/>Flags<text:tab/>268435521</text:p>
      <text:p text:style-name="P1"/>
      <text:p text:style-name="P1">MS WinWord 6.0<text:line-break/><text:tab/>Finalized<text:tab/>False<text:line-break/><text:tab/>UIName<text:tab/>Microsoft Word 6.0<text:line-break/><text:tab/>UINames<text:line-break/><text:tab/><text:tab/>en-US<text:tab/>Microsoft Word 6.0<text:line-break/><text:tab/><text:tab/>fr<text:tab/>Microsoft Word 6.0<text:line-break/><text:tab/>TemplateName<text:tab/><text:line-break/><text:soft-page-break/><text:tab/>Type<text:tab/>writer_MS_WinWord_60<text:line-break/><text:tab/>Mandatory<text:tab/>False<text:line-break/><text:tab/>DocumentService<text:tab/>com.sun.star.text.TextDocument<text:line-break/><text:tab/>UserData<text:line-break/><text:tab/><text:tab/>CWW6<text:line-break/><text:tab/>Name<text:tab/>MS WinWord 6.0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presentation.PresentationDocument<text:line-break/><text:tab/>UserData<text:line-break/><text:tab/>Name<text:tab/>impress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writer_web_StarOffice_XML_Writer<text:line-break/><text:tab/>Finalized<text:tab/>False<text:line-break/><text:tab/>UIName<text:tab/>Document texte (Writer/Web) OpenOffice.org 1.0<text:line-break/><text:tab/>UINames<text:line-break/><text:tab/><text:tab/>en-US<text:tab/>OpenOffice.org 1.0 Text Document (Writer/Web)<text:line-break/><text:tab/><text:tab/>fr<text:tab/>Document texte (Writer/Web) OpenOffice.org 1.0<text:line-break/><text:tab/>TemplateName<text:tab/><text:line-break/><text:tab/>Type<text:tab/>writer_StarOffice_XML_Writer<text:line-break/><text:tab/>Mandatory<text:tab/>False<text:line-break/><text:tab/>DocumentService<text:tab/>com.sun.star.text.WebDocument<text:line-break/><text:tab/>UserData<text:line-break/><text:tab/><text:tab/>CXML<text:line-break/><text:tab/>Name<text:tab/>writer_web_StarOffice_XML_Writer<text:line-break/><text:tab/>FileFormatVersion<text:tab/>6200<text:line-break/><text:tab/>UIComponent<text:tab/><text:line-break/><text:tab/>FilterService<text:tab/><text:line-break/><text:tab/>Flags<text:tab/>16777286</text:p>
      <text:p text:style-name="P1"/>
      <text:p text:style-name="P1">impress8<text:line-break/><text:tab/>Finalized<text:tab/>False<text:line-break/><text:tab/>UIName<text:tab/>Présentation ODF<text:line-break/><text:tab/>UINames<text:line-break/><text:tab/><text:tab/>en-US<text:tab/>ODF Presentation<text:line-break/><text:tab/><text:tab/>fr<text:tab/>Présentation ODF<text:line-break/><text:soft-page-break/><text:tab/>TemplateName<text:tab/><text:line-break/><text:tab/>Type<text:tab/>impress8<text:line-break/><text:tab/>Mandatory<text:tab/>False<text:line-break/><text:tab/>DocumentService<text:tab/>com.sun.star.presentation.PresentationDocument<text:line-break/><text:tab/>UserData<text:line-break/><text:tab/><text:tab/>XML<text:line-break/><text:tab/>Name<text:tab/>impress8<text:line-break/><text:tab/>FileFormatVersion<text:tab/>6800<text:line-break/><text:tab/>UIComponent<text:tab/><text:line-break/><text:tab/>FilterService<text:tab/><text:line-break/><text:tab/>Flags<text:tab/>318767399</text:p>
      <text:p text:style-name="P1"/>
      <text:p text:style-name="P1">Calc MS Excel 2007 XML Template<text:line-break/><text:tab/>Finalized<text:tab/>False<text:line-break/><text:tab/>UIName<text:tab/>Modèle Microsoft Excel 2007-2013 XML<text:line-break/><text:tab/>UINames<text:line-break/><text:tab/><text:tab/>en-US<text:tab/>Microsoft Excel 2007-2013 XML Template<text:line-break/><text:tab/><text:tab/>fr<text:tab/>Modèle Microsoft Excel 2007-2013 XML<text:line-break/><text:tab/>TemplateName<text:tab/><text:line-break/><text:tab/>Type<text:tab/>MS Excel 2007 XML Template<text:line-break/><text:tab/>Mandatory<text:tab/>False<text:line-break/><text:tab/>DocumentService<text:tab/>com.sun.star.sheet.SpreadsheetDocument<text:line-break/><text:tab/>UserData<text:line-break/><text:tab/>Name<text:tab/>Calc MS Excel 2007 XML Template<text:line-break/><text:tab/>FileFormatVersion<text:tab/>0<text:line-break/><text:tab/>UIComponent<text:tab/><text:line-break/><text:tab/>FilterService<text:tab/>com.sun.star.comp.oox.xls.ExcelFilter<text:line-break/><text:tab/>Flags<text:tab/>524373</text:p>
      <text:p text:style-name="P1"/>
      <text:p text:style-name="P1">StarOffice XML (Writer)<text:line-break/><text:tab/>Finalized<text:tab/>False<text:line-break/><text:tab/>UIName<text:tab/>Document texte OpenOffice.org 1.0<text:line-break/><text:tab/>UINames<text:line-break/><text:tab/><text:tab/>en-US<text:tab/>OpenOffice.org 1.0 Text Document<text:line-break/><text:tab/><text:tab/>fr<text:tab/>Document texte OpenOffice.org 1.0<text:line-break/><text:tab/>TemplateName<text:tab/><text:line-break/><text:tab/>Type<text:tab/>writer_StarOffice_XML_Writer<text:line-break/><text:tab/>Mandatory<text:tab/>False<text:line-break/><text:tab/>DocumentService<text:tab/>com.sun.star.text.TextDocument<text:line-break/><text:tab/>UserData<text:line-break/><text:tab/><text:tab/>CXML<text:line-break/><text:tab/>Name<text:tab/>StarOffice XML (Writer)<text:line-break/><text:tab/>FileFormatVersion<text:tab/>6200<text:line-break/><text:tab/>UIComponent<text:tab/><text:line-break/><text:tab/>FilterService<text:tab/><text:line-break/><text:tab/>Flags<text:tab/>285212773</text:p>
      <text:p text:style-name="P1"/>
      <text:p text:style-name="P1">MS Word 2007 XML Template<text:line-break/><text:tab/>Finalized<text:tab/>False<text:line-break/><text:tab/>UIName<text:tab/>Modèle Microsoft Word 2007-2013 XML<text:line-break/><text:tab/>UINames<text:line-break/><text:tab/><text:tab/>en-US<text:tab/>Microsoft Word 2007-2013 XML Template<text:line-break/><text:soft-page-break/><text:tab/><text:tab/>fr<text:tab/>Modèle Microsoft Word 2007-2013 XML<text:line-break/><text:tab/>TemplateName<text:tab/><text:line-break/><text:tab/>Type<text:tab/>writer_MS_Word_2007_Template<text:line-break/><text:tab/>Mandatory<text:tab/>False<text:line-break/><text:tab/>DocumentService<text:tab/>com.sun.star.text.TextDocument<text:line-break/><text:tab/>UserData<text:line-break/><text:tab/><text:tab/>OXML<text:line-break/><text:tab/>Name<text:tab/>MS Word 2007 XML Template<text:line-break/><text:tab/>FileFormatVersion<text:tab/>0<text:line-break/><text:tab/>UIComponent<text:tab/><text:line-break/><text:tab/>FilterService<text:tab/>com.sun.star.comp.Writer.WriterFilter<text:line-break/><text:tab/>Flags<text:tab/>524373</text:p>
      <text:p text:style-name="P1"/>
      <text:p text:style-name="P1">GIF - Graphics Interchange<text:line-break/><text:tab/>Finalized<text:tab/>False<text:line-break/><text:tab/>UIName<text:tab/>GIF - Graphics Interchange Format<text:line-break/><text:tab/>UINames<text:line-break/><text:tab/><text:tab/>en-US<text:tab/>GIF - Graphics Interchange Format<text:line-break/><text:tab/><text:tab/>fr<text:tab/>GIF - Graphics Interchange Format<text:line-break/><text:tab/>TemplateName<text:tab/><text:line-break/><text:tab/>Type<text:tab/>gif_Graphics_Interchange<text:line-break/><text:tab/>Mandatory<text:tab/>False<text:line-break/><text:tab/>DocumentService<text:tab/>com.sun.star.drawing.DrawingDocument<text:line-break/><text:tab/>UserData<text:line-break/><text:tab/>Name<text:tab/>GIF - Graphics Interchang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ath8<text:line-break/><text:tab/>Finalized<text:tab/>False<text:line-break/><text:tab/>UIName<text:tab/>Formule ODF<text:line-break/><text:tab/>UINames<text:line-break/><text:tab/><text:tab/>en-US<text:tab/>ODF Formula<text:line-break/><text:tab/><text:tab/>fr<text:tab/>Formule ODF<text:line-break/><text:tab/>TemplateName<text:tab/><text:line-break/><text:tab/>Type<text:tab/>math8<text:line-break/><text:tab/>Mandatory<text:tab/>False<text:line-break/><text:tab/>DocumentService<text:tab/>com.sun.star.formula.FormulaProperties<text:line-break/><text:tab/>UserData<text:line-break/><text:tab/>Name<text:tab/>math8<text:line-break/><text:tab/>FileFormatVersion<text:tab/>6800<text:line-break/><text:tab/>UIComponent<text:tab/><text:line-break/><text:tab/>FilterService<text:tab/><text:line-break/><text:tab/>Flags<text:tab/>16777511</text:p>
      <text:p text:style-name="P1"/>
      <text:p text:style-name="P1">MS Excel 4.0<text:line-break/><text:tab/>Finalized<text:tab/>False<text:line-break/><text:tab/>UIName<text:tab/>Microsoft Excel 4.0<text:line-break/><text:tab/>UINames<text:line-break/><text:tab/><text:tab/>en-US<text:tab/>Microsoft Excel 4.0<text:line-break/><text:soft-page-break/><text:tab/><text:tab/>fr<text:tab/>Microsoft Excel 4.0<text:line-break/><text:tab/>TemplateName<text:tab/><text:line-break/><text:tab/>Type<text:tab/>calc_MS_Excel_40<text:line-break/><text:tab/>Mandatory<text:tab/>False<text:line-break/><text:tab/>DocumentService<text:tab/>com.sun.star.sheet.SpreadsheetDocument<text:line-break/><text:tab/>UserData<text:line-break/><text:tab/>Name<text:tab/>MS Excel 4.0<text:line-break/><text:tab/>FileFormatVersion<text:tab/>0<text:line-break/><text:tab/>UIComponent<text:tab/><text:line-break/><text:tab/>FilterService<text:tab/><text:line-break/><text:tab/>Flags<text:tab/>268435521</text:p>
      <text:p text:style-name="P1"/>
      <text:p text:style-name="P1">XHTML Draw File<text:line-break/><text:tab/>Finalized<text:tab/>False<text:line-break/><text:tab/>UIName<text:tab/>XHTML<text:line-break/><text:tab/>UINames<text:line-break/><text:tab/><text:tab/><text:tab/>XHTML<text:line-break/><text:tab/>TemplateName<text:tab/><text:line-break/><text:tab/>Type<text:tab/>XHTML_File<text:line-break/><text:tab/>Mandatory<text:tab/>False<text:line-break/><text:tab/>DocumentService<text:tab/>com.sun.star.drawing.DrawingDocument<text:line-break/><text:tab/>UserData<text:line-break/><text:tab/><text:tab/>com.sun.star.documentconversion.XSLTFilter<text:line-break/><text:tab/><text:tab/><text:line-break/><text:tab/><text:tab/>com.sun.star.comp.Draw.XMLOasisImporter<text:line-break/><text:tab/><text:tab/>com.sun.star.comp.Draw.XMLOasisExporter<text:line-break/><text:tab/><text:tab/><text:line-break/><text:tab/><text:tab/>../share/xslt/export/xhtml/opendoc2xhtml.xsl<text:line-break/><text:tab/>Name<text:tab/>XHTML Draw File<text:line-break/><text:tab/>FileFormatVersion<text:tab/>0<text:line-break/><text:tab/>UIComponent<text:tab/><text:line-break/><text:tab/>FilterService<text:tab/>com.sun.star.comp.Writer.XmlFilterAdaptor<text:line-break/><text:tab/>Flags<text:tab/>524354</text:p>
      <text:p text:style-name="P1"/>
      <text:p text:style-name="P1">XHTML Calc File<text:line-break/><text:tab/>Finalized<text:tab/>False<text:line-break/><text:tab/>UIName<text:tab/>XHTML<text:line-break/><text:tab/>UINames<text:line-break/><text:tab/><text:tab/><text:tab/>XHTML<text:line-break/><text:tab/>TemplateName<text:tab/><text:line-break/><text:tab/>Type<text:tab/>XHTML_File<text:line-break/><text:tab/>Mandatory<text:tab/>False<text:line-break/><text:tab/>DocumentService<text:tab/>com.sun.star.sheet.SpreadsheetDocument<text:line-break/><text:tab/>UserData<text:line-break/><text:tab/><text:tab/>com.sun.star.documentconversion.XSLTFilter<text:line-break/><text:tab/><text:tab/><text:line-break/><text:tab/><text:tab/>com.sun.star.comp.Calc.XMLOasisImporter<text:line-break/><text:tab/><text:tab/>com.sun.star.comp.Calc.XMLOasisExporter<text:line-break/><text:tab/><text:tab/><text:line-break/><text:tab/><text:tab/>../share/xslt/export/xhtml/opendoc2xhtml.xsl<text:line-break/><text:tab/>Name<text:tab/>XHTML Calc File<text:line-break/><text:tab/>FileFormatVersion<text:tab/>0<text:line-break/><text:soft-page-break/><text:tab/>UIComponent<text:tab/><text:line-break/><text:tab/>FilterService<text:tab/>com.sun.star.comp.Writer.XmlFilterAdaptor<text:line-break/><text:tab/>Flags<text:tab/>524354</text:p>
      <text:p text:style-name="P1"/>
      <text:p text:style-name="P1">UOF text<text:line-break/><text:tab/>Finalized<text:tab/>False<text:line-break/><text:tab/>UIName<text:tab/>Texte Unified Office Format<text:line-break/><text:tab/>UINames<text:line-break/><text:tab/><text:tab/>en-US<text:tab/>Unified Office Format text<text:line-break/><text:tab/><text:tab/>fr<text:tab/>Texte Unified Office Format<text:line-break/><text:tab/>TemplateName<text:tab/><text:line-break/><text:tab/>Type<text:tab/>Unified_Office_Format_text<text:line-break/><text:tab/>Mandatory<text:tab/>False<text:line-break/><text:tab/>DocumentService<text:tab/>com.sun.star.text.TextDocument<text:line-break/><text:tab/>UserData<text:line-break/><text:tab/><text:tab/>com.sun.star.documentconversion.XSLTFilter<text:line-break/><text:tab/><text:tab/><text:line-break/><text:tab/><text:tab/>com.sun.star.comp.Writer.XMLOasisImporter<text:line-break/><text:tab/><text:tab/>com.sun.star.comp.Writer.XMLOasisExporter<text:line-break/><text:tab/><text:tab/>../share/xslt/import/uof/uof2odf_text.xsl<text:line-break/><text:tab/><text:tab/>../share/xslt/export/uof/odf2uof_text.xsl<text:line-break/><text:tab/>Name<text:tab/>UOF text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impress8_draw<text:line-break/><text:tab/>Finalized<text:tab/>False<text:line-break/><text:tab/>UIName<text:tab/>Dessin ODF (Impress)<text:line-break/><text:tab/>UINames<text:line-break/><text:tab/><text:tab/>en-US<text:tab/>ODF Drawing (Impress)<text:line-break/><text:tab/><text:tab/>fr<text:tab/>Dessin ODF (Impress)<text:line-break/><text:tab/>TemplateName<text:tab/><text:line-break/><text:tab/>Type<text:tab/>draw8<text:line-break/><text:tab/>Mandatory<text:tab/>False<text:line-break/><text:tab/>DocumentService<text:tab/>com.sun.star.presentation.PresentationDocument<text:line-break/><text:tab/>UserData<text:line-break/><text:tab/><text:tab/>XML<text:line-break/><text:tab/>Name<text:tab/>impress8_draw<text:line-break/><text:tab/>FileFormatVersion<text:tab/>6800<text:line-break/><text:tab/>UIComponent<text:tab/><text:line-break/><text:tab/>FilterService<text:tab/><text:line-break/><text:tab/>Flags<text:tab/>50331687</text:p>
      <text:p text:style-name="P1"/>
      <text:p text:style-name="P1">PowerPoint 3<text:line-break/><text:tab/>Finalized<text:tab/>False<text:line-break/><text:tab/>UIName<text:tab/>Microsoft PowerPoint 1-4 et 95<text:line-break/><text:tab/>UINames<text:line-break/><text:tab/><text:tab/>en-US<text:tab/>Microsoft PowerPoint 1-4 and 95's<text:line-break/><text:tab/><text:tab/>fr<text:tab/>Microsoft PowerPoint 1-4 et 95<text:line-break/><text:tab/>TemplateName<text:tab/><text:line-break/><text:soft-page-break/><text:tab/>Type<text:tab/>impress_PowerPoint3<text:line-break/><text:tab/>Mandatory<text:tab/>False<text:line-break/><text:tab/>DocumentService<text:tab/>com.sun.star.presentation.PresentationDocument<text:line-break/><text:tab/>UserData<text:line-break/><text:tab/>Name<text:tab/>PowerPoint 3<text:line-break/><text:tab/>FileFormatVersion<text:tab/>0<text:line-break/><text:tab/>UIComponent<text:tab/><text:line-break/><text:tab/>FilterService<text:tab/>com.sun.star.comp.Impress.MWAWPresentationImportFilter<text:line-break/><text:tab/>Flags<text:tab/>524353</text:p>
      <text:p text:style-name="P1"/>
      <text:p text:style-name="P1">AbiWord<text:line-break/><text:tab/>Finalized<text:tab/>False<text:line-break/><text:tab/>UIName<text:tab/>Document AbiWord<text:line-break/><text:tab/>UINames<text:line-break/><text:tab/><text:tab/>en-US<text:tab/>AbiWord Document<text:line-break/><text:tab/><text:tab/>fr<text:tab/>Document AbiWord<text:line-break/><text:tab/>TemplateName<text:tab/><text:line-break/><text:tab/>Type<text:tab/>writer_AbiWord_Document<text:line-break/><text:tab/>Mandatory<text:tab/>False<text:line-break/><text:tab/>DocumentService<text:tab/>com.sun.star.text.TextDocument<text:line-break/><text:tab/>UserData<text:line-break/><text:tab/><text:tab/>ABW<text:line-break/><text:tab/>Name<text:tab/>AbiWord<text:line-break/><text:tab/>FileFormatVersion<text:tab/>0<text:line-break/><text:tab/>UIComponent<text:tab/><text:line-break/><text:tab/>FilterService<text:tab/>com.sun.star.comp.Writer.AbiWordImportFilter<text:line-break/><text:tab/>Flags<text:tab/>524353</text:p>
      <text:p text:style-name="P1"/>
      <text:p text:style-name="P1">Mac_Word<text:line-break/><text:tab/>Finalized<text:tab/>False<text:line-break/><text:tab/>UIName<text:tab/>Microsoft Word pour Mac (v1 - v5)<text:line-break/><text:tab/>UINames<text:line-break/><text:tab/><text:tab/>en-US<text:tab/>Microsoft Word for Mac (v1 - v5)<text:line-break/><text:tab/><text:tab/>fr<text:tab/>Microsoft Word pour Mac (v1 - v5)<text:line-break/><text:tab/>TemplateName<text:tab/><text:line-break/><text:tab/>Type<text:tab/>writer_Mac_Word<text:line-break/><text:tab/>Mandatory<text:tab/>False<text:line-break/><text:tab/>DocumentService<text:tab/>com.sun.star.text.TextDocument<text:line-break/><text:tab/>UserData<text:line-break/><text:tab/>Name<text:tab/>Mac_Word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TIF - Tag Image File<text:line-break/><text:tab/>Finalized<text:tab/>False<text:line-break/><text:tab/>UIName<text:tab/>TIFF - Tagged Image File Format<text:line-break/><text:tab/>UINames<text:line-break/><text:tab/><text:tab/>en-US<text:tab/>TIFF - Tagged Image File Format<text:line-break/><text:tab/><text:tab/>fr<text:tab/>TIFF - Tagged Image File Format<text:line-break/><text:tab/>TemplateName<text:tab/><text:line-break/><text:soft-page-break/><text:tab/>Type<text:tab/>tif_Tag_Image_File<text:line-break/><text:tab/>Mandatory<text:tab/>False<text:line-break/><text:tab/>DocumentService<text:tab/>com.sun.star.drawing.DrawingDocument<text:line-break/><text:tab/>UserData<text:line-break/><text:tab/>Name<text:tab/>TIF - Tag Image 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draw_tif_Export<text:line-break/><text:tab/>Finalized<text:tab/>False<text:line-break/><text:tab/>UIName<text:tab/>TIFF - Tagged Image File Format<text:line-break/><text:tab/>UINames<text:line-break/><text:tab/><text:tab/>en-US<text:tab/>TIFF - Tagged Image File Format<text:line-break/><text:tab/><text:tab/>fr<text:tab/>TIFF - Tagged Image File Format<text:line-break/><text:tab/>TemplateName<text:tab/><text:line-break/><text:tab/>Type<text:tab/>tif_Tag_Image_File<text:line-break/><text:tab/>Mandatory<text:tab/>False<text:line-break/><text:tab/>DocumentService<text:tab/>com.sun.star.drawing.DrawingDocument<text:line-break/><text:tab/>UserData<text:line-break/><text:tab/>Name<text:tab/>draw_tif_Export<text:line-break/><text:tab/>FileFormatVersion<text:tab/>0<text:line-break/><text:tab/>UIComponent<text:tab/><text:line-break/><text:tab/>FilterService<text:tab/><text:line-break/><text:tab/>Flags<text:tab/>1090</text:p>
      <text:p text:style-name="P1"/>
      <text:p text:style-name="P1">Calc MS Excel 2007 Binary<text:line-break/><text:tab/>Finalized<text:tab/>False<text:line-break/><text:tab/>UIName<text:tab/>Binaire Microsoft Excel 2007<text:line-break/><text:tab/>UINames<text:line-break/><text:tab/><text:tab/>en-US<text:tab/>Microsoft Excel 2007 Binary<text:line-break/><text:tab/><text:tab/>fr<text:tab/>Binaire Microsoft Excel 2007<text:line-break/><text:tab/>TemplateName<text:tab/><text:line-break/><text:tab/>Type<text:tab/>MS Excel 2007 Binary<text:line-break/><text:tab/>Mandatory<text:tab/>False<text:line-break/><text:tab/>DocumentService<text:tab/>com.sun.star.sheet.SpreadsheetDocument<text:line-break/><text:tab/>UserData<text:line-break/><text:tab/>Name<text:tab/>Calc MS Excel 2007 Binary<text:line-break/><text:tab/>FileFormatVersion<text:tab/>0<text:line-break/><text:tab/>UIComponent<text:tab/><text:line-break/><text:tab/>FilterService<text:tab/>com.sun.star.comp.oox.xls.ExcelFilter<text:line-break/><text:tab/>Flags<text:tab/>268959809</text:p>
      <text:p text:style-name="P1"/>
      <text:p text:style-name="P1">DosWord<text:line-break/><text:tab/>Finalized<text:tab/>False<text:line-break/><text:tab/>UIName<text:tab/>Microsoft Word pour DOS<text:line-break/><text:tab/>UINames<text:line-break/><text:tab/><text:tab/>en-US<text:tab/>Microsoft Word for DOS<text:line-break/><text:tab/><text:tab/>fr<text:tab/>Microsoft Word pour DOS<text:line-break/><text:tab/>TemplateName<text:tab/><text:line-break/><text:tab/>Type<text:tab/>writer_DosWord<text:line-break/><text:soft-page-break/><text:tab/>Mandatory<text:tab/>False<text:line-break/><text:tab/>DocumentService<text:tab/>com.sun.star.text.TextDocument<text:line-break/><text:tab/>UserData<text:line-break/><text:tab/>Name<text:tab/>DosWord<text:line-break/><text:tab/>FileFormatVersion<text:tab/>0<text:line-break/><text:tab/>UIComponent<text:tab/><text:line-break/><text:tab/>FilterService<text:tab/>com.sun.star.comp.Writer.MSWorksImportFilter<text:line-break/><text:tab/>Flags<text:tab/>524353</text:p>
      <text:p text:style-name="P1"/>
      <text:p text:style-name="P1">Corel Draw Document<text:line-break/><text:tab/>Finalized<text:tab/>False<text:line-break/><text:tab/>UIName<text:tab/>Corel Draw<text:line-break/><text:tab/>UINames<text:line-break/><text:tab/><text:tab/>en-US<text:tab/>Corel Draw<text:line-break/><text:tab/><text:tab/>fr<text:tab/>Corel Draw<text:line-break/><text:tab/>TemplateName<text:tab/><text:line-break/><text:tab/>Type<text:tab/>draw_CorelDraw_Document<text:line-break/><text:tab/>Mandatory<text:tab/>False<text:line-break/><text:tab/>DocumentService<text:tab/>com.sun.star.drawing.DrawingDocument<text:line-break/><text:tab/>UserData<text:line-break/><text:tab/>Name<text:tab/>Corel Draw Document<text:line-break/><text:tab/>FileFormatVersion<text:tab/>0<text:line-break/><text:tab/>UIComponent<text:tab/><text:line-break/><text:tab/>FilterService<text:tab/>com.sun.star.comp.Draw.CDRImportFilter<text:line-break/><text:tab/>Flags<text:tab/>268959809</text:p>
      <text:p text:style-name="P1"/>
      <text:p text:style-name="P1">impress_StarOffice_XML_Impress_Template<text:line-break/><text:tab/>Finalized<text:tab/>False<text:line-break/><text:tab/>UIName<text:tab/>Modèle de présentation OpenOffice.org 1.0<text:line-break/><text:tab/>UINames<text:line-break/><text:tab/><text:tab/>en-US<text:tab/>OpenOffice.org 1.0 Presentation Template<text:line-break/><text:tab/><text:tab/>fr<text:tab/>Modèle de présentation OpenOffice.org 1.0<text:line-break/><text:tab/>TemplateName<text:tab/><text:line-break/><text:tab/>Type<text:tab/>impress_StarOffice_XML_Impress_Template<text:line-break/><text:tab/>Mandatory<text:tab/>False<text:line-break/><text:tab/>DocumentService<text:tab/>com.sun.star.presentation.PresentationDocument<text:line-break/><text:tab/>UserData<text:line-break/><text:tab/><text:tab/>CXMLV<text:line-break/><text:tab/>Name<text:tab/>impress_StarOffice_XML_Impress_Template<text:line-break/><text:tab/>FileFormatVersion<text:tab/>6200<text:line-break/><text:tab/>UIComponent<text:tab/><text:line-break/><text:tab/>FilterService<text:tab/><text:line-break/><text:tab/>Flags<text:tab/>16777333</text:p>
      <text:p text:style-name="P1"/>
      <text:p text:style-name="P1">Mariner_Write<text:line-break/><text:tab/>Finalized<text:tab/>False<text:line-break/><text:tab/>UIName<text:tab/>Mariner Write Mac Classic v1.6 - v3.5<text:line-break/><text:tab/>UINames<text:line-break/><text:tab/><text:tab/>en-US<text:tab/>Mariner Write Mac Classic v1.6 - v3.5<text:line-break/><text:tab/><text:tab/>fr<text:tab/>Mariner Write Mac Classic v1.6 - v3.5<text:line-break/><text:tab/>TemplateName<text:tab/><text:line-break/><text:tab/>Type<text:tab/>writer_Mariner_Write<text:line-break/><text:soft-page-break/><text:tab/>Mandatory<text:tab/>False<text:line-break/><text:tab/>DocumentService<text:tab/>com.sun.star.text.TextDocument<text:line-break/><text:tab/>UserData<text:line-break/><text:tab/>Name<text:tab/>Mariner_Write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Office Open XML Text<text:line-break/><text:tab/>Finalized<text:tab/>False<text:line-break/><text:tab/>UIName<text:tab/>Texte Office Open XML<text:line-break/><text:tab/>UINames<text:line-break/><text:tab/><text:tab/>en-US<text:tab/>Office Open XML Text<text:line-break/><text:tab/><text:tab/>fr<text:tab/>Texte Office Open XML<text:line-break/><text:tab/>TemplateName<text:tab/><text:line-break/><text:tab/>Type<text:tab/>writer_OOXML<text:line-break/><text:tab/>Mandatory<text:tab/>False<text:line-break/><text:tab/>DocumentService<text:tab/>com.sun.star.text.TextDocument<text:line-break/><text:tab/>UserData<text:line-break/><text:tab/>Name<text:tab/>Office Open XML Text<text:line-break/><text:tab/>FileFormatVersion<text:tab/>1<text:line-break/><text:tab/>UIComponent<text:tab/><text:line-break/><text:tab/>FilterService<text:tab/>com.sun.star.comp.Writer.WriterFilter<text:line-break/><text:tab/>Flags<text:tab/>50856003</text:p>
      <text:p text:style-name="P1"/>
      <text:p text:style-name="P1">Impress Office Open XML Template<text:line-break/><text:tab/>Finalized<text:tab/>False<text:line-break/><text:tab/>UIName<text:tab/>Modèle de présentation Office Open XML<text:line-break/><text:tab/>UINames<text:line-break/><text:tab/><text:tab/>en-US<text:tab/>Office Open XML Presentation Template<text:line-break/><text:tab/><text:tab/>fr<text:tab/>Modèle de présentation Office Open XML<text:line-break/><text:tab/>TemplateName<text:tab/><text:line-break/><text:tab/>Type<text:tab/>Office Open XML Presentation Template<text:line-break/><text:tab/>Mandatory<text:tab/>False<text:line-break/><text:tab/>DocumentService<text:tab/>com.sun.star.presentation.PresentationDocument<text:line-break/><text:tab/>UserData<text:line-break/><text:tab/><text:tab/>OOXML<text:line-break/><text:tab/>Name<text:tab/>Impress Office Open XML Template<text:line-break/><text:tab/>FileFormatVersion<text:tab/>1<text:line-break/><text:tab/>UIComponent<text:tab/><text:line-break/><text:tab/>FilterService<text:tab/>com.sun.star.comp.oox.ppt.PowerPointImport<text:line-break/><text:tab/>Flags<text:tab/>268959831</text:p>
      <text:p text:style-name="P1"/>
      <text:p text:style-name="P1">calc8<text:line-break/><text:tab/>Finalized<text:tab/>False<text:line-break/><text:tab/>UIName<text:tab/>Classeur ODF<text:line-break/><text:tab/>UINames<text:line-break/><text:tab/><text:tab/>en-US<text:tab/>ODF Spreadsheet<text:line-break/><text:tab/><text:tab/>fr<text:tab/>Classeur ODF<text:line-break/><text:tab/>TemplateName<text:tab/><text:line-break/><text:tab/>Type<text:tab/>calc8<text:line-break/><text:soft-page-break/><text:tab/>Mandatory<text:tab/>False<text:line-break/><text:tab/>DocumentService<text:tab/>com.sun.star.sheet.SpreadsheetDocument<text:line-break/><text:tab/>UserData<text:line-break/><text:tab/>Name<text:tab/>calc8<text:line-break/><text:tab/>FileFormatVersion<text:tab/>6800<text:line-break/><text:tab/>UIComponent<text:tab/><text:line-break/><text:tab/>FilterService<text:tab/><text:line-break/><text:tab/>Flags<text:tab/>50331943</text:p>
      <text:p text:style-name="P1"/>
      <text:p text:style-name="P1">Text (StarWriter/Web)<text:line-break/><text:tab/>Finalized<text:tab/>False<text:line-break/><text:tab/>UIName<text:tab/>Texte (Writer/Web)<text:line-break/><text:tab/>UINames<text:line-break/><text:tab/><text:tab/>en-US<text:tab/>Text (Writer/Web)<text:line-break/><text:tab/><text:tab/>fr<text:tab/>Texte (Writer/Web)<text:line-break/><text:tab/>TemplateName<text:tab/><text:line-break/><text:tab/>Type<text:tab/>generic_Text<text:line-break/><text:tab/>Mandatory<text:tab/>False<text:line-break/><text:tab/>DocumentService<text:tab/>com.sun.star.text.WebDocument<text:line-break/><text:tab/>UserData<text:line-break/><text:tab/><text:tab/>TEXT<text:line-break/><text:tab/>Name<text:tab/>Text (StarWriter/Web)<text:line-break/><text:tab/>FileFormatVersion<text:tab/>0<text:line-break/><text:tab/>UIComponent<text:tab/><text:line-break/><text:tab/>FilterService<text:tab/><text:line-break/><text:tab/>ExportExtension<text:tab/>txt<text:line-break/><text:tab/>Flags<text:tab/>67</text:p>
      <text:p text:style-name="P1"/>
      <text:p text:style-name="P1">draw_PCD_Photo_CD_Base4<text:line-break/><text:tab/>Finalized<text:tab/>False<text:line-break/><text:tab/>UIName<text:tab/>PCD - Kodak Photo CD (384x256)<text:line-break/><text:tab/>UINames<text:line-break/><text:tab/><text:tab/>en-US<text:tab/>PCD - Kodak Photo CD (384x256)<text:line-break/><text:tab/><text:tab/>fr<text:tab/>PCD - Kodak Photo CD (384x256)<text:line-break/><text:tab/>TemplateName<text:tab/><text:line-break/><text:tab/>Type<text:tab/>pcd_Photo_CD_Base4<text:line-break/><text:tab/>Mandatory<text:tab/>False<text:line-break/><text:tab/>DocumentService<text:tab/>com.sun.star.drawing.DrawingDocument<text:line-break/><text:tab/>UserData<text:line-break/><text:tab/>Name<text:tab/>draw_PCD_Photo_CD_Base4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HTML<text:line-break/><text:tab/>Finalized<text:tab/>False<text:line-break/><text:tab/>UIName<text:tab/>Document HTML<text:line-break/><text:tab/>UINames<text:line-break/><text:tab/><text:tab/>en-US<text:tab/>HTML Document<text:line-break/><text:tab/><text:tab/>fr<text:tab/>Document HTML<text:line-break/><text:tab/>TemplateName<text:tab/><text:line-break/><text:soft-page-break/><text:tab/>Type<text:tab/>generic_HTML<text:line-break/><text:tab/>Mandatory<text:tab/>False<text:line-break/><text:tab/>DocumentService<text:tab/>com.sun.star.text.WebDocument<text:line-break/><text:tab/>UserData<text:line-break/><text:tab/><text:tab/>HTML<text:line-break/><text:tab/>Name<text:tab/>HTML<text:line-break/><text:tab/>FileFormatVersion<text:tab/>0<text:line-break/><text:tab/>UIComponent<text:tab/><text:line-break/><text:tab/>FilterService<text:tab/><text:line-break/><text:tab/>Flags<text:tab/>268435459</text:p>
      <text:p text:style-name="P1"/>
      <text:p text:style-name="P1">WordPerfect<text:line-break/><text:tab/>Finalized<text:tab/>False<text:line-break/><text:tab/>UIName<text:tab/>Document WordPerfect<text:line-break/><text:tab/>UINames<text:line-break/><text:tab/><text:tab/>en-US<text:tab/>WordPerfect Document<text:line-break/><text:tab/><text:tab/>fr<text:tab/>Document WordPerfect<text:line-break/><text:tab/>TemplateName<text:tab/><text:line-break/><text:tab/>Type<text:tab/>writer_WordPerfect_Document<text:line-break/><text:tab/>Mandatory<text:tab/>False<text:line-break/><text:tab/>DocumentService<text:tab/>com.sun.star.text.TextDocument<text:line-break/><text:tab/>UserData<text:line-break/><text:tab/><text:tab/>WPD<text:line-break/><text:tab/>Name<text:tab/>WordPerfect<text:line-break/><text:tab/>FileFormatVersion<text:tab/>0<text:line-break/><text:tab/>UIComponent<text:tab/><text:line-break/><text:tab/>FilterService<text:tab/>com.sun.star.comp.Writer.WordPerfectImportFilter<text:line-break/><text:tab/>Flags<text:tab/>268959809</text:p>
      <text:p text:style-name="P1"/>
      <text:p text:style-name="P1">WPS_Lotus_Calc<text:line-break/><text:tab/>Finalized<text:tab/>False<text:line-break/><text:tab/>UIName<text:tab/>Document Lotus<text:line-break/><text:tab/>UINames<text:line-break/><text:tab/><text:tab/>en-US<text:tab/>Lotus Document<text:line-break/><text:tab/><text:tab/>fr<text:tab/>Document Lotus<text:line-break/><text:tab/>TemplateName<text:tab/><text:line-break/><text:tab/>Type<text:tab/>calc_WPS_Lotus_Document<text:line-break/><text:tab/>Mandatory<text:tab/>False<text:line-break/><text:tab/>DocumentService<text:tab/>com.sun.star.sheet.SpreadsheetDocument<text:line-break/><text:tab/>UserData<text:line-break/><text:tab/>Name<text:tab/>WPS_Lotus_Calc<text:line-break/><text:tab/>FileFormatVersion<text:tab/>0<text:line-break/><text:tab/>UIComponent<text:tab/><text:line-break/><text:tab/>FilterService<text:tab/>com.sun.star.comp.Calc.MSWorksCalcImportFilter<text:line-break/><text:tab/>Flags<text:tab/>524353</text:p>
      <text:p text:style-name="P1"/>
      <text:p text:style-name="P1">StarOffice XML (Draw)<text:line-break/><text:tab/>Finalized<text:tab/>False<text:line-break/><text:tab/>UIName<text:tab/>Dessin OpenOffice.org 1.0<text:line-break/><text:tab/>UINames<text:line-break/><text:tab/><text:tab/>en-US<text:tab/>OpenOffice.org 1.0 Drawing<text:line-break/><text:tab/><text:tab/>fr<text:tab/>Dessin OpenOffice.org 1.0<text:line-break/><text:soft-page-break/><text:tab/>TemplateName<text:tab/><text:line-break/><text:tab/>Type<text:tab/>draw_StarOffice_XML_Draw<text:line-break/><text:tab/>Mandatory<text:tab/>False<text:line-break/><text:tab/>DocumentService<text:tab/>com.sun.star.drawing.DrawingDocument<text:line-break/><text:tab/>UserData<text:line-break/><text:tab/><text:tab/>XML<text:line-break/><text:tab/>Name<text:tab/>StarOffice XML (Draw)<text:line-break/><text:tab/>FileFormatVersion<text:tab/>6200<text:line-break/><text:tab/>UIComponent<text:tab/><text:line-break/><text:tab/>FilterService<text:tab/><text:line-break/><text:tab/>Flags<text:tab/>285212773</text:p>
      <text:p text:style-name="P1"/>
      <text:p text:style-name="P1">impress_pdf_addstream_import<text:line-break/><text:tab/>Finalized<text:tab/>False<text:line-break/><text:tab/>UIName<text:tab/>PDF - Portable Document Format<text:line-break/><text:tab/>UINames<text:line-break/><text:tab/><text:tab/>x-default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presentation.PresentationDocument<text:line-break/><text:tab/>UserData<text:line-break/><text:tab/>Name<text:tab/>impress_pdf_addstream_import<text:line-break/><text:tab/>FileFormatVersion<text:tab/>0<text:line-break/><text:tab/>UIComponent<text:tab/><text:line-break/><text:tab/>FilterService<text:tab/>org.libreoffice.comp.documents.HybridPDFImport<text:line-break/><text:tab/>Flags<text:tab/>528449</text:p>
      <text:p text:style-name="P1"/>
      <text:p text:style-name="P1">Text - txt - csv (StarCalc)<text:line-break/><text:tab/>Finalized<text:tab/>False<text:line-break/><text:tab/>UIName<text:tab/>Texte CSV<text:line-break/><text:tab/>UINames<text:line-break/><text:tab/><text:tab/>en-US<text:tab/>Text CSV<text:line-break/><text:tab/><text:tab/>fr<text:tab/>Texte CSV<text:line-break/><text:tab/>TemplateName<text:tab/><text:line-break/><text:tab/>Type<text:tab/>generic_Text<text:line-break/><text:tab/>Mandatory<text:tab/>False<text:line-break/><text:tab/>DocumentService<text:tab/>com.sun.star.sheet.SpreadsheetDocument<text:line-break/><text:tab/>UserData<text:line-break/><text:tab/>Name<text:tab/>Text - txt - csv (StarCalc)<text:line-break/><text:tab/>FileFormatVersion<text:tab/>0<text:line-break/><text:tab/>UIComponent<text:tab/>com.sun.star.comp.Calc.FilterOptionsDialog<text:line-break/><text:tab/>FilterService<text:tab/><text:line-break/><text:tab/>ExportExtension<text:tab/>csv<text:line-break/><text:tab/>Flags<text:tab/>67</text:p>
      <text:p text:style-name="P1"/>
      <text:p text:style-name="P1">FictionBook 2<text:line-break/><text:tab/>Finalized<text:tab/>False<text:line-break/><text:tab/>UIName<text:tab/>FictionBook 2.0<text:line-break/><text:tab/>UINames<text:line-break/><text:tab/><text:tab/>en-US<text:tab/>FictionBook 2.0<text:line-break/><text:tab/><text:tab/>fr<text:tab/>FictionBook 2.0<text:line-break/><text:soft-page-break/><text:tab/>TemplateName<text:tab/><text:line-break/><text:tab/>Type<text:tab/>writer_FictionBook_2<text:line-break/><text:tab/>Mandatory<text:tab/>False<text:line-break/><text:tab/>DocumentService<text:tab/>com.sun.star.text.TextDocument<text:line-break/><text:tab/>UserData<text:line-break/><text:tab/>Name<text:tab/>FictionBook 2<text:line-break/><text:tab/>FileFormatVersion<text:tab/>0<text:line-break/><text:tab/>UIComponent<text:tab/><text:line-break/><text:tab/>FilterService<text:tab/>org.libreoffice.comp.Writer.EBookImportFilter<text:line-break/><text:tab/>Flags<text:tab/>268959809</text:p>
      <text:p text:style-name="P1"/>
      <text:p text:style-name="P1">Text<text:line-break/><text:tab/>Finalized<text:tab/>False<text:line-break/><text:tab/>UIName<text:tab/>Texte<text:line-break/><text:tab/>UINames<text:line-break/><text:tab/><text:tab/>en-US<text:tab/>Text<text:line-break/><text:tab/><text:tab/>fr<text:tab/>Texte<text:line-break/><text:tab/>TemplateName<text:tab/><text:line-break/><text:tab/>Type<text:tab/>generic_Text<text:line-break/><text:tab/>Mandatory<text:tab/>False<text:line-break/><text:tab/>DocumentService<text:tab/>com.sun.star.text.TextDocument<text:line-break/><text:tab/>UserData<text:line-break/><text:tab/><text:tab/>TEXT<text:line-break/><text:tab/>Name<text:tab/>Text<text:line-break/><text:tab/>FileFormatVersion<text:tab/>0<text:line-break/><text:tab/>UIComponent<text:tab/><text:line-break/><text:tab/>FilterService<text:tab/><text:line-break/><text:tab/>ExportExtension<text:tab/>txt<text:line-break/><text:tab/>Flags<text:tab/>268435523</text:p>
      <text:p text:style-name="P1"/>
      <text:p text:style-name="P1">EPS - Encapsulated PostScript<text:line-break/><text:tab/>Finalized<text:tab/>False<text:line-break/><text:tab/>UIName<text:tab/>EPS - Encapsulated PostScript<text:line-break/><text:tab/>UINames<text:line-break/><text:tab/><text:tab/>en-US<text:tab/>EPS - Encapsulated PostScript<text:line-break/><text:tab/><text:tab/>fr<text:tab/>EPS - Encapsulated PostScript<text:line-break/><text:tab/>TemplateName<text:tab/><text:line-break/><text:tab/>Type<text:tab/>eps_Encapsulated_PostScript<text:line-break/><text:tab/>Mandatory<text:tab/>False<text:line-break/><text:tab/>DocumentService<text:tab/>com.sun.star.drawing.DrawingDocument<text:line-break/><text:tab/>UserData<text:line-break/><text:tab/>Name<text:tab/>EPS - Encapsulated PostScript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Freehand Document<text:line-break/><text:tab/>Finalized<text:tab/>False<text:line-break/><text:tab/>UIName<text:tab/>Adobe/Macromedia Freehand<text:line-break/><text:tab/>UINames<text:line-break/><text:tab/><text:tab/>en-US<text:tab/>Adobe/Macromedia Freehand<text:line-break/><text:soft-page-break/><text:tab/><text:tab/>fr<text:tab/>Adobe/Macromedia Freehand<text:line-break/><text:tab/>TemplateName<text:tab/><text:line-break/><text:tab/>Type<text:tab/>draw_Freehand_Document<text:line-break/><text:tab/>Mandatory<text:tab/>False<text:line-break/><text:tab/>DocumentService<text:tab/>com.sun.star.drawing.DrawingDocument<text:line-break/><text:tab/>UserData<text:line-break/><text:tab/>Name<text:tab/>Freehand Document<text:line-break/><text:tab/>FileFormatVersion<text:tab/>0<text:line-break/><text:tab/>UIComponent<text:tab/><text:line-break/><text:tab/>FilterService<text:tab/>com.sun.star.comp.Draw.FreehandImportFilter<text:line-break/><text:tab/>Flags<text:tab/>268959809</text:p>
      <text:p text:style-name="P1"/>
      <text:p text:style-name="P1">impress_wmf_Export<text:line-break/><text:tab/>Finalized<text:tab/>False<text:line-break/><text:tab/>UIName<text:tab/>WMF - Windows Metafile<text:line-break/><text:tab/>UINames<text:line-break/><text:tab/><text:tab/>en-US<text:tab/>WMF - Windows Metafile<text:line-break/><text:tab/><text:tab/>fr<text:tab/>WMF - Windows Metafile<text:line-break/><text:tab/>TemplateName<text:tab/><text:line-break/><text:tab/>Type<text:tab/>wmf_MS_Windows_Metafile<text:line-break/><text:tab/>Mandatory<text:tab/>False<text:line-break/><text:tab/>DocumentService<text:tab/>com.sun.star.presentation.PresentationDocument<text:line-break/><text:tab/>UserData<text:line-break/><text:tab/>Name<text:tab/>impress_wm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DIF<text:line-break/><text:tab/>Finalized<text:tab/>False<text:line-break/><text:tab/>UIName<text:tab/>Data Interchange Format<text:line-break/><text:tab/>UINames<text:line-break/><text:tab/><text:tab/>en-US<text:tab/>Data Interchange Format<text:line-break/><text:tab/><text:tab/>fr<text:tab/>Data Interchange Format<text:line-break/><text:tab/>TemplateName<text:tab/><text:line-break/><text:tab/>Type<text:tab/>calc_DIF<text:line-break/><text:tab/>Mandatory<text:tab/>False<text:line-break/><text:tab/>DocumentService<text:tab/>com.sun.star.sheet.SpreadsheetDocument<text:line-break/><text:tab/>UserData<text:line-break/><text:tab/>Name<text:tab/>DIF<text:line-break/><text:tab/>FileFormatVersion<text:tab/>0<text:line-break/><text:tab/>UIComponent<text:tab/>com.sun.star.comp.Calc.FilterOptionsDialog<text:line-break/><text:tab/>FilterService<text:tab/><text:line-break/><text:tab/>Flags<text:tab/>67</text:p>
      <text:p text:style-name="P1"/>
      <text:p text:style-name="P1">calc_HTML_WebQuery<text:line-break/><text:tab/>Finalized<text:tab/>False<text:line-break/><text:tab/>UIName<text:tab/>Requête de page Web (Calc)<text:line-break/><text:tab/>UINames<text:line-break/><text:tab/><text:tab/>en-US<text:tab/>Web Page Query (Calc)<text:line-break/><text:tab/><text:tab/>fr<text:tab/>Requête de page Web (Calc)<text:line-break/><text:soft-page-break/><text:tab/>TemplateName<text:tab/><text:line-break/><text:tab/>Type<text:tab/>generic_HTML<text:line-break/><text:tab/>Mandatory<text:tab/>False<text:line-break/><text:tab/>DocumentService<text:tab/>com.sun.star.sheet.SpreadsheetDocument<text:line-break/><text:tab/>UserData<text:line-break/><text:tab/>Name<text:tab/>calc_HTML_WebQuery<text:line-break/><text:tab/>FileFormatVersion<text:tab/>0<text:line-break/><text:tab/>UIComponent<text:tab/>com.sun.star.comp.Calc.FilterOptionsDialog<text:line-break/><text:tab/>FilterService<text:tab/><text:line-break/><text:tab/>Flags<text:tab/>268435521</text:p>
      <text:p text:style-name="P1"/>
      <text:p text:style-name="P1">writer_jpg_Export<text:line-break/><text:tab/>Finalized<text:tab/>False<text:line-break/><text:tab/>UIName<text:tab/>JPEG - Joint Photographic Experts Group<text:line-break/><text:tab/>UINames<text:line-break/><text:tab/><text:tab/>en-US<text:tab/>JPEG - Joint Photographic Experts Group<text:line-break/><text:tab/><text:tab/>fr<text:tab/>JPEG - Joint Photographic Experts Group<text:line-break/><text:tab/>TemplateName<text:tab/><text:line-break/><text:tab/>Type<text:tab/>jpg_JPEG<text:line-break/><text:tab/>Mandatory<text:tab/>False<text:line-break/><text:tab/>DocumentService<text:tab/>com.sun.star.text.TextDocument<text:line-break/><text:tab/>UserData<text:line-break/><text:tab/>Name<text:tab/>writer_jpg_Export<text:line-break/><text:tab/>FileFormatVersion<text:tab/>0<text:line-break/><text:tab/>UIComponent<text:tab/>com.sun.star.comp.GraphicExportDialog<text:line-break/><text:tab/>FilterService<text:tab/>com.sun.star.comp.GraphicExportFilter<text:line-break/><text:tab/>Flags<text:tab/>524354</text:p>
      <text:p text:style-name="P1"/>
      <text:p text:style-name="P1">impress_pdf_import<text:line-break/><text:tab/>Finalized<text:tab/>False<text:line-break/><text:tab/>UIName<text:tab/>PDF - Portable Document Format (Impress)<text:line-break/><text:tab/>UINames<text:line-break/><text:tab/><text:tab/>x-default<text:tab/>PDF - Portable Document Format (Impress)<text:line-break/><text:tab/>TemplateName<text:tab/><text:line-break/><text:tab/>Type<text:tab/>pdf_Portable_Document_Format<text:line-break/><text:tab/>Mandatory<text:tab/>False<text:line-break/><text:tab/>DocumentService<text:tab/>com.sun.star.presentation.PresentationDocument<text:line-break/><text:tab/>UserData<text:line-break/><text:tab/><text:tab/>org.libreoffice.comp.documents.ImpressPDFImport<text:line-break/><text:tab/><text:tab/><text:line-break/><text:tab/><text:tab/>com.sun.star.comp.Impress.XMLOasisImporter<text:line-break/><text:tab/><text:tab/><text:line-break/><text:tab/><text:tab/><text:line-break/><text:tab/><text:tab/><text:line-break/><text:tab/><text:tab/>true<text:line-break/><text:tab/>Name<text:tab/>impress_pdf_import<text:line-break/><text:tab/>FileFormatVersion<text:tab/>0<text:line-break/><text:tab/>UIComponent<text:tab/><text:line-break/><text:tab/>FilterService<text:tab/>com.sun.star.comp.Writer.XmlFilterAdaptor<text:line-break/><text:tab/>Flags<text:tab/>268959809</text:p>
      <text:p text:style-name="P1"/>
      <text:p text:style-name="P1"><text:soft-page-break/>ZMF Document<text:line-break/><text:tab/>Finalized<text:tab/>False<text:line-break/><text:tab/>UIName<text:tab/>Dessin Zoner Callisto<text:line-break/><text:tab/>UINames<text:line-break/><text:tab/><text:tab/>en-US<text:tab/>Zoner Callisto/Draw<text:line-break/><text:tab/><text:tab/>fr<text:tab/>Dessin Zoner Callisto<text:line-break/><text:tab/>TemplateName<text:tab/><text:line-break/><text:tab/>Type<text:tab/>draw_ZMF_Document<text:line-break/><text:tab/>Mandatory<text:tab/>False<text:line-break/><text:tab/>DocumentService<text:tab/>com.sun.star.drawing.DrawingDocument<text:line-break/><text:tab/>UserData<text:line-break/><text:tab/>Name<text:tab/>ZMF Document<text:line-break/><text:tab/>FileFormatVersion<text:tab/>0<text:line-break/><text:tab/>UIComponent<text:tab/><text:line-break/><text:tab/>FilterService<text:tab/>org.libreoffice.comp.Draw.ZMFImportFilter<text:line-break/><text:tab/>Flags<text:tab/>268959809</text:p>
      <text:p text:style-name="P1"/>
      <text:p text:style-name="P1">MediaWiki_Web<text:line-break/><text:tab/>Finalized<text:tab/>False<text:line-break/><text:tab/>UIName<text:tab/>MediaWiki<text:line-break/><text:tab/>UINames<text:line-break/><text:tab/><text:tab/>x-default<text:tab/>MediaWiki<text:line-break/><text:tab/>TemplateName<text:tab/><text:line-break/><text:tab/>Type<text:tab/>MediaWiki<text:line-break/><text:tab/>Mandatory<text:tab/>False<text:line-break/><text:tab/>DocumentService<text:tab/>com.sun.star.text.WebDocument<text:line-break/><text:tab/>UserData<text:line-break/><text:tab/><text:tab/>com.sun.star.documentconversion.XSLTFilter<text:line-break/><text:tab/><text:tab/><text:line-break/><text:tab/><text:tab/><text:line-break/><text:tab/><text:tab/>com.sun.star.comp.Writer.XMLOasisExporter<text:line-break/><text:tab/><text:tab/><text:line-break/><text:tab/><text:tab/>vnd.sun.star.expand:$BUNDLED_EXTENSIONS/wiki-publisher/filter/odt2mediawiki.xsl<text:line-break/><text:tab/>Name<text:tab/>MediaWiki_Web<text:line-break/><text:tab/>FileFormatVersion<text:tab/>0<text:line-break/><text:tab/>UIComponent<text:tab/><text:line-break/><text:tab/>FilterService<text:tab/>com.sun.star.comp.Writer.XmlFilterAdaptor<text:line-break/><text:tab/>Flags<text:tab/>524354</text:p>
      <text:p text:style-name="P1"/>
      <text:p text:style-name="P1">draw_svg_Export<text:line-break/><text:tab/>Finalized<text:tab/>False<text:line-break/><text:tab/>UIName<text:tab/>SVG - Scalable Vector Graphics<text:line-break/><text:tab/>UINames<text:line-break/><text:tab/><text:tab/>en-US<text:tab/>SVG - Scalable Vector Graphics<text:line-break/><text:tab/><text:tab/>fr<text:tab/>SVG - Scalable Vector Graphics<text:line-break/><text:tab/>TemplateName<text:tab/><text:line-break/><text:tab/>Type<text:tab/>svg_Scalable_Vector_Graphics<text:line-break/><text:tab/>Mandatory<text:tab/>False<text:line-break/><text:tab/>DocumentService<text:tab/>com.sun.star.drawing.DrawingDocument<text:line-break/><text:tab/>UserData<text:line-break/><text:tab/>Name<text:tab/>draw_svg_Export<text:line-break/><text:tab/>FileFormatVersion<text:tab/>0<text:line-break/><text:soft-page-break/><text:tab/>UIComponent<text:tab/><text:line-break/><text:tab/>FilterService<text:tab/>com.sun.star.comp.Draw.SVGFilter<text:line-break/><text:tab/>Flags<text:tab/>524354</text:p>
      <text:p text:style-name="P1"/>
      <text:p text:style-name="P1">MS Word 2007 XML<text:line-break/><text:tab/>Finalized<text:tab/>False<text:line-break/><text:tab/>UIName<text:tab/>Microsoft Word 2007-2013 XML<text:line-break/><text:tab/>UINames<text:line-break/><text:tab/><text:tab/>en-US<text:tab/>Microsoft Word 2007-2013 XML<text:line-break/><text:tab/><text:tab/>fr<text:tab/>Microsoft Word 2007-2013 XML<text:line-break/><text:tab/>TemplateName<text:tab/><text:line-break/><text:tab/>Type<text:tab/>writer_MS_Word_2007<text:line-break/><text:tab/>Mandatory<text:tab/>False<text:line-break/><text:tab/>DocumentService<text:tab/>com.sun.star.text.TextDocument<text:line-break/><text:tab/>UserData<text:line-break/><text:tab/><text:tab/>OXML<text:line-break/><text:tab/>Name<text:tab/>MS Word 2007 XML<text:line-break/><text:tab/>FileFormatVersion<text:tab/>0<text:line-break/><text:tab/>UIComponent<text:tab/><text:line-break/><text:tab/>FilterService<text:tab/>com.sun.star.comp.Writer.WriterFilter<text:line-break/><text:tab/>Flags<text:tab/>1124597827</text:p>
      <text:p text:style-name="P1"/>
      <text:p text:style-name="P1">WPS_QPro_Calc<text:line-break/><text:tab/>Finalized<text:tab/>False<text:line-break/><text:tab/>UIName<text:tab/>Document QuattroPro<text:line-break/><text:tab/>UINames<text:line-break/><text:tab/><text:tab/>en-US<text:tab/>QuattroPro Document<text:line-break/><text:tab/><text:tab/>fr<text:tab/>Document QuattroPro<text:line-break/><text:tab/>TemplateName<text:tab/><text:line-break/><text:tab/>Type<text:tab/>calc_WPS_QPro_Document<text:line-break/><text:tab/>Mandatory<text:tab/>False<text:line-break/><text:tab/>DocumentService<text:tab/>com.sun.star.sheet.SpreadsheetDocument<text:line-break/><text:tab/>UserData<text:line-break/><text:tab/>Name<text:tab/>WPS_QPro_Calc<text:line-break/><text:tab/>FileFormatVersion<text:tab/>0<text:line-break/><text:tab/>UIComponent<text:tab/><text:line-break/><text:tab/>FilterService<text:tab/>com.sun.star.comp.Calc.MSWorksCalcImportFilter<text:line-break/><text:tab/>Flags<text:tab/>524353</text:p>
      <text:p text:style-name="P1"/>
      <text:p text:style-name="P1">OpenDocument Drawing Flat XML<text:line-break/><text:tab/>Finalized<text:tab/>False<text:line-break/><text:tab/>UIName<text:tab/>Flat XML ODF Drawing<text:line-break/><text:tab/>UINames<text:line-break/><text:tab/><text:tab/><text:tab/>Flat XML ODF Drawing<text:line-break/><text:tab/>TemplateName<text:tab/><text:line-break/><text:tab/>Type<text:tab/>draw_ODG_FlatXML<text:line-break/><text:tab/>Mandatory<text:tab/>False<text:line-break/><text:tab/>DocumentService<text:tab/>com.sun.star.drawing.DrawingDocument<text:line-break/><text:tab/>UserData<text:line-break/><text:tab/><text:tab/>com.sun.star.comp.filter.OdfFlatXml<text:line-break/><text:tab/><text:tab/><text:line-break/><text:tab/><text:tab/>com.sun.star.comp.Draw.XMLOasisImporter<text:line-break/><text:soft-page-break/><text:tab/><text:tab/>com.sun.star.comp.Draw.XMLOasisExporter<text:line-break/><text:tab/><text:tab/><text:line-break/><text:tab/><text:tab/><text:line-break/><text:tab/><text:tab/>true<text:line-break/><text:tab/>Name<text:tab/>OpenDocument Drawing Flat XML<text:line-break/><text:tab/>FileFormatVersion<text:tab/>0<text:line-break/><text:tab/>UIComponent<text:tab/><text:line-break/><text:tab/>FilterService<text:tab/>com.sun.star.comp.Writer.XmlFilterAdaptor<text:line-break/><text:tab/>Flags<text:tab/>524323</text:p>
      <text:p text:style-name="P1"/>
      <text:p text:style-name="P1">impress_eps_Export<text:line-break/><text:tab/>Finalized<text:tab/>False<text:line-break/><text:tab/>UIName<text:tab/>EPS - Encapsulated PostScript<text:line-break/><text:tab/>UINames<text:line-break/><text:tab/><text:tab/>en-US<text:tab/>EPS - Encapsulated PostScript<text:line-break/><text:tab/><text:tab/>fr<text:tab/>EPS - Encapsulated PostScript<text:line-break/><text:tab/>TemplateName<text:tab/><text:line-break/><text:tab/>Type<text:tab/>eps_Encapsulated_PostScript<text:line-break/><text:tab/>Mandatory<text:tab/>False<text:line-break/><text:tab/>DocumentService<text:tab/>com.sun.star.presentation.PresentationDocument<text:line-break/><text:tab/>UserData<text:line-break/><text:tab/>Name<text:tab/>impress_eps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MOV - MOV<text:line-break/><text:tab/>Finalized<text:tab/>False<text:line-break/><text:tab/>UIName<text:tab/>MOV - Format de fichier QuickTime<text:line-break/><text:tab/>UINames<text:line-break/><text:tab/><text:tab/>en-US<text:tab/>MOV - QuickTime File Format<text:line-break/><text:tab/><text:tab/>fr<text:tab/>MOV - Format de fichier QuickTime<text:line-break/><text:tab/>TemplateName<text:tab/><text:line-break/><text:tab/>Type<text:tab/>mov_MOV<text:line-break/><text:tab/>Mandatory<text:tab/>False<text:line-break/><text:tab/>DocumentService<text:tab/>com.sun.star.drawing.DrawingDocument<text:line-break/><text:tab/>UserData<text:line-break/><text:tab/>Name<text:tab/>MOV - MOV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S_Works<text:line-break/><text:tab/>Finalized<text:tab/>False<text:line-break/><text:tab/>UIName<text:tab/>Document Microsoft Works<text:line-break/><text:tab/>UINames<text:line-break/><text:tab/><text:tab/>en-US<text:tab/>Microsoft Works Document<text:line-break/><text:tab/><text:tab/>fr<text:tab/>Document Microsoft Works<text:line-break/><text:tab/>TemplateName<text:tab/><text:line-break/><text:tab/>Type<text:tab/>writer_MS_Works_Document<text:line-break/><text:soft-page-break/><text:tab/>Mandatory<text:tab/>False<text:line-break/><text:tab/>DocumentService<text:tab/>com.sun.star.text.TextDocument<text:line-break/><text:tab/>UserData<text:line-break/><text:tab/><text:tab/>WPS<text:line-break/><text:tab/>Name<text:tab/>MS_Works<text:line-break/><text:tab/>FileFormatVersion<text:tab/>0<text:line-break/><text:tab/>UIComponent<text:tab/><text:line-break/><text:tab/>FilterService<text:tab/>com.sun.star.comp.Writer.MSWorksImportFilter<text:line-break/><text:tab/>Flags<text:tab/>524353</text:p>
      <text:p text:style-name="P1"/>
      <text:p text:style-name="P1">writer8<text:line-break/><text:tab/>Finalized<text:tab/>False<text:line-break/><text:tab/>UIName<text:tab/>Texte ODF<text:line-break/><text:tab/>UINames<text:line-break/><text:tab/><text:tab/>en-US<text:tab/>ODF Text Document<text:line-break/><text:tab/><text:tab/>fr<text:tab/>Texte ODF<text:line-break/><text:tab/>TemplateName<text:tab/><text:line-break/><text:tab/>Type<text:tab/>writer8<text:line-break/><text:tab/>Mandatory<text:tab/>False<text:line-break/><text:tab/>DocumentService<text:tab/>com.sun.star.text.TextDocument<text:line-break/><text:tab/>UserData<text:line-break/><text:tab/><text:tab/>CXML<text:line-break/><text:tab/>Name<text:tab/>writer8<text:line-break/><text:tab/>FileFormatVersion<text:tab/>6800<text:line-break/><text:tab/>UIComponent<text:tab/><text:line-break/><text:tab/>FilterService<text:tab/><text:line-break/><text:tab/>Flags<text:tab/>318767399</text:p>
      <text:p text:style-name="P1"/>
      <text:p text:style-name="P1">Mac_Works<text:line-break/><text:tab/>Finalized<text:tab/>False<text:line-break/><text:tab/>UIName<text:tab/>Document texte Microsoft Works pour Mac (v1 - v4)<text:line-break/><text:tab/>UINames<text:line-break/><text:tab/><text:tab/>en-US<text:tab/>Microsoft Works for Mac Text Document (v1 - v4)<text:line-break/><text:tab/><text:tab/>fr<text:tab/>Document texte Microsoft Works pour Mac (v1 - v4)<text:line-break/><text:tab/>TemplateName<text:tab/><text:line-break/><text:tab/>Type<text:tab/>writer_Mac_Works<text:line-break/><text:tab/>Mandatory<text:tab/>False<text:line-break/><text:tab/>DocumentService<text:tab/>com.sun.star.text.TextDocument<text:line-break/><text:tab/>UserData<text:line-break/><text:tab/>Name<text:tab/>Mac_Works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MS_Write<text:line-break/><text:tab/>Finalized<text:tab/>False<text:line-break/><text:tab/>UIName<text:tab/>Microsoft Write<text:line-break/><text:tab/>UINames<text:line-break/><text:tab/><text:tab/>en-US<text:tab/>Microsoft Write<text:line-break/><text:tab/><text:tab/>fr<text:tab/>Microsoft Write<text:line-break/><text:tab/>TemplateName<text:tab/><text:line-break/><text:soft-page-break/><text:tab/>Type<text:tab/>writer_MS_Write<text:line-break/><text:tab/>Mandatory<text:tab/>False<text:line-break/><text:tab/>DocumentService<text:tab/>com.sun.star.text.TextDocument<text:line-break/><text:tab/>UserData<text:line-break/><text:tab/><text:tab/>WRI<text:line-break/><text:tab/>Name<text:tab/>MS_Write<text:line-break/><text:tab/>FileFormatVersion<text:tab/>0<text:line-break/><text:tab/>UIComponent<text:tab/><text:line-break/><text:tab/>FilterService<text:tab/>com.sun.star.comp.Writer.MSWorksImportFilter<text:line-break/><text:tab/>Flags<text:tab/>524353</text:p>
      <text:p text:style-name="P1"/>
      <text:p text:style-name="P1">MediaWiki<text:line-break/><text:tab/>Finalized<text:tab/>False<text:line-break/><text:tab/>UIName<text:tab/>MediaWiki<text:line-break/><text:tab/>UINames<text:line-break/><text:tab/><text:tab/>x-default<text:tab/>MediaWiki<text:line-break/><text:tab/>TemplateName<text:tab/><text:line-break/><text:tab/>Type<text:tab/>MediaWiki<text:line-break/><text:tab/>Mandatory<text:tab/>False<text:line-break/><text:tab/>DocumentService<text:tab/>com.sun.star.text.TextDocument<text:line-break/><text:tab/>UserData<text:line-break/><text:tab/><text:tab/>com.sun.star.documentconversion.XSLTFilter<text:line-break/><text:tab/><text:tab/><text:line-break/><text:tab/><text:tab/><text:line-break/><text:tab/><text:tab/>com.sun.star.comp.Writer.XMLOasisExporter<text:line-break/><text:tab/><text:tab/><text:line-break/><text:tab/><text:tab/>vnd.sun.star.expand:$BUNDLED_EXTENSIONS/wiki-publisher/filter/odt2mediawiki.xsl<text:line-break/><text:tab/>Name<text:tab/>MediaWiki<text:line-break/><text:tab/>FileFormatVersion<text:tab/>0<text:line-break/><text:tab/>UIComponent<text:tab/><text:line-break/><text:tab/>FilterService<text:tab/>com.sun.star.comp.Writer.XmlFilterAdaptor<text:line-break/><text:tab/>Flags<text:tab/>524354</text:p>
      <text:p text:style-name="P1"/>
      <text:p text:style-name="P1">draw_StarOffice_XML_Draw_Template<text:line-break/><text:tab/>Finalized<text:tab/>False<text:line-break/><text:tab/>UIName<text:tab/>Modèle de dessin OpenOffice.org 1.0<text:line-break/><text:tab/>UINames<text:line-break/><text:tab/><text:tab/>en-US<text:tab/>OpenOffice.org 1.0 Drawing Template<text:line-break/><text:tab/><text:tab/>fr<text:tab/>Modèle de dessin OpenOffice.org 1.0<text:line-break/><text:tab/>TemplateName<text:tab/><text:line-break/><text:tab/>Type<text:tab/>draw_StarOffice_XML_Draw_Template<text:line-break/><text:tab/>Mandatory<text:tab/>False<text:line-break/><text:tab/>DocumentService<text:tab/>com.sun.star.drawing.DrawingDocument<text:line-break/><text:tab/>UserData<text:line-break/><text:tab/><text:tab/>CXMLV<text:line-break/><text:tab/>Name<text:tab/>draw_StarOffice_XML_Draw_Template<text:line-break/><text:tab/>FileFormatVersion<text:tab/>6200<text:line-break/><text:tab/>UIComponent<text:tab/><text:line-break/><text:tab/>FilterService<text:tab/><text:line-break/><text:tab/>Flags<text:tab/>16777333</text:p>
      <text:p text:style-name="P1"/>
      <text:p text:style-name="P1"><text:soft-page-break/>WriteNow<text:line-break/><text:tab/>Finalized<text:tab/>False<text:line-break/><text:tab/>UIName<text:tab/>Document WriteNow<text:line-break/><text:tab/>UINames<text:line-break/><text:tab/><text:tab/>en-US<text:tab/>WriteNow Document<text:line-break/><text:tab/><text:tab/>fr<text:tab/>Document WriteNow<text:line-break/><text:tab/>TemplateName<text:tab/><text:line-break/><text:tab/>Type<text:tab/>writer_WriteNow<text:line-break/><text:tab/>Mandatory<text:tab/>False<text:line-break/><text:tab/>DocumentService<text:tab/>com.sun.star.text.TextDocument<text:line-break/><text:tab/>UserData<text:line-break/><text:tab/>Name<text:tab/>WriteNow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JPG - JPEG<text:line-break/><text:tab/>Finalized<text:tab/>False<text:line-break/><text:tab/>UIName<text:tab/>JPEG - Joint Photographic Experts Group<text:line-break/><text:tab/>UINames<text:line-break/><text:tab/><text:tab/>en-US<text:tab/>JPEG - Joint Photographic Experts Group<text:line-break/><text:tab/><text:tab/>fr<text:tab/>JPEG - Joint Photographic Experts Group<text:line-break/><text:tab/>TemplateName<text:tab/><text:line-break/><text:tab/>Type<text:tab/>jpg_JPEG<text:line-break/><text:tab/>Mandatory<text:tab/>False<text:line-break/><text:tab/>DocumentService<text:tab/>com.sun.star.drawing.DrawingDocument<text:line-break/><text:tab/>UserData<text:line-break/><text:tab/>Name<text:tab/>JPG - JPEG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_bmp_Export<text:line-break/><text:tab/>Finalized<text:tab/>False<text:line-break/><text:tab/>UIName<text:tab/>BMP - Windows Bitmap<text:line-break/><text:tab/>UINames<text:line-break/><text:tab/><text:tab/>en-US<text:tab/>BMP - Windows Bitmap<text:line-break/><text:tab/><text:tab/>fr<text:tab/>BMP - Windows Bitmap<text:line-break/><text:tab/>TemplateName<text:tab/><text:line-break/><text:tab/>Type<text:tab/>bmp_MS_Windows<text:line-break/><text:tab/>Mandatory<text:tab/>False<text:line-break/><text:tab/>DocumentService<text:tab/>com.sun.star.presentation.PresentationDocument<text:line-break/><text:tab/>UserData<text:line-break/><text:tab/>Name<text:tab/>impress_bmp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<text:soft-page-break/>SYLK<text:line-break/><text:tab/>Finalized<text:tab/>False<text:line-break/><text:tab/>UIName<text:tab/>SYLK<text:line-break/><text:tab/>UINames<text:line-break/><text:tab/><text:tab/>en-US<text:tab/>SYLK<text:line-break/><text:tab/><text:tab/>fr<text:tab/>SYLK<text:line-break/><text:tab/>TemplateName<text:tab/><text:line-break/><text:tab/>Type<text:tab/>calc_SYLK<text:line-break/><text:tab/>Mandatory<text:tab/>False<text:line-break/><text:tab/>DocumentService<text:tab/>com.sun.star.sheet.SpreadsheetDocument<text:line-break/><text:tab/>UserData<text:line-break/><text:tab/>Name<text:tab/>SYLK<text:line-break/><text:tab/>FileFormatVersion<text:tab/>0<text:line-break/><text:tab/>UIComponent<text:tab/><text:line-break/><text:tab/>FilterService<text:tab/><text:line-break/><text:tab/>Flags<text:tab/>67</text:p>
      <text:p text:style-name="P1"/>
      <text:p text:style-name="P1">MS Word 95<text:line-break/><text:tab/>Finalized<text:tab/>False<text:line-break/><text:tab/>UIName<text:tab/>Microsoft Word 95<text:line-break/><text:tab/>UINames<text:line-break/><text:tab/><text:tab/>en-US<text:tab/>Microsoft Word 95<text:line-break/><text:tab/><text:tab/>fr<text:tab/>Microsoft Word 95<text:line-break/><text:tab/>TemplateName<text:tab/><text:line-break/><text:tab/>Type<text:tab/>writer_MS_Word_95<text:line-break/><text:tab/>Mandatory<text:tab/>False<text:line-break/><text:tab/>DocumentService<text:tab/>com.sun.star.text.TextDocument<text:line-break/><text:tab/>UserData<text:line-break/><text:tab/><text:tab/>CWW6<text:line-break/><text:tab/>Name<text:tab/>MS Word 95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SVM - StarView Metafile<text:line-break/><text:tab/>Finalized<text:tab/>False<text:line-break/><text:tab/>UIName<text:tab/>SVM - StarView Metafile<text:line-break/><text:tab/>UINames<text:line-break/><text:tab/><text:tab/>en-US<text:tab/>SVM - StarView Metafile<text:line-break/><text:tab/><text:tab/>fr<text:tab/>SVM - StarView Metafile<text:line-break/><text:tab/>TemplateName<text:tab/><text:line-break/><text:tab/>Type<text:tab/>svm_StarView_Metafile<text:line-break/><text:tab/>Mandatory<text:tab/>False<text:line-break/><text:tab/>DocumentService<text:tab/>com.sun.star.drawing.DrawingDocument<text:line-break/><text:tab/>UserData<text:line-break/><text:tab/>Name<text:tab/>SVM - StarView Meta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<text:soft-page-break/>MS Word 2003 XML<text:line-break/><text:tab/>Finalized<text:tab/>False<text:line-break/><text:tab/>UIName<text:tab/>Microsoft Word 2003 XML<text:line-break/><text:tab/>UINames<text:line-break/><text:tab/><text:tab/>en-US<text:tab/>Microsoft Word 2003 XML<text:line-break/><text:tab/><text:tab/>fr<text:tab/>Microsoft Word 2003 XML<text:line-break/><text:tab/>TemplateName<text:tab/><text:line-break/><text:tab/>Type<text:tab/>writer_MS_Word_2003_XML<text:line-break/><text:tab/>Mandatory<text:tab/>False<text:line-break/><text:tab/>DocumentService<text:tab/>com.sun.star.text.TextDocument<text:line-break/><text:tab/>UserData<text:line-break/><text:tab/><text:tab/>com.sun.star.documentconversion.XSLTFilter<text:line-break/><text:tab/><text:tab/><text:line-break/><text:tab/><text:tab/>com.sun.star.comp.Writer.XMLOasisImporter<text:line-break/><text:tab/><text:tab/>com.sun.star.comp.Writer.XMLOasisExporter<text:line-break/><text:tab/><text:tab/>../share/xslt/import/wordml/wordml2ooo.xsl<text:line-break/><text:tab/><text:tab/>../share/xslt/export/wordml/ooo2wordml.xsl<text:line-break/><text:tab/>Name<text:tab/>MS Word 2003 XML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draw_gif_Export<text:line-break/><text:tab/>Finalized<text:tab/>False<text:line-break/><text:tab/>UIName<text:tab/>GIF - Graphics Interchange Format<text:line-break/><text:tab/>UINames<text:line-break/><text:tab/><text:tab/>en-US<text:tab/>GIF - Graphics Interchange Format<text:line-break/><text:tab/><text:tab/>fr<text:tab/>GIF - Graphics Interchange Format<text:line-break/><text:tab/>TemplateName<text:tab/><text:line-break/><text:tab/>Type<text:tab/>gif_Graphics_Interchange<text:line-break/><text:tab/>Mandatory<text:tab/>False<text:line-break/><text:tab/>DocumentService<text:tab/>com.sun.star.drawing.DrawingDocument<text:line-break/><text:tab/>UserData<text:line-break/><text:tab/>Name<text:tab/>draw_gi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ClarisWorks<text:line-break/><text:tab/>Finalized<text:tab/>False<text:line-break/><text:tab/>UIName<text:tab/>Document texte ClarisWorks/AppleWorks<text:line-break/><text:tab/>UINames<text:line-break/><text:tab/><text:tab/>en-US<text:tab/>ClarisWorks/AppleWorks Text Document<text:line-break/><text:tab/><text:tab/>fr<text:tab/>Document texte ClarisWorks/AppleWorks<text:line-break/><text:tab/>TemplateName<text:tab/><text:line-break/><text:tab/>Type<text:tab/>writer_ClarisWorks<text:line-break/><text:tab/>Mandatory<text:tab/>False<text:line-break/><text:tab/>DocumentService<text:tab/>com.sun.star.text.TextDocument<text:line-break/><text:tab/>UserData<text:line-break/><text:tab/>Name<text:tab/>ClarisWorks<text:line-break/><text:soft-pag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writer_layout_dump<text:line-break/><text:tab/>Finalized<text:tab/>False<text:line-break/><text:tab/>UIName<text:tab/>Writer Layout XML<text:line-break/><text:tab/>UINames<text:line-break/><text:tab/><text:tab/>en-US<text:tab/>Writer Layout XML<text:line-break/><text:tab/><text:tab/>fr<text:tab/>Writer Layout XML<text:line-break/><text:tab/>TemplateName<text:tab/><text:line-break/><text:tab/>Type<text:tab/>writer_layout_dump_xml<text:line-break/><text:tab/>Mandatory<text:tab/>False<text:line-break/><text:tab/>DocumentService<text:tab/>com.sun.star.text.TextDocument<text:line-break/><text:tab/>UserData<text:line-break/><text:tab/>Name<text:tab/>writer_layout_dump<text:line-break/><text:tab/>FileFormatVersion<text:tab/>0<text:line-break/><text:tab/>UIComponent<text:tab/><text:line-break/><text:tab/>FilterService<text:tab/>com.sun.star.comp.Writer.LayoutDump<text:line-break/><text:tab/>Flags<text:tab/>524354</text:p>
      <text:p text:style-name="P1"/>
      <text:p text:style-name="P1">MS WinWord 5<text:line-break/><text:tab/>Finalized<text:tab/>False<text:line-break/><text:tab/>UIName<text:tab/>Microsoft WinWord 1/2/5<text:line-break/><text:tab/>UINames<text:line-break/><text:tab/><text:tab/>en-US<text:tab/>Microsoft WinWord 1/2/5<text:line-break/><text:tab/><text:tab/>fr<text:tab/>Microsoft WinWord 1/2/5<text:line-break/><text:tab/>TemplateName<text:tab/><text:line-break/><text:tab/>Type<text:tab/>writer_MS_WinWord_5<text:line-break/><text:tab/>Mandatory<text:tab/>False<text:line-break/><text:tab/>DocumentService<text:tab/>com.sun.star.text.TextDocument<text:line-break/><text:tab/>UserData<text:line-break/><text:tab/><text:tab/>WW6<text:line-break/><text:tab/>Name<text:tab/>MS WinWord 5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dBase<text:line-break/><text:tab/>Finalized<text:tab/>False<text:line-break/><text:tab/>UIName<text:tab/>dBASE<text:line-break/><text:tab/>UINames<text:line-break/><text:tab/><text:tab/>en-US<text:tab/>dBASE<text:line-break/><text:tab/><text:tab/>fr<text:tab/>dBASE<text:line-break/><text:tab/>TemplateName<text:tab/><text:line-break/><text:tab/>Type<text:tab/>calc_dBase<text:line-break/><text:tab/>Mandatory<text:tab/>False<text:line-break/><text:tab/>DocumentService<text:tab/>com.sun.star.sheet.SpreadsheetDocument<text:line-break/><text:tab/>UserData<text:line-break/><text:tab/>Name<text:tab/>dBase<text:line-break/><text:soft-page-break/><text:tab/>FileFormatVersion<text:tab/>0<text:line-break/><text:tab/>UIComponent<text:tab/>com.sun.star.comp.Calc.FilterOptionsDialog<text:line-break/><text:tab/>FilterService<text:tab/><text:line-break/><text:tab/>Flags<text:tab/>67</text:p>
      <text:p text:style-name="P1"/>
      <text:p text:style-name="P1">writer_web_HTML_help<text:line-break/><text:tab/>Finalized<text:tab/>False<text:line-break/><text:tab/>UIName<text:tab/>Contenu de l'aide<text:line-break/><text:tab/>UINames<text:line-break/><text:tab/><text:tab/>en-US<text:tab/>Help content<text:line-break/><text:tab/><text:tab/>fr<text:tab/>Contenu de l'aide<text:line-break/><text:tab/>TemplateName<text:tab/><text:line-break/><text:tab/>Type<text:tab/>writer_web_HTML_help<text:line-break/><text:tab/>Mandatory<text:tab/>False<text:line-break/><text:tab/>DocumentService<text:tab/>com.sun.star.text.WebDocument<text:line-break/><text:tab/>UserData<text:line-break/><text:tab/><text:tab/>HTML_HELP<text:line-break/><text:tab/>Name<text:tab/>writer_web_HTML_help<text:line-break/><text:tab/>FileFormatVersion<text:tab/>0<text:line-break/><text:tab/>UIComponent<text:tab/><text:line-break/><text:tab/>FilterService<text:tab/><text:line-break/><text:tab/>Flags<text:tab/>69641</text:p>
      <text:p text:style-name="P1"/>
      <text:p text:style-name="P1">MathType 3.x<text:line-break/><text:tab/>Finalized<text:tab/>False<text:line-break/><text:tab/>UIName<text:tab/>MathType3.x<text:line-break/><text:tab/>UINames<text:line-break/><text:tab/><text:tab/>en-US<text:tab/>MathType3.x<text:line-break/><text:tab/><text:tab/>fr<text:tab/>MathType3.x<text:line-break/><text:tab/>TemplateName<text:tab/><text:line-break/><text:tab/>Type<text:tab/>math_MathType_3x<text:line-break/><text:tab/>Mandatory<text:tab/>False<text:line-break/><text:tab/>DocumentService<text:tab/>com.sun.star.formula.FormulaProperties<text:line-break/><text:tab/>UserData<text:line-break/><text:tab/>Name<text:tab/>MathType 3.x<text:line-break/><text:tab/>FileFormatVersion<text:tab/>0<text:line-break/><text:tab/>UIComponent<text:tab/><text:line-break/><text:tab/>FilterService<text:tab/><text:line-break/><text:tab/>Flags<text:tab/>4163</text:p>
      <text:p text:style-name="P1"/>
      <text:p text:style-name="P1">MS Word 97<text:line-break/><text:tab/>Finalized<text:tab/>False<text:line-break/><text:tab/>UIName<text:tab/>Microsoft Word 97-2003<text:line-break/><text:tab/>UINames<text:line-break/><text:tab/><text:tab/>en-US<text:tab/>Microsoft Word 97-2003<text:line-break/><text:tab/><text:tab/>fr<text:tab/>Microsoft Word 97-2003<text:line-break/><text:tab/>TemplateName<text:tab/><text:line-break/><text:tab/>Type<text:tab/>writer_MS_Word_97<text:line-break/><text:tab/>Mandatory<text:tab/>False<text:line-break/><text:tab/>DocumentService<text:tab/>com.sun.star.text.TextDocument<text:line-break/><text:tab/>UserData<text:line-break/><text:tab/><text:tab/>CWW8<text:line-break/><text:soft-page-break/><text:tab/>Name<text:tab/>MS Word 97<text:line-break/><text:tab/>FileFormatVersion<text:tab/>0<text:line-break/><text:tab/>UIComponent<text:tab/><text:line-break/><text:tab/>FilterService<text:tab/><text:line-break/><text:tab/>Flags<text:tab/>318767171</text:p>
      <text:p text:style-name="P1"/>
      <text:p text:style-name="P1">TGA - Truevision TARGA<text:line-break/><text:tab/>Finalized<text:tab/>False<text:line-break/><text:tab/>UIName<text:tab/>TGA - Truevision Targa<text:line-break/><text:tab/>UINames<text:line-break/><text:tab/><text:tab/>en-US<text:tab/>TGA - Truevision Targa<text:line-break/><text:tab/><text:tab/>fr<text:tab/>TGA - Truevision Targa<text:line-break/><text:tab/>TemplateName<text:tab/><text:line-break/><text:tab/>Type<text:tab/>tga_Truevision_TARGA<text:line-break/><text:tab/>Mandatory<text:tab/>False<text:line-break/><text:tab/>DocumentService<text:tab/>com.sun.star.drawing.DrawingDocument<text:line-break/><text:tab/>UserData<text:line-break/><text:tab/>Name<text:tab/>TGA - Truevision TARGA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Corel Presentation Exchange<text:line-break/><text:tab/>Finalized<text:tab/>False<text:line-break/><text:tab/>UIName<text:tab/>Corel Presentation Exchange<text:line-break/><text:tab/>UINames<text:line-break/><text:tab/><text:tab/>en-US<text:tab/>Corel Presentation Exchange<text:line-break/><text:tab/><text:tab/>fr<text:tab/>Corel Presentation Exchange<text:line-break/><text:tab/>TemplateName<text:tab/><text:line-break/><text:tab/>Type<text:tab/>draw_Corel_Presentation_Exchange<text:line-break/><text:tab/>Mandatory<text:tab/>False<text:line-break/><text:tab/>DocumentService<text:tab/>com.sun.star.drawing.DrawingDocument<text:line-break/><text:tab/>UserData<text:line-break/><text:tab/>Name<text:tab/>Corel Presentation Exchange<text:line-break/><text:tab/>FileFormatVersion<text:tab/>0<text:line-break/><text:tab/>UIComponent<text:tab/><text:line-break/><text:tab/>FilterService<text:tab/>com.sun.star.comp.Draw.CMXImportFilter<text:line-break/><text:tab/>Flags<text:tab/>268959809</text:p>
      <text:p text:style-name="P1"/>
      <text:p text:style-name="P1">Calc MS Excel 2007 XML<text:line-break/><text:tab/>Finalized<text:tab/>False<text:line-break/><text:tab/>UIName<text:tab/>Microsoft Excel 2007-2013 XML<text:line-break/><text:tab/>UINames<text:line-break/><text:tab/><text:tab/>en-US<text:tab/>Microsoft Excel 2007-2013 XML<text:line-break/><text:tab/><text:tab/>fr<text:tab/>Microsoft Excel 2007-2013 XML<text:line-break/><text:tab/>TemplateName<text:tab/><text:line-break/><text:tab/>Type<text:tab/>MS Excel 2007 XML<text:line-break/><text:tab/>Mandatory<text:tab/>False<text:line-break/><text:tab/>DocumentService<text:tab/>com.sun.star.sheet.SpreadsheetDocument<text:line-break/><text:tab/>UserData<text:line-break/><text:tab/>Name<text:tab/>Calc MS Excel 2007 XML<text:line-break/><text:soft-page-break/><text:tab/>FileFormatVersion<text:tab/>0<text:line-break/><text:tab/>UIComponent<text:tab/><text:line-break/><text:tab/>FilterService<text:tab/>com.sun.star.comp.oox.xls.ExcelFilter<text:line-break/><text:tab/>Flags<text:tab/>1393033283</text:p>
      <text:p text:style-name="P1"/>
      <text:p text:style-name="P1">writer8_template<text:line-break/><text:tab/>Finalized<text:tab/>False<text:line-break/><text:tab/>UIName<text:tab/>Modèle de texte ODF<text:line-break/><text:tab/>UINames<text:line-break/><text:tab/><text:tab/>en-US<text:tab/>ODF Text Document Template<text:line-break/><text:tab/><text:tab/>fr<text:tab/>Modèle de texte ODF<text:line-break/><text:tab/>TemplateName<text:tab/><text:line-break/><text:tab/>Type<text:tab/>writer8_template<text:line-break/><text:tab/>Mandatory<text:tab/>False<text:line-break/><text:tab/>DocumentService<text:tab/>com.sun.star.text.TextDocument<text:line-break/><text:tab/>UserData<text:line-break/><text:tab/><text:tab/>CXMLV<text:line-break/><text:tab/>Name<text:tab/>writer8_template<text:lin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Rich Text Format<text:line-break/><text:tab/>Finalized<text:tab/>False<text:line-break/><text:tab/>UIName<text:tab/>Rich Text<text:line-break/><text:tab/>UINames<text:line-break/><text:tab/><text:tab/>en-US<text:tab/>Rich Text<text:line-break/><text:tab/><text:tab/>fr<text:tab/>Rich Text<text:line-break/><text:tab/>TemplateName<text:tab/><text:line-break/><text:tab/>Type<text:tab/>writer_Rich_Text_Format<text:line-break/><text:tab/>Mandatory<text:tab/>False<text:line-break/><text:tab/>DocumentService<text:tab/>com.sun.star.text.TextDocument<text:line-break/><text:tab/>UserData<text:line-break/><text:tab/><text:tab/>RTF<text:line-break/><text:tab/>Name<text:tab/>Rich Text Format<text:line-break/><text:tab/>FileFormatVersion<text:tab/>0<text:line-break/><text:tab/>UIComponent<text:tab/><text:line-break/><text:tab/>FilterService<text:tab/>com.sun.star.comp.Writer.RtfFilter<text:line-break/><text:tab/>Flags<text:tab/>268959811</text:p>
      <text:p text:style-name="P1"/>
      <text:p text:style-name="P1">DocBook File<text:line-break/><text:tab/>Finalized<text:tab/>False<text:line-break/><text:tab/>UIName<text:tab/>DocBook<text:line-break/><text:tab/>UINames<text:line-break/><text:tab/><text:tab/><text:tab/>DocBook<text:line-break/><text:tab/>TemplateName<text:tab/>../share/xslt/docbook/DocBookTemplate.stw<text:line-break/><text:tab/>Type<text:tab/>writer_DocBook_File<text:line-break/><text:tab/>Mandatory<text:tab/>False<text:line-break/><text:tab/>DocumentService<text:tab/>com.sun.star.text.TextDocument<text:line-break/><text:tab/>UserData<text:line-break/><text:tab/><text:tab/>com.sun.star.documentconversion.XSLTFilter<text:line-break/><text:soft-page-break/><text:tab/><text:tab/><text:line-break/><text:tab/><text:tab/>com.sun.star.comp.Writer.XMLImporter<text:line-break/><text:tab/><text:tab/>com.sun.star.comp.Writer.XMLExporter<text:line-break/><text:tab/><text:tab/>../share/xslt/docbook/docbooktosoffheadings.xsl<text:line-break/><text:tab/><text:tab/>../share/xslt/docbook/sofftodocbookheadings.xsl<text:line-break/><text:tab/>Name<text:tab/>DocBook File<text:line-break/><text:tab/>FileFormatVersion<text:tab/>0<text:line-break/><text:tab/>UIComponent<text:tab/><text:line-break/><text:tab/>FilterService<text:tab/>com.sun.star.comp.Writer.XmlFilterAdaptor<text:line-break/><text:tab/>Flags<text:tab/>524355</text:p>
      <text:p text:style-name="P1"/>
      <text:p text:style-name="P1">StarOffice XML (Math)<text:line-break/><text:tab/>Finalized<text:tab/>False<text:line-break/><text:tab/>UIName<text:tab/>Formule OpenOffice.org 1.0<text:line-break/><text:tab/>UINames<text:line-break/><text:tab/><text:tab/>en-US<text:tab/>OpenOffice.org 1.0 Formula<text:line-break/><text:tab/><text:tab/>fr<text:tab/>Formule OpenOffice.org 1.0<text:line-break/><text:tab/>TemplateName<text:tab/><text:line-break/><text:tab/>Type<text:tab/>math_StarOffice_XML_Math<text:line-break/><text:tab/>Mandatory<text:tab/>False<text:line-break/><text:tab/>DocumentService<text:tab/>com.sun.star.formula.FormulaProperties<text:line-break/><text:tab/>UserData<text:line-break/><text:tab/>Name<text:tab/>StarOffice XML (Math)<text:line-break/><text:tab/>FileFormatVersion<text:tab/>6200<text:line-break/><text:tab/>UIComponent<text:tab/><text:line-break/><text:tab/>FilterService<text:tab/><text:line-break/><text:tab/>Flags<text:tab/>16777317</text:p>
      <text:p text:style-name="P1"/>
      <text:p text:style-name="P1">MS Excel 95<text:line-break/><text:tab/>Finalized<text:tab/>False<text:line-break/><text:tab/>UIName<text:tab/>Microsoft Excel 95<text:line-break/><text:tab/>UINames<text:line-break/><text:tab/><text:tab/>en-US<text:tab/>Microsoft Excel 95<text:line-break/><text:tab/><text:tab/>fr<text:tab/>Microsoft Excel 95<text:line-break/><text:tab/>TemplateName<text:tab/><text:line-break/><text:tab/>Type<text:tab/>calc_MS_Excel_95<text:line-break/><text:tab/>Mandatory<text:tab/>False<text:line-break/><text:tab/>DocumentService<text:tab/>com.sun.star.sheet.SpreadsheetDocument<text:line-break/><text:tab/>UserData<text:line-break/><text:tab/>Name<text:tab/>MS Excel 95<text:line-break/><text:tab/>FileFormatVersion<text:tab/>0<text:line-break/><text:tab/>UIComponent<text:tab/><text:line-break/><text:tab/>FilterService<text:tab/><text:line-break/><text:tab/>Flags<text:tab/>268435521</text:p>
      <text:p text:style-name="P1"/>
      <text:p text:style-name="P1">StarOffice_Spreadsheet<text:line-break/><text:tab/>Finalized<text:tab/>False<text:line-break/><text:tab/>UIName<text:tab/>Ancien classeur StarOffice<text:line-break/><text:tab/>UINames<text:line-break/><text:tab/><text:tab/>en-US<text:tab/>Legacy StarOffice Spreadsheet<text:line-break/><text:tab/><text:tab/>fr<text:tab/>Ancien classeur StarOffice<text:line-break/><text:tab/>TemplateName<text:tab/><text:line-break/><text:soft-page-break/><text:tab/>Type<text:tab/>StarOffice_Spreadsheet<text:line-break/><text:tab/>Mandatory<text:tab/>False<text:line-break/><text:tab/>DocumentService<text:tab/>com.sun.star.sheet.SpreadsheetDocument<text:line-break/><text:tab/>UserData<text:line-break/><text:tab/>Name<text:tab/>StarOffice_Spreadsheet<text:line-break/><text:tab/>FileFormatVersion<text:tab/>0<text:line-break/><text:tab/>UIComponent<text:tab/><text:line-break/><text:tab/>FilterService<text:tab/>org.libreoffice.comp.Calc.StarOfficeCalcImportFilter<text:line-break/><text:tab/>Flags<text:tab/>268959809</text:p>
      <text:p text:style-name="P1"/>
      <text:p text:style-name="P1">PalmDoc<text:line-break/><text:tab/>Finalized<text:tab/>False<text:line-break/><text:tab/>UIName<text:tab/>PalmDoc eBook<text:line-break/><text:tab/>UINames<text:line-break/><text:tab/><text:tab/>en-US<text:tab/>PalmDoc eBook<text:line-break/><text:tab/><text:tab/>fr<text:tab/>PalmDoc eBook<text:line-break/><text:tab/>TemplateName<text:tab/><text:line-break/><text:tab/>Type<text:tab/>writer_PalmDoc<text:line-break/><text:tab/>Mandatory<text:tab/>False<text:line-break/><text:tab/>DocumentService<text:tab/>com.sun.star.text.TextDocument<text:line-break/><text:tab/>UserData<text:line-break/><text:tab/>Name<text:tab/>PalmDoc<text:line-break/><text:tab/>FileFormatVersion<text:tab/>0<text:line-break/><text:tab/>UIComponent<text:tab/><text:line-break/><text:tab/>FilterService<text:tab/>org.libreoffice.comp.Writer.EBookImportFilter<text:line-break/><text:tab/>Flags<text:tab/>268959809</text:p>
      <text:p text:style-name="P1"/>
      <text:p text:style-name="P1">Apple Pages<text:line-break/><text:tab/>Finalized<text:tab/>False<text:line-break/><text:tab/>UIName<text:tab/>Apple Pages 4<text:line-break/><text:tab/>UINames<text:line-break/><text:tab/><text:tab/>en-US<text:tab/>Apple Pages 4<text:line-break/><text:tab/><text:tab/>fr<text:tab/>Apple Pages 4<text:line-break/><text:tab/>TemplateName<text:tab/><text:line-break/><text:tab/>Type<text:tab/>writer_ApplePages<text:line-break/><text:tab/>Mandatory<text:tab/>False<text:line-break/><text:tab/>DocumentService<text:tab/>com.sun.star.text.TextDocument<text:line-break/><text:tab/>UserData<text:line-break/><text:tab/>Name<text:tab/>Apple Pages<text:line-break/><text:tab/>FileFormatVersion<text:tab/>0<text:line-break/><text:tab/>UIComponent<text:tab/><text:line-break/><text:tab/>FilterService<text:tab/>org.libreoffice.comp.Writer.PagesImportFilter<text:line-break/><text:tab/>Flags<text:tab/>268959809</text:p>
      <text:p text:style-name="P1"/>
      <text:p text:style-name="P1">MWAW_Drawing<text:line-break/><text:tab/>Finalized<text:tab/>False<text:line-break/><text:tab/>UIName<text:tab/>Ancien Dessin Mac<text:line-break/><text:tab/>UINames<text:line-break/><text:tab/><text:tab/>en-US<text:tab/>Legacy Mac Drawing<text:line-break/><text:tab/><text:tab/>fr<text:tab/>Ancien Dessin Mac<text:line-break/><text:tab/>TemplateName<text:tab/><text:line-break/><text:tab/>Type<text:tab/>MWAW_Drawing<text:line-break/><text:soft-page-break/><text:tab/>Mandatory<text:tab/>False<text:line-break/><text:tab/>DocumentService<text:tab/>com.sun.star.drawing.DrawingDocument<text:line-break/><text:tab/>UserData<text:line-break/><text:tab/>Name<text:tab/>MWAW_Drawing<text:line-break/><text:tab/>FileFormatVersion<text:tab/>0<text:line-break/><text:tab/>UIComponent<text:tab/><text:line-break/><text:tab/>FilterService<text:tab/>com.sun.star.comp.Draw.MWAWDrawImportFilter<text:line-break/><text:tab/>Flags<text:tab/>268959809</text:p>
      <text:p text:style-name="P1"/>
      <text:p text:style-name="P1">T602Document<text:line-break/><text:tab/>Finalized<text:tab/>False<text:line-break/><text:tab/>UIName<text:tab/>T602 Document<text:line-break/><text:tab/>UINames<text:line-break/><text:tab/><text:tab/>en-US<text:tab/>T602 Document<text:line-break/><text:tab/><text:tab/>fr<text:tab/>T602 Document<text:line-break/><text:tab/>TemplateName<text:tab/><text:line-break/><text:tab/>Type<text:tab/>writer_T602_Document<text:line-break/><text:tab/>Mandatory<text:tab/>False<text:line-break/><text:tab/>DocumentService<text:tab/>com.sun.star.text.TextDocument<text:line-break/><text:tab/>UserData<text:line-break/><text:tab/><text:tab/>602<text:line-break/><text:tab/>Name<text:tab/>T602Document<text:line-break/><text:tab/>FileFormatVersion<text:tab/>0<text:line-break/><text:tab/>UIComponent<text:tab/><text:line-break/><text:tab/>FilterService<text:tab/>com.sun.star.comp.Writer.T602ImportFilter<text:line-break/><text:tab/>Flags<text:tab/>268959809</text:p>
      <text:p text:style-name="P1"/>
      <text:p text:style-name="P1">Apple Keynote<text:line-break/><text:tab/>Finalized<text:tab/>False<text:line-break/><text:tab/>UIName<text:tab/>Apple Keynote 5<text:line-break/><text:tab/>UINames<text:line-break/><text:tab/><text:tab/>en-US<text:tab/>Apple Keynote 5<text:line-break/><text:tab/><text:tab/>fr<text:tab/>Apple Keynote 5<text:line-break/><text:tab/>TemplateName<text:tab/><text:line-break/><text:tab/>Type<text:tab/>impress_AppleKeynote<text:line-break/><text:tab/>Mandatory<text:tab/>False<text:line-break/><text:tab/>DocumentService<text:tab/>com.sun.star.presentation.PresentationDocument<text:line-break/><text:tab/>UserData<text:line-break/><text:tab/>Name<text:tab/>Apple Keynote<text:line-break/><text:tab/>FileFormatVersion<text:tab/>0<text:line-break/><text:tab/>UIComponent<text:tab/><text:line-break/><text:tab/>FilterService<text:tab/>org.libreoffice.comp.Impress.KeynoteImportFilter<text:line-break/><text:tab/>Flags<text:tab/>268959809</text:p>
      <text:p text:style-name="P1"/>
      <text:p text:style-name="P1">MWAW_Presentation<text:line-break/><text:tab/>Finalized<text:tab/>False<text:line-break/><text:tab/>UIName<text:tab/>Ancienne Présentation Mac<text:line-break/><text:tab/>UINames<text:line-break/><text:tab/><text:tab/>en-US<text:tab/>Legacy Mac Presentation<text:line-break/><text:tab/><text:tab/>fr<text:tab/>Ancienne Présentation Mac<text:line-break/><text:tab/>TemplateName<text:tab/><text:line-break/><text:tab/>Type<text:tab/>MWAW_Presentation<text:line-break/><text:soft-page-break/><text:tab/>Mandatory<text:tab/>False<text:line-break/><text:tab/>DocumentService<text:tab/>com.sun.star.presentation.PresentationDocument<text:line-break/><text:tab/>UserData<text:line-break/><text:tab/>Name<text:tab/>MWAW_Presentation<text:line-break/><text:tab/>FileFormatVersion<text:tab/>0<text:line-break/><text:tab/>UIComponent<text:tab/><text:line-break/><text:tab/>FilterService<text:tab/>com.sun.star.comp.Impress.MWAWPresentationImportFilter<text:line-break/><text:tab/>Flags<text:tab/>268959809</text:p>
      <text:p text:style-name="P1"/>
      <text:p text:style-name="P1">CGM - Computer Graphics Metafile<text:line-break/><text:tab/>Finalized<text:tab/>False<text:line-break/><text:tab/>UIName<text:tab/>CGM - Computer Graphics Metafile<text:line-break/><text:tab/>UINames<text:line-break/><text:tab/><text:tab/>en-US<text:tab/>CGM - Computer Graphics Metafile<text:line-break/><text:tab/><text:tab/>fr<text:tab/>CGM - Computer Graphics Metafile<text:line-break/><text:tab/>TemplateName<text:tab/><text:line-break/><text:tab/>Type<text:tab/>impress_CGM_Computer_Graphics_Metafile<text:line-break/><text:tab/>Mandatory<text:tab/>False<text:line-break/><text:tab/>DocumentService<text:tab/>com.sun.star.presentation.PresentationDocument<text:line-break/><text:tab/>UserData<text:line-break/><text:tab/>Name<text:tab/>CGM - Computer Graphics Meta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XHTML Writer File<text:line-break/><text:tab/>Finalized<text:tab/>False<text:line-break/><text:tab/>UIName<text:tab/>XHTML<text:line-break/><text:tab/>UINames<text:line-break/><text:tab/><text:tab/><text:tab/>XHTML<text:line-break/><text:tab/>TemplateName<text:tab/><text:line-break/><text:tab/>Type<text:tab/>XHTML_File<text:line-break/><text:tab/>Mandatory<text:tab/>False<text:line-break/><text:tab/>DocumentService<text:tab/>com.sun.star.text.TextDocument<text:line-break/><text:tab/>UserData<text:line-break/><text:tab/><text:tab/>com.sun.star.documentconversion.XSLTFilter<text:line-break/><text:tab/><text:tab/><text:line-break/><text:tab/><text:tab/>com.sun.star.comp.Writer.XMLOasisImporter<text:line-break/><text:tab/><text:tab/>com.sun.star.comp.Writer.XMLOasisExporter<text:line-break/><text:tab/><text:tab/><text:line-break/><text:tab/><text:tab/>../share/xslt/export/xhtml/opendoc2xhtml.xsl<text:line-break/><text:tab/><text:tab/><text:line-break/><text:tab/><text:tab/>true<text:line-break/><text:tab/>Name<text:tab/>XHTML Writer File<text:line-break/><text:tab/>FileFormatVersion<text:tab/>0<text:line-break/><text:tab/>UIComponent<text:tab/><text:line-break/><text:tab/>FilterService<text:tab/>com.sun.star.comp.Writer.XmlFilterAdaptor<text:line-break/><text:tab/>Flags<text:tab/>524354</text:p>
      <text:p text:style-name="P1"/>
      <text:p text:style-name="P1">draw_flash_Export<text:line-break/><text:tab/>Finalized<text:tab/>False<text:line-break/><text:soft-page-break/><text:tab/>UIName<text:tab/>Macromedia Flash (SWF)<text:line-break/><text:tab/>UINames<text:line-break/><text:tab/><text:tab/>en-US<text:tab/>Macromedia Flash (SWF)<text:line-break/><text:tab/><text:tab/>fr<text:tab/>Macromedia Flash (SWF)<text:line-break/><text:tab/>TemplateName<text:tab/><text:line-break/><text:tab/>Type<text:tab/>graphic_SWF<text:line-break/><text:tab/>Mandatory<text:tab/>False<text:line-break/><text:tab/>DocumentService<text:tab/>com.sun.star.drawing.DrawingDocument<text:line-break/><text:tab/>UserData<text:line-break/><text:tab/>Name<text:tab/>draw_flash_Export<text:line-break/><text:tab/>FileFormatVersion<text:tab/>0<text:line-break/><text:tab/>UIComponent<text:tab/>com.sun.star.Impress.FlashExportDialog<text:line-break/><text:tab/>FilterService<text:tab/>com.sun.star.comp.Impress.FlashExportFilter<text:line-break/><text:tab/>Flags<text:tab/>524354</text:p>
      <text:p text:style-name="P1"/>
      <text:p text:style-name="P1">MWAW_Database<text:line-break/><text:tab/>Finalized<text:tab/>False<text:line-break/><text:tab/>UIName<text:tab/>Ancienne Base de Données Mac<text:line-break/><text:tab/>UINames<text:line-break/><text:tab/><text:tab/>en-US<text:tab/>Legacy Mac Database<text:line-break/><text:tab/><text:tab/>fr<text:tab/>Ancienne Base de Données Mac<text:line-break/><text:tab/>TemplateName<text:tab/><text:line-break/><text:tab/>Type<text:tab/>MWAW_Database<text:line-break/><text:tab/>Mandatory<text:tab/>False<text:line-break/><text:tab/>DocumentService<text:tab/>com.sun.star.sheet.SpreadsheetDocument<text:line-break/><text:tab/>UserData<text:line-break/><text:tab/>Name<text:tab/>MWAW_Database<text:line-break/><text:tab/>FileFormatVersion<text:tab/>0<text:line-break/><text:tab/>UIComponent<text:tab/><text:line-break/><text:tab/>FilterService<text:tab/>com.sun.star.comp.Calc.MWAWCalcImportFilter<text:line-break/><text:tab/>Flags<text:tab/>268959809</text:p>
      <text:p text:style-name="P1"/>
      <text:p text:style-name="P1">MS Word 95 Vorlage<text:line-break/><text:tab/>Finalized<text:tab/>False<text:line-break/><text:tab/>UIName<text:tab/>Microsoft Word 95 Modèle<text:line-break/><text:tab/>UINames<text:line-break/><text:tab/><text:tab/>en-US<text:tab/>Microsoft Word 95 Template<text:line-break/><text:tab/><text:tab/>fr<text:tab/>Microsoft Word 95 Modèle<text:line-break/><text:tab/>TemplateName<text:tab/><text:line-break/><text:tab/>Type<text:tab/>writer_MS_Word_95_Vorlage<text:line-break/><text:tab/>Mandatory<text:tab/>False<text:line-break/><text:tab/>DocumentService<text:tab/>com.sun.star.text.TextDocument<text:line-break/><text:tab/>UserData<text:line-break/><text:tab/><text:tab/>CWW6<text:line-break/><text:tab/>Name<text:tab/>MS Word 95 Vorlage<text:line-break/><text:tab/>FileFormatVersion<text:tab/>0<text:line-break/><text:tab/>UIComponent<text:tab/><text:line-break/><text:tab/>FilterService<text:tab/><text:line-break/><text:tab/>Flags<text:tab/>85</text:p>
      <text:p text:style-name="P1"/>
      <text:p text:style-name="P1">Quattro Pro 6.0<text:line-break/><text:tab/>Finalized<text:tab/>True<text:line-break/><text:soft-page-break/><text:tab/>UIName<text:tab/>Quattro Pro 6.0<text:line-break/><text:tab/>UINames<text:line-break/><text:tab/><text:tab/>en-US<text:tab/>Quattro Pro 6.0<text:line-break/><text:tab/>TemplateName<text:tab/><text:line-break/><text:tab/>Type<text:tab/>calc_QPro<text:line-break/><text:tab/>Mandatory<text:tab/>False<text:line-break/><text:tab/>DocumentService<text:tab/>com.sun.star.sheet.SpreadsheetDocument<text:line-break/><text:tab/>UserData<text:line-break/><text:tab/>Name<text:tab/>Quattro Pro 6.0<text:line-break/><text:tab/>FileFormatVersion<text:tab/>0<text:line-break/><text:tab/>UIComponent<text:tab/><text:line-break/><text:tab/>FilterService<text:tab/><text:line-break/><text:tab/>Flags<text:tab/>268435521</text:p>
      <text:p text:style-name="P1"/>
      <text:p text:style-name="P1">impress8_template<text:line-break/><text:tab/>Finalized<text:tab/>False<text:line-break/><text:tab/>UIName<text:tab/>Modèle de présentation ODF<text:line-break/><text:tab/>UINames<text:line-break/><text:tab/><text:tab/>en-US<text:tab/>ODF Presentation Template<text:line-break/><text:tab/><text:tab/>fr<text:tab/>Modèle de présentation ODF<text:line-break/><text:tab/>TemplateName<text:tab/><text:line-break/><text:tab/>Type<text:tab/>impress8_template<text:line-break/><text:tab/>Mandatory<text:tab/>False<text:line-break/><text:tab/>DocumentService<text:tab/>com.sun.star.presentation.PresentationDocument<text:line-break/><text:tab/>UserData<text:line-break/><text:tab/><text:tab/>CXMLV<text:line-break/><text:tab/>Name<text:tab/>impress8_template<text:lin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draw8<text:line-break/><text:tab/>Finalized<text:tab/>False<text:line-break/><text:tab/>UIName<text:tab/>Dessin ODF<text:line-break/><text:tab/>UINames<text:line-break/><text:tab/><text:tab/>en-US<text:tab/>ODF Drawing<text:line-break/><text:tab/><text:tab/>fr<text:tab/>Dessin ODF<text:line-break/><text:tab/>TemplateName<text:tab/><text:line-break/><text:tab/>Type<text:tab/>draw8<text:line-break/><text:tab/>Mandatory<text:tab/>False<text:line-break/><text:tab/>DocumentService<text:tab/>com.sun.star.drawing.DrawingDocument<text:line-break/><text:tab/>UserData<text:line-break/><text:tab/><text:tab/>XML<text:line-break/><text:tab/>Name<text:tab/>draw8<text:line-break/><text:tab/>FileFormatVersion<text:tab/>6800<text:line-break/><text:tab/>UIComponent<text:tab/><text:line-break/><text:tab/>FilterService<text:tab/><text:line-break/><text:tab/>Flags<text:tab/>318767399</text:p>
      <text:p text:style-name="P1"/>
      <text:p text:style-name="P1">writer_pdf_Export<text:line-break/><text:tab/>Finalized<text:tab/>False<text:line-break/><text:soft-pag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text.TextDocument<text:line-break/><text:tab/>UserData<text:line-break/><text:tab/>Name<text:tab/>writer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MacWrite<text:line-break/><text:tab/>Finalized<text:tab/>False<text:line-break/><text:tab/>UIName<text:tab/>Document MacWrite<text:line-break/><text:tab/>UINames<text:line-break/><text:tab/><text:tab/>en-US<text:tab/>MacWrite Document<text:line-break/><text:tab/><text:tab/>fr<text:tab/>Document MacWrite<text:line-break/><text:tab/>TemplateName<text:tab/><text:line-break/><text:tab/>Type<text:tab/>writer_MacWrite<text:line-break/><text:tab/>Mandatory<text:tab/>False<text:line-break/><text:tab/>DocumentService<text:tab/>com.sun.star.text.TextDocument<text:line-break/><text:tab/>UserData<text:line-break/><text:tab/>Name<text:tab/>MacWrite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writer_pdf_import<text:line-break/><text:tab/>Finalized<text:tab/>False<text:line-break/><text:tab/>UIName<text:tab/>PDF - Portable Document Format (Writer)<text:line-break/><text:tab/>UINames<text:line-break/><text:tab/><text:tab/>x-default<text:tab/>PDF - Portable Document Format (Writer)<text:line-break/><text:tab/>TemplateName<text:tab/><text:line-break/><text:tab/>Type<text:tab/>pdf_Portable_Document_Format<text:line-break/><text:tab/>Mandatory<text:tab/>False<text:line-break/><text:tab/>DocumentService<text:tab/>com.sun.star.text.TextDocument<text:line-break/><text:tab/>UserData<text:line-break/><text:tab/><text:tab/>org.libreoffice.comp.documents.WriterPDFImport<text:line-break/><text:tab/><text:tab/><text:line-break/><text:tab/><text:tab/>com.sun.star.comp.Writer.XMLOasisImporter<text:line-break/><text:tab/><text:tab/><text:line-break/><text:tab/><text:tab/><text:line-break/><text:tab/><text:tab/><text:line-break/><text:tab/><text:tab/>true<text:line-break/><text:tab/>Name<text:tab/>writer_pdf_import<text:line-break/><text:tab/>FileFormatVersion<text:tab/>0<text:line-break/><text:tab/>UIComponent<text:tab/><text:line-break/><text:soft-page-break/><text:tab/>FilterService<text:tab/>com.sun.star.comp.Writer.XmlFilterAdaptor<text:line-break/><text:tab/>Flags<text:tab/>268959809</text:p>
      <text:p text:style-name="P1"/>
      <text:p text:style-name="P1">writer_png_Export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tab/>TemplateName<text:tab/><text:line-break/><text:tab/>Type<text:tab/>png_Portable_Network_Graphic<text:line-break/><text:tab/>Mandatory<text:tab/>False<text:line-break/><text:tab/>DocumentService<text:tab/>com.sun.star.text.TextDocument<text:line-break/><text:tab/>UserData<text:line-break/><text:tab/>Name<text:tab/>writer_png_Export<text:line-break/><text:tab/>FileFormatVersion<text:tab/>0<text:line-break/><text:tab/>UIComponent<text:tab/>com.sun.star.comp.GraphicExportDialog<text:line-break/><text:tab/>FilterService<text:tab/>com.sun.star.comp.GraphicExportFilter<text:line-break/><text:tab/>Flags<text:tab/>524354</text:p>
      <text:p text:style-name="P1"/>
      <text:p text:style-name="P1">writerweb8_writer<text:line-break/><text:tab/>Finalized<text:tab/>False<text:line-break/><text:tab/>UIName<text:tab/>Texte (Writer/Web)<text:line-break/><text:tab/>UINames<text:line-break/><text:tab/><text:tab/>en-US<text:tab/>Text (Writer/Web)<text:line-break/><text:tab/><text:tab/>fr<text:tab/>Texte (Writer/Web)<text:line-break/><text:tab/>TemplateName<text:tab/><text:line-break/><text:tab/>Type<text:tab/>writer8<text:line-break/><text:tab/>Mandatory<text:tab/>False<text:line-break/><text:tab/>DocumentService<text:tab/>com.sun.star.text.WebDocument<text:line-break/><text:tab/>UserData<text:line-break/><text:tab/><text:tab/>CXML<text:line-break/><text:tab/>Name<text:tab/>writerweb8_writer<text:line-break/><text:tab/>FileFormatVersion<text:tab/>6800<text:line-break/><text:tab/>UIComponent<text:tab/><text:line-break/><text:tab/>FilterService<text:tab/><text:line-break/><text:tab/>Flags<text:tab/>50331654</text:p>
      <text:p text:style-name="P1"/>
      <text:p text:style-name="P1">PCT - Mac Pict<text:line-break/><text:tab/>Finalized<text:tab/>False<text:line-break/><text:tab/>UIName<text:tab/>PCT - Mac Pict<text:line-break/><text:tab/>UINames<text:line-break/><text:tab/><text:tab/>en-US<text:tab/>PCT - Mac Pict<text:line-break/><text:tab/><text:tab/>fr<text:tab/>PCT - Mac Pict<text:line-break/><text:tab/>TemplateName<text:tab/><text:line-break/><text:tab/>Type<text:tab/>pct_Mac_Pict<text:line-break/><text:tab/>Mandatory<text:tab/>False<text:line-break/><text:tab/>DocumentService<text:tab/>com.sun.star.drawing.DrawingDocument<text:line-break/><text:tab/>UserData<text:line-break/><text:tab/>Name<text:tab/>PCT - Mac Pict<text:line-break/><text:tab/>FileFormatVersion<text:tab/>0<text:line-break/><text:tab/>UIComponent<text:tab/><text:line-break/><text:soft-page-break/><text:tab/>FilterService<text:tab/><text:line-break/><text:tab/>Flags<text:tab/>65</text:p>
      <text:p text:style-name="P1"/>
      <text:p text:style-name="P1">MWAW_Text_Document<text:line-break/><text:tab/>Finalized<text:tab/>False<text:line-break/><text:tab/>UIName<text:tab/>Ancien Document Texte Mac<text:line-break/><text:tab/>UINames<text:line-break/><text:tab/><text:tab/>en-US<text:tab/>Legacy Mac Text Document<text:line-break/><text:tab/><text:tab/>fr<text:tab/>Ancien Document Texte Mac<text:line-break/><text:tab/>TemplateName<text:tab/><text:line-break/><text:tab/>Type<text:tab/>MWAW_Text_Document<text:line-break/><text:tab/>Mandatory<text:tab/>False<text:line-break/><text:tab/>DocumentService<text:tab/>com.sun.star.text.TextDocument<text:line-break/><text:tab/>UserData<text:line-break/><text:tab/>Name<text:tab/>MWAW_Text_Document<text:line-break/><text:tab/>FileFormatVersion<text:tab/>0<text:line-break/><text:tab/>UIComponent<text:tab/><text:line-break/><text:tab/>FilterService<text:tab/>com.sun.star.comp.Writer.MWAWImportFilter<text:line-break/><text:tab/>Flags<text:tab/>268959809</text:p>
      <text:p text:style-name="P1"/>
      <text:p text:style-name="P1">OpenDocument Text Flat XML<text:line-break/><text:tab/>Finalized<text:tab/>False<text:line-break/><text:tab/>UIName<text:tab/>Flat XML ODF Text Document<text:line-break/><text:tab/>UINames<text:line-break/><text:tab/><text:tab/><text:tab/>Flat XML ODF Text Document<text:line-break/><text:tab/>TemplateName<text:tab/><text:line-break/><text:tab/>Type<text:tab/>writer_ODT_FlatXML<text:line-break/><text:tab/>Mandatory<text:tab/>False<text:line-break/><text:tab/>DocumentService<text:tab/>com.sun.star.text.TextDocument<text:line-break/><text:tab/>UserData<text:line-break/><text:tab/><text:tab/>com.sun.star.comp.filter.OdfFlatXml<text:line-break/><text:tab/><text:tab/><text:line-break/><text:tab/><text:tab/>com.sun.star.comp.Writer.XMLOasisImporter<text:line-break/><text:tab/><text:tab/>com.sun.star.comp.Writer.XMLOasisExporter<text:line-break/><text:tab/><text:tab/><text:line-break/><text:tab/><text:tab/><text:line-break/><text:tab/><text:tab/>true<text:line-break/><text:tab/>Name<text:tab/>OpenDocument Text Flat XML<text:line-break/><text:tab/>FileFormatVersion<text:tab/>0<text:line-break/><text:tab/>UIComponent<text:tab/><text:line-break/><text:tab/>FilterService<text:tab/>com.sun.star.comp.Writer.XmlFilterAdaptor<text:line-break/><text:tab/>Flags<text:tab/>524323</text:p>
      <text:p text:style-name="P1"/>
      <text:p text:style-name="P1">Palm_Text_Document<text:line-break/><text:tab/>Finalized<text:tab/>False<text:line-break/><text:tab/>UIName<text:tab/>Document texte Palm<text:line-break/><text:tab/>UINames<text:line-break/><text:tab/><text:tab/>en-US<text:tab/>Palm Text Document<text:line-break/><text:tab/><text:tab/>fr<text:tab/>Document texte Palm<text:line-break/><text:tab/>TemplateName<text:tab/><text:line-break/><text:tab/>Type<text:tab/>Palm_Text_Document<text:line-break/><text:tab/>Mandatory<text:tab/>False<text:line-break/><text:soft-page-break/><text:tab/>DocumentService<text:tab/>com.sun.star.text.TextDocument<text:line-break/><text:tab/>UserData<text:line-break/><text:tab/>Name<text:tab/>Palm_Text_Document<text:line-break/><text:tab/>FileFormatVersion<text:tab/>0<text:line-break/><text:tab/>UIComponent<text:tab/><text:line-break/><text:tab/>FilterService<text:tab/>org.libreoffice.comp.Writer.EBookImportFilter<text:line-break/><text:tab/>Flags<text:tab/>268959809</text:p>
      <text:p text:style-name="P1"/>
      <text:p text:style-name="P1">Publisher Document<text:line-break/><text:tab/>Finalized<text:tab/>False<text:line-break/><text:tab/>UIName<text:tab/>Microsoft Publisher 98-2010<text:line-break/><text:tab/>UINames<text:line-break/><text:tab/><text:tab/>en-US<text:tab/>Microsoft Publisher 98-2010<text:line-break/><text:tab/><text:tab/>fr<text:tab/>Microsoft Publisher 98-2010<text:line-break/><text:tab/>TemplateName<text:tab/><text:line-break/><text:tab/>Type<text:tab/>draw_Publisher_Document<text:line-break/><text:tab/>Mandatory<text:tab/>False<text:line-break/><text:tab/>DocumentService<text:tab/>com.sun.star.drawing.DrawingDocument<text:line-break/><text:tab/>UserData<text:line-break/><text:tab/>Name<text:tab/>Publisher Document<text:line-break/><text:tab/>FileFormatVersion<text:tab/>0<text:line-break/><text:tab/>UIComponent<text:tab/><text:line-break/><text:tab/>FilterService<text:tab/>com.sun.star.comp.Draw.MSPUBImportFilter<text:line-break/><text:tab/>Flags<text:tab/>268959809</text:p>
      <text:p text:style-name="P1"/>
      <text:p text:style-name="P1">StarOffice_Drawing<text:line-break/><text:tab/>Finalized<text:tab/>False<text:line-break/><text:tab/>UIName<text:tab/>Ancien dessin StarOffice<text:line-break/><text:tab/>UINames<text:line-break/><text:tab/><text:tab/>en-US<text:tab/>Legacy StarOffice Drawing<text:line-break/><text:tab/><text:tab/>fr<text:tab/>Ancien dessin StarOffice<text:line-break/><text:tab/>TemplateName<text:tab/><text:line-break/><text:tab/>Type<text:tab/>StarOffice_Drawing<text:line-break/><text:tab/>Mandatory<text:tab/>False<text:line-break/><text:tab/>DocumentService<text:tab/>com.sun.star.drawing.DrawingDocument<text:line-break/><text:tab/>UserData<text:line-break/><text:tab/>Name<text:tab/>StarOffice_Drawing<text:line-break/><text:tab/>FileFormatVersion<text:tab/>0<text:line-break/><text:tab/>UIComponent<text:tab/><text:line-break/><text:tab/>FilterService<text:tab/>org.libreoffice.comp.Draw.StarOfficeDrawImportFilter<text:line-break/><text:tab/>Flags<text:tab/>268959809</text:p>
      <text:p text:style-name="P1"/>
      <text:p text:style-name="P1">ClarisWorks_Draw<text:line-break/><text:tab/>Finalized<text:tab/>False<text:line-break/><text:tab/>UIName<text:tab/>Dessin ClarisWorks/AppleWorks<text:line-break/><text:tab/>UINames<text:line-break/><text:tab/><text:tab/>en-US<text:tab/>ClarisWorks/AppleWorks Drawing<text:line-break/><text:tab/><text:tab/>fr<text:tab/>Dessin ClarisWorks/AppleWorks<text:line-break/><text:tab/>TemplateName<text:tab/><text:line-break/><text:tab/>Type<text:tab/>draw_ClarisWorks<text:line-break/><text:tab/>Mandatory<text:tab/>False<text:line-break/><text:tab/>DocumentService<text:tab/>com.sun.star.drawing.DrawingDocument<text:line-break/><text:soft-page-break/><text:tab/>UserData<text:line-break/><text:tab/>Name<text:tab/>ClarisWorks_Draw<text:line-break/><text:tab/>FileFormatVersion<text:tab/>0<text:line-break/><text:tab/>UIComponent<text:tab/><text:line-break/><text:tab/>FilterService<text:tab/>com.sun.star.comp.Draw.MWAWDrawImportFilter<text:line-break/><text:tab/>Flags<text:tab/>268959809</text:p>
      <text:p text:style-name="P1"/>
      <text:p text:style-name="P1">SGV - StarDraw 2.0<text:line-break/><text:tab/>Finalized<text:tab/>False<text:line-break/><text:tab/>UIName<text:tab/>SGV - StarDraw 2.0<text:line-break/><text:tab/>UINames<text:line-break/><text:tab/><text:tab/>en-US<text:tab/>SGV - StarDraw 2.0<text:line-break/><text:tab/><text:tab/>fr<text:tab/>SGV - StarDraw 2.0<text:line-break/><text:tab/>TemplateName<text:tab/><text:line-break/><text:tab/>Type<text:tab/>sgv_StarDraw_20<text:line-break/><text:tab/>Mandatory<text:tab/>False<text:line-break/><text:tab/>DocumentService<text:tab/>com.sun.star.drawing.DrawingDocument<text:line-break/><text:tab/>UserData<text:line-break/><text:tab/>Name<text:tab/>SGV - StarDraw 2.0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PageMaker Document<text:line-break/><text:tab/>Finalized<text:tab/>False<text:line-break/><text:tab/>UIName<text:tab/>Adobe PageMaker<text:line-break/><text:tab/>UINames<text:line-break/><text:tab/><text:tab/>en-US<text:tab/>Adobe PageMaker<text:line-break/><text:tab/><text:tab/>fr<text:tab/>Adobe PageMaker<text:line-break/><text:tab/>TemplateName<text:tab/><text:line-break/><text:tab/>Type<text:tab/>draw_PageMaker_Document<text:line-break/><text:tab/>Mandatory<text:tab/>False<text:line-break/><text:tab/>DocumentService<text:tab/>com.sun.star.drawing.DrawingDocument<text:line-break/><text:tab/>UserData<text:line-break/><text:tab/>Name<text:tab/>PageMaker Document<text:line-break/><text:tab/>FileFormatVersion<text:tab/>0<text:line-break/><text:tab/>UIComponent<text:tab/><text:line-break/><text:tab/>FilterService<text:tab/>org.libreoffice.comp.Draw.PageMakerImportFilter<text:line-break/><text:tab/>Flags<text:tab/>268959809</text:p>
      <text:p text:style-name="P1"/>
      <text:p text:style-name="P1">XBM - X-Consortium<text:line-break/><text:tab/>Finalized<text:tab/>False<text:line-break/><text:tab/>UIName<text:tab/>XBM - X Bitmap<text:line-break/><text:tab/>UINames<text:line-break/><text:tab/><text:tab/>en-US<text:tab/>XBM - X Bitmap<text:line-break/><text:tab/><text:tab/>fr<text:tab/>XBM - X Bitmap<text:line-break/><text:tab/>TemplateName<text:tab/><text:line-break/><text:tab/>Type<text:tab/>xbm_X_Consortium<text:line-break/><text:tab/>Mandatory<text:tab/>False<text:line-break/><text:tab/>DocumentService<text:tab/>com.sun.star.drawing.DrawingDocument<text:line-break/><text:tab/>UserData<text:line-break/><text:soft-page-break/><text:tab/>Name<text:tab/>XBM - X-Consortium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_jpg_Export<text:line-break/><text:tab/>Finalized<text:tab/>False<text:line-break/><text:tab/>UIName<text:tab/>JPEG - Joint Photographic Experts Group<text:line-break/><text:tab/>UINames<text:line-break/><text:tab/><text:tab/>en-US<text:tab/>JPEG - Joint Photographic Experts Group<text:line-break/><text:tab/><text:tab/>fr<text:tab/>JPEG - Joint Photographic Experts Group<text:line-break/><text:tab/>TemplateName<text:tab/><text:line-break/><text:tab/>Type<text:tab/>jpg_JPEG<text:line-break/><text:tab/>Mandatory<text:tab/>False<text:line-break/><text:tab/>DocumentService<text:tab/>com.sun.star.presentation.PresentationDocument<text:line-break/><text:tab/>UserData<text:line-break/><text:tab/>Name<text:tab/>impress_jpg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MS Excel 97 Vorlage/Template<text:line-break/><text:tab/>Finalized<text:tab/>False<text:line-break/><text:tab/>UIName<text:tab/>Modèle Microsoft Excel 97-2003<text:line-break/><text:tab/>UINames<text:line-break/><text:tab/><text:tab/>en-US<text:tab/>Microsoft Excel 97-2003 Template<text:line-break/><text:tab/><text:tab/>fr<text:tab/>Modèle Microsoft Excel 97-2003<text:line-break/><text:tab/>TemplateName<text:tab/><text:line-break/><text:tab/>Type<text:tab/>calc_MS_Excel_97_VorlageTemplate<text:line-break/><text:tab/>Mandatory<text:tab/>False<text:line-break/><text:tab/>DocumentService<text:tab/>com.sun.star.sheet.SpreadsheetDocument<text:line-break/><text:tab/>UserData<text:line-break/><text:tab/>Name<text:tab/>MS Excel 97 Vorlage/Template<text:line-break/><text:tab/>FileFormatVersion<text:tab/>0<text:line-break/><text:tab/>UIComponent<text:tab/><text:line-break/><text:tab/>FilterService<text:tab/><text:line-break/><text:tab/>Flags<text:tab/>50331735</text:p>
      <text:p text:style-name="P1"/>
      <text:p text:style-name="P1">MWAW_Bitmap<text:line-break/><text:tab/>Finalized<text:tab/>False<text:line-break/><text:tab/>UIName<text:tab/>Ancien Bitmap Mac<text:line-break/><text:tab/>UINames<text:line-break/><text:tab/><text:tab/>en-US<text:tab/>Legacy Mac Bitmap<text:line-break/><text:tab/><text:tab/>fr<text:tab/>Ancien Bitmap Mac<text:line-break/><text:tab/>TemplateName<text:tab/><text:line-break/><text:tab/>Type<text:tab/>MWAW_Bitmap<text:line-break/><text:tab/>Mandatory<text:tab/>False<text:line-break/><text:tab/>DocumentService<text:tab/>com.sun.star.drawing.DrawingDocument<text:line-break/><text:tab/>UserData<text:line-break/><text:tab/>Name<text:tab/>MWAW_Bitmap<text:line-break/><text:soft-page-break/><text:tab/>FileFormatVersion<text:tab/>0<text:line-break/><text:tab/>UIComponent<text:tab/><text:line-break/><text:tab/>FilterService<text:tab/>com.sun.star.comp.Draw.MWAWDrawImportFilter<text:line-break/><text:tab/>Flags<text:tab/>268959809</text:p>
      <text:p text:style-name="P1"/>
      <text:p text:style-name="P1">XHTML Impress File<text:line-break/><text:tab/>Finalized<text:tab/>False<text:line-break/><text:tab/>UIName<text:tab/>XHTML<text:line-break/><text:tab/>UINames<text:line-break/><text:tab/><text:tab/><text:tab/>XHTML<text:line-break/><text:tab/>TemplateName<text:tab/><text:line-break/><text:tab/>Type<text:tab/>XHTML_File<text:line-break/><text:tab/>Mandatory<text:tab/>False<text:line-break/><text:tab/>DocumentService<text:tab/>com.sun.star.presentation.PresentationDocument<text:line-break/><text:tab/>UserData<text:line-break/><text:tab/><text:tab/>com.sun.star.documentconversion.XSLTFilter<text:line-break/><text:tab/><text:tab/><text:line-break/><text:tab/><text:tab/>com.sun.star.comp.Impress.XMLOasisImporter<text:line-break/><text:tab/><text:tab/>com.sun.star.comp.Impress.XMLOasisExporter<text:line-break/><text:tab/><text:tab/><text:line-break/><text:tab/><text:tab/>../share/xslt/export/xhtml/opendoc2xhtml.xsl<text:line-break/><text:tab/>Name<text:tab/>XHTML Impress File<text:line-break/><text:tab/>FileFormatVersion<text:tab/>0<text:line-break/><text:tab/>UIComponent<text:tab/><text:line-break/><text:tab/>FilterService<text:tab/>com.sun.star.comp.Writer.XmlFilterAdaptor<text:line-break/><text:tab/>Flags<text:tab/>524354</text:p>
      <text:p text:style-name="P1"/>
      <text:p text:style-name="P1">draw_emf_Export<text:line-break/><text:tab/>Finalized<text:tab/>False<text:line-break/><text:tab/>UIName<text:tab/>EMF - Enhanced Metafile<text:line-break/><text:tab/>UINames<text:line-break/><text:tab/><text:tab/>en-US<text:tab/>EMF - Enhanced Metafile<text:line-break/><text:tab/><text:tab/>fr<text:tab/>EMF - Enhanced Metafile<text:line-break/><text:tab/>TemplateName<text:tab/><text:line-break/><text:tab/>Type<text:tab/>emf_MS_Windows_Metafile<text:line-break/><text:tab/>Mandatory<text:tab/>False<text:line-break/><text:tab/>DocumentService<text:tab/>com.sun.star.drawing.DrawingDocument<text:line-break/><text:tab/>UserData<text:line-break/><text:tab/>Name<text:tab/>draw_em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draw_PCD_Photo_CD_Base<text:line-break/><text:tab/>Finalized<text:tab/>False<text:line-break/><text:tab/>UIName<text:tab/>PCD - Kodak Photo CD (768x512)<text:line-break/><text:tab/>UINames<text:line-break/><text:tab/><text:tab/>en-US<text:tab/>PCD - Kodak Photo CD (768x512)<text:line-break/><text:tab/><text:tab/>fr<text:tab/>PCD - Kodak Photo CD (768x512)<text:line-break/><text:tab/>TemplateName<text:tab/><text:line-break/><text:tab/>Type<text:tab/>pcd_Photo_CD_Base<text:line-break/><text:soft-page-break/><text:tab/>Mandatory<text:tab/>False<text:line-break/><text:tab/>DocumentService<text:tab/>com.sun.star.drawing.DrawingDocument<text:line-break/><text:tab/>UserData<text:line-break/><text:tab/>Name<text:tab/>draw_PCD_Photo_CD_Bas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DXF - AutoCAD Interchange<text:line-break/><text:tab/>Finalized<text:tab/>False<text:line-break/><text:tab/>UIName<text:tab/>DXF - AutoCAD Interchange Format<text:line-break/><text:tab/>UINames<text:line-break/><text:tab/><text:tab/>en-US<text:tab/>DXF - AutoCAD Interchange Format<text:line-break/><text:tab/><text:tab/>fr<text:tab/>DXF - AutoCAD Interchange Format<text:line-break/><text:tab/>TemplateName<text:tab/><text:line-break/><text:tab/>Type<text:tab/>dxf_AutoCAD_Interchange<text:line-break/><text:tab/>Mandatory<text:tab/>False<text:line-break/><text:tab/>DocumentService<text:tab/>com.sun.star.drawing.DrawingDocument<text:line-break/><text:tab/>UserData<text:line-break/><text:tab/>Name<text:tab/>DXF - AutoCAD Interchang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_emf_Export<text:line-break/><text:tab/>Finalized<text:tab/>False<text:line-break/><text:tab/>UIName<text:tab/>EMF - Enhanced Metafile<text:line-break/><text:tab/>UINames<text:line-break/><text:tab/><text:tab/>en-US<text:tab/>EMF - Enhanced Metafile<text:line-break/><text:tab/><text:tab/>fr<text:tab/>EMF - Enhanced Metafile<text:line-break/><text:tab/>TemplateName<text:tab/><text:line-break/><text:tab/>Type<text:tab/>emf_MS_Windows_Metafile<text:line-break/><text:tab/>Mandatory<text:tab/>False<text:line-break/><text:tab/>DocumentService<text:tab/>com.sun.star.presentation.PresentationDocument<text:line-break/><text:tab/>UserData<text:line-break/><text:tab/>Name<text:tab/>impress_em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MS_Works_Calc<text:line-break/><text:tab/>Finalized<text:tab/>False<text:line-break/><text:tab/>UIName<text:tab/>Document Microsoft Works<text:line-break/><text:tab/>UINames<text:line-break/><text:tab/><text:tab/>en-US<text:tab/>Microsoft Works Document<text:line-break/><text:tab/><text:tab/>fr<text:tab/>Document Microsoft Works<text:line-break/><text:tab/>TemplateName<text:tab/><text:line-break/><text:tab/>Type<text:tab/>calc_MS_Works_Document<text:line-break/><text:tab/>Mandatory<text:tab/>False<text:line-break/><text:soft-page-break/><text:tab/>DocumentService<text:tab/>com.sun.star.sheet.SpreadsheetDocument<text:line-break/><text:tab/>UserData<text:line-break/><text:tab/>Name<text:tab/>MS_Works_Calc<text:line-break/><text:tab/>FileFormatVersion<text:tab/>0<text:line-break/><text:tab/>UIComponent<text:tab/><text:line-break/><text:tab/>FilterService<text:tab/>com.sun.star.comp.Calc.MSWorksCalcImportFilter<text:line-break/><text:tab/>Flags<text:tab/>524353</text:p>
      <text:p text:style-name="P1"/>
      <text:p text:style-name="P1">impress_gif_Export<text:line-break/><text:tab/>Finalized<text:tab/>False<text:line-break/><text:tab/>UIName<text:tab/>GIF - Graphics Interchange Format<text:line-break/><text:tab/>UINames<text:line-break/><text:tab/><text:tab/>en-US<text:tab/>GIF - Graphics Interchange Format<text:line-break/><text:tab/><text:tab/>fr<text:tab/>GIF - Graphics Interchange Format<text:line-break/><text:tab/>TemplateName<text:tab/><text:line-break/><text:tab/>Type<text:tab/>gif_Graphics_Interchange<text:line-break/><text:tab/>Mandatory<text:tab/>False<text:line-break/><text:tab/>DocumentService<text:tab/>com.sun.star.presentation.PresentationDocument<text:line-break/><text:tab/>UserData<text:line-break/><text:tab/>Name<text:tab/>impress_gif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impress_png_Export<text:line-break/><text:tab/>Finalized<text:tab/>False<text:line-break/><text:tab/>UIName<text:tab/>PNG - Portable Network Graphic<text:line-break/><text:tab/>UINames<text:line-break/><text:tab/><text:tab/>en-US<text:tab/>PNG - Portable Network Graphic<text:line-break/><text:tab/><text:tab/>fr<text:tab/>PNG - Portable Network Graphic<text:line-break/><text:tab/>TemplateName<text:tab/><text:line-break/><text:tab/>Type<text:tab/>png_Portable_Network_Graphic<text:line-break/><text:tab/>Mandatory<text:tab/>False<text:line-break/><text:tab/>DocumentService<text:tab/>com.sun.star.presentation.PresentationDocument<text:line-break/><text:tab/>UserData<text:line-break/><text:tab/>Name<text:tab/>impress_png_Export<text:line-break/><text:tab/>FileFormatVersion<text:tab/>0<text:line-break/><text:tab/>UIComponent<text:tab/>com.sun.star.svtools.SvFilterOptionsDialog<text:line-break/><text:tab/>FilterService<text:tab/><text:line-break/><text:tab/>Flags<text:tab/>1090</text:p>
      <text:p text:style-name="P1"/>
      <text:p text:style-name="P1">impress_tif_Export<text:line-break/><text:tab/>Finalized<text:tab/>False<text:line-break/><text:tab/>UIName<text:tab/>TIFF - Tagged Image File Format<text:line-break/><text:tab/>UINames<text:line-break/><text:tab/><text:tab/>en-US<text:tab/>TIFF - Tagged Image File Format<text:line-break/><text:tab/><text:tab/>fr<text:tab/>TIFF - Tagged Image File Format<text:line-break/><text:tab/>TemplateName<text:tab/><text:line-break/><text:tab/>Type<text:tab/>tif_Tag_Image_File<text:line-break/><text:tab/>Mandatory<text:tab/>False<text:line-break/><text:tab/>DocumentService<text:tab/>com.sun.star.presentation.PresentationDocument<text:line-break/><text:soft-page-break/><text:tab/>UserData<text:line-break/><text:tab/>Name<text:tab/>impress_tif_Export<text:line-break/><text:tab/>FileFormatVersion<text:tab/>0<text:line-break/><text:tab/>UIComponent<text:tab/><text:line-break/><text:tab/>FilterService<text:tab/><text:line-break/><text:tab/>Flags<text:tab/>1090</text:p>
      <text:p text:style-name="P1"/>
      <text:p text:style-name="P1">writer_MIZI_Hwp_97<text:line-break/><text:tab/>Finalized<text:tab/>False<text:line-break/><text:tab/>UIName<text:tab/>Hangul WP 97<text:line-break/><text:tab/>UINames<text:line-break/><text:tab/><text:tab/>en-US<text:tab/>Hangul WP 97<text:line-break/><text:tab/><text:tab/>fr<text:tab/>Hangul WP 97<text:line-break/><text:tab/>TemplateName<text:tab/><text:line-break/><text:tab/>Type<text:tab/>writer_MIZI_Hwp_97<text:line-break/><text:tab/>Mandatory<text:tab/>False<text:line-break/><text:tab/>DocumentService<text:tab/>com.sun.star.text.TextDocument<text:line-break/><text:tab/>UserData<text:line-break/><text:tab/>Name<text:tab/>writer_MIZI_Hwp_97<text:line-break/><text:tab/>FileFormatVersion<text:tab/>0<text:line-break/><text:tab/>UIComponent<text:tab/><text:line-break/><text:tab/>FilterService<text:tab/>com.sun.comp.hwpimport.HwpImportFilter<text:line-break/><text:tab/>Flags<text:tab/>524353</text:p>
      <text:p text:style-name="P1"/>
      <text:p text:style-name="P1">MathML XML (Math)<text:line-break/><text:tab/>Finalized<text:tab/>False<text:line-break/><text:tab/>UIName<text:tab/>MathML 2.0<text:line-break/><text:tab/>UINames<text:line-break/><text:tab/><text:tab/>en-US<text:tab/>MathML 2.0<text:line-break/><text:tab/><text:tab/>fr<text:tab/>MathML 2.0<text:line-break/><text:tab/>TemplateName<text:tab/><text:line-break/><text:tab/>Type<text:tab/>math_MathML_XML_Math<text:line-break/><text:tab/>Mandatory<text:tab/>False<text:line-break/><text:tab/>DocumentService<text:tab/>com.sun.star.formula.FormulaProperties<text:line-break/><text:tab/>UserData<text:line-break/><text:tab/>Name<text:tab/>MathML XML (Math)<text:line-break/><text:tab/>FileFormatVersion<text:tab/>6200<text:line-break/><text:tab/>UIComponent<text:tab/><text:line-break/><text:tab/>FilterService<text:tab/><text:line-break/><text:tab/>Flags<text:tab/>7</text:p>
      <text:p text:style-name="P1"/>
      <text:p text:style-name="P1">writerglobal8_HTML<text:line-break/><text:tab/>Finalized<text:tab/>False<text:line-break/><text:tab/>UIName<text:tab/>HTML (Writer/Global)<text:line-break/><text:tab/>UINames<text:line-break/><text:tab/><text:tab/>en-US<text:tab/>HTML (Writer/Global)<text:line-break/><text:tab/><text:tab/>fr<text:tab/>HTML (Writer/Global)<text:line-break/><text:tab/>TemplateName<text:tab/><text:line-break/><text:tab/>Type<text:tab/>generic_HTML<text:line-break/><text:tab/>Mandatory<text:tab/>False<text:line-break/><text:tab/>DocumentService<text:tab/>com.sun.star.text.GlobalDocument<text:line-break/><text:tab/>UserData<text:line-break/><text:soft-page-break/><text:tab/><text:tab/>HTML<text:line-break/><text:tab/>Name<text:tab/>writerglobal8_HTML<text:line-break/><text:tab/>FileFormatVersion<text:tab/>0<text:line-break/><text:tab/>UIComponent<text:tab/><text:line-break/><text:tab/>FilterService<text:tab/><text:line-break/><text:tab/>Flags<text:tab/>66</text:p>
      <text:p text:style-name="P1"/>
      <text:p text:style-name="P1">calc_StarOffice_XML_Calc_Template<text:line-break/><text:tab/>Finalized<text:tab/>False<text:line-break/><text:tab/>UIName<text:tab/>Modèle de classeur OpenOffice.org 1.0<text:line-break/><text:tab/>UINames<text:line-break/><text:tab/><text:tab/>en-US<text:tab/>OpenOffice.org 1.0 Spreadsheet Template<text:line-break/><text:tab/><text:tab/>fr<text:tab/>Modèle de classeur OpenOffice.org 1.0<text:line-break/><text:tab/>TemplateName<text:tab/><text:line-break/><text:tab/>Type<text:tab/>calc_StarOffice_XML_Calc_Template<text:line-break/><text:tab/>Mandatory<text:tab/>False<text:line-break/><text:tab/>DocumentService<text:tab/>com.sun.star.sheet.SpreadsheetDocument<text:line-break/><text:tab/>UserData<text:line-break/><text:tab/>Name<text:tab/>calc_StarOffice_XML_Calc_Template<text:line-break/><text:tab/>FileFormatVersion<text:tab/>6200<text:line-break/><text:tab/>UIComponent<text:tab/><text:line-break/><text:tab/>FilterService<text:tab/><text:line-break/><text:tab/>Flags<text:tab/>16777333</text:p>
      <text:p text:style-name="P1"/>
      <text:p text:style-name="P1">ClarisWorks_Impress<text:line-break/><text:tab/>Finalized<text:tab/>False<text:line-break/><text:tab/>UIName<text:tab/>Présentation ClarisWorks/AppleWorks<text:line-break/><text:tab/>UINames<text:line-break/><text:tab/><text:tab/>en-US<text:tab/>ClarisWorks/AppleWorks Presentation<text:line-break/><text:tab/><text:tab/>fr<text:tab/>Présentation ClarisWorks/AppleWorks<text:line-break/><text:tab/>TemplateName<text:tab/><text:line-break/><text:tab/>Type<text:tab/>impress_ClarisWorks<text:line-break/><text:tab/>Mandatory<text:tab/>False<text:line-break/><text:tab/>DocumentService<text:tab/>com.sun.star.presentation.PresentationDocument<text:line-break/><text:tab/>UserData<text:line-break/><text:tab/>Name<text:tab/>ClarisWorks_Impress<text:line-break/><text:tab/>FileFormatVersion<text:tab/>0<text:line-break/><text:tab/>UIComponent<text:tab/><text:line-break/><text:tab/>FilterService<text:tab/>com.sun.star.comp.Impress.MWAWPresentationImportFilter<text:line-break/><text:tab/>Flags<text:tab/>268959809</text:p>
      <text:p text:style-name="P1"/>
      <text:p text:style-name="P1">HTML (StarWriter)<text:line-break/><text:tab/>Finalized<text:tab/>False<text:line-break/><text:tab/>UIName<text:tab/>Document HTML (Writer)<text:line-break/><text:tab/>UINames<text:line-break/><text:tab/><text:tab/>en-US<text:tab/>HTML Document (Writer)<text:line-break/><text:tab/><text:tab/>fr<text:tab/>Document HTML (Writer)<text:line-break/><text:tab/>TemplateName<text:tab/><text:line-break/><text:tab/>Type<text:tab/>generic_HTML<text:line-break/><text:tab/>Mandatory<text:tab/>False<text:line-break/><text:tab/>DocumentService<text:tab/>com.sun.star.text.TextDocument<text:line-break/><text:tab/>UserData<text:line-break/><text:soft-page-break/><text:tab/><text:tab/>HTML<text:line-break/><text:tab/>Name<text:tab/>HTML (StarWriter)<text:line-break/><text:tab/>FileFormatVersion<text:tab/>0<text:line-break/><text:tab/>UIComponent<text:tab/><text:line-break/><text:tab/>FilterService<text:tab/><text:line-break/><text:tab/>Flags<text:tab/>67</text:p>
      <text:p text:style-name="P1"/>
      <text:p text:style-name="P1">writer_web_jpg_Export<text:line-break/><text:tab/>Finalized<text:tab/>False<text:line-break/><text:tab/>UIName<text:tab/>JPEG - Joint Photographic Experts Group<text:line-break/><text:tab/>UINames<text:line-break/><text:tab/><text:tab/>en-US<text:tab/>JPEG - Joint Photographic Experts Group<text:line-break/><text:tab/><text:tab/>fr<text:tab/>JPEG - Joint Photographic Experts Group<text:line-break/><text:tab/>TemplateName<text:tab/><text:line-break/><text:tab/>Type<text:tab/>jpg_JPEG<text:line-break/><text:tab/>Mandatory<text:tab/>False<text:line-break/><text:tab/>DocumentService<text:tab/>com.sun.star.text.WebDocument<text:line-break/><text:tab/>UserData<text:line-break/><text:tab/>Name<text:tab/>writer_web_jpg_Export<text:line-break/><text:tab/>FileFormatVersion<text:tab/>0<text:line-break/><text:tab/>UIComponent<text:tab/>com.sun.star.comp.GraphicExportDialog<text:line-break/><text:tab/>FilterService<text:tab/>com.sun.star.comp.GraphicExportFilter<text:line-break/><text:tab/>Flags<text:tab/>524354</text:p>
      <text:p text:style-name="P1"/>
      <text:p text:style-name="P1">MS PowerPoint 97<text:line-break/><text:tab/>Finalized<text:tab/>False<text:line-break/><text:tab/>UIName<text:tab/>Microsoft PowerPoint 97-2003<text:line-break/><text:tab/>UINames<text:line-break/><text:tab/><text:tab/>en-US<text:tab/>Microsoft PowerPoint 97-2003<text:line-break/><text:tab/><text:tab/>fr<text:tab/>Microsoft PowerPoint 97-2003<text:line-break/><text:tab/>TemplateName<text:tab/><text:line-break/><text:tab/>Type<text:tab/>impress_MS_PowerPoint_97<text:line-break/><text:tab/>Mandatory<text:tab/>False<text:line-break/><text:tab/>DocumentService<text:tab/>com.sun.star.presentation.PresentationDocument<text:line-break/><text:tab/>UserData<text:line-break/><text:tab/><text:tab/>sdfilt<text:line-break/><text:tab/>Name<text:tab/>MS PowerPoint 97<text:line-break/><text:tab/>FileFormatVersion<text:tab/>0<text:line-break/><text:tab/>UIComponent<text:tab/><text:line-break/><text:tab/>FilterService<text:tab/><text:line-break/><text:tab/>Flags<text:tab/>67</text:p>
      <text:p text:style-name="P1"/>
      <text:p text:style-name="P1">Claris_Resolve_Calc<text:line-break/><text:tab/>Finalized<text:tab/>False<text:line-break/><text:tab/>UIName<text:tab/>Document ClarisResolve<text:line-break/><text:tab/>UINames<text:line-break/><text:tab/><text:tab/>en-US<text:tab/>ClarisResolve Document<text:line-break/><text:tab/><text:tab/>fr<text:tab/>Document ClarisResolve<text:line-break/><text:tab/>TemplateName<text:tab/><text:line-break/><text:tab/>Type<text:tab/>calc_Claris_Resolve<text:line-break/><text:tab/>Mandatory<text:tab/>False<text:line-break/><text:tab/>DocumentService<text:tab/>com.sun.star.sheet.SpreadsheetDocument<text:line-break/><text:soft-page-break/><text:tab/>UserData<text:line-break/><text:tab/>Name<text:tab/>Claris_Resolve_Calc<text:line-break/><text:tab/>FileFormatVersion<text:tab/>0<text:line-break/><text:tab/>UIComponent<text:tab/><text:line-break/><text:tab/>FilterService<text:tab/>com.sun.star.comp.Calc.MWAWCalcImportFilter<text:line-break/><text:tab/>Flags<text:tab/>268959809</text:p>
      <text:p text:style-name="P1"/>
      <text:p text:style-name="P1">MS PowerPoint 97 Vorlage<text:line-break/><text:tab/>Finalized<text:tab/>False<text:line-break/><text:tab/>UIName<text:tab/>Modèle Microsoft PowerPoint 97-2003<text:line-break/><text:tab/>UINames<text:line-break/><text:tab/><text:tab/>en-US<text:tab/>Microsoft PowerPoint 97-2003 Template<text:line-break/><text:tab/><text:tab/>fr<text:tab/>Modèle Microsoft PowerPoint 97-2003<text:line-break/><text:tab/>TemplateName<text:tab/><text:line-break/><text:tab/>Type<text:tab/>impress_MS_PowerPoint_97_Vorlage<text:line-break/><text:tab/>Mandatory<text:tab/>False<text:line-break/><text:tab/>DocumentService<text:tab/>com.sun.star.presentation.PresentationDocument<text:line-break/><text:tab/>UserData<text:line-break/><text:tab/><text:tab/>sdfilt<text:line-break/><text:tab/>Name<text:tab/>MS PowerPoint 97 Vorlage<text:line-break/><text:tab/>FileFormatVersion<text:tab/>0<text:line-break/><text:tab/>UIComponent<text:tab/><text:line-break/><text:tab/>FilterService<text:tab/><text:line-break/><text:tab/>Flags<text:tab/>87</text:p>
      <text:p text:style-name="P1"/>
      <text:p text:style-name="P1">OpenDocument Spreadsheet Flat XML<text:line-break/><text:tab/>Finalized<text:tab/>False<text:line-break/><text:tab/>UIName<text:tab/>Flat XML ODF Spreadsheet<text:line-break/><text:tab/>UINames<text:line-break/><text:tab/><text:tab/><text:tab/>Flat XML ODF Spreadsheet<text:line-break/><text:tab/>TemplateName<text:tab/><text:line-break/><text:tab/>Type<text:tab/>calc_ODS_FlatXML<text:line-break/><text:tab/>Mandatory<text:tab/>False<text:line-break/><text:tab/>DocumentService<text:tab/>com.sun.star.sheet.SpreadsheetDocument<text:line-break/><text:tab/>UserData<text:line-break/><text:tab/><text:tab/>com.sun.star.comp.filter.OdfFlatXml<text:line-break/><text:tab/><text:tab/><text:line-break/><text:tab/><text:tab/>com.sun.star.comp.Calc.XMLOasisImporter<text:line-break/><text:tab/><text:tab/>com.sun.star.comp.Calc.XMLOasisExporter<text:line-break/><text:tab/><text:tab/><text:line-break/><text:tab/><text:tab/><text:line-break/><text:tab/><text:tab/>true<text:line-break/><text:tab/>Name<text:tab/>OpenDocument Spreadsheet Flat XML<text:line-break/><text:tab/>FileFormatVersion<text:tab/>0<text:line-break/><text:tab/>UIComponent<text:tab/><text:line-break/><text:tab/>FilterService<text:tab/>com.sun.star.comp.Writer.XmlFilterAdaptor<text:line-break/><text:tab/>Flags<text:tab/>524323</text:p>
      <text:p text:style-name="P1"/>
      <text:p text:style-name="P1">MET - OS/2 Metafile<text:line-break/><text:tab/>Finalized<text:tab/>False<text:line-break/><text:tab/>UIName<text:tab/>MET - OS/2 Metafile<text:line-break/><text:tab/>UINames<text:line-break/><text:soft-page-break/><text:tab/><text:tab/>en-US<text:tab/>MET - OS/2 Metafile<text:line-break/><text:tab/><text:tab/>fr<text:tab/>MET - OS/2 Metafile<text:line-break/><text:tab/>TemplateName<text:tab/><text:line-break/><text:tab/>Type<text:tab/>met_OS2_Metafile<text:line-break/><text:tab/>Mandatory<text:tab/>False<text:line-break/><text:tab/>DocumentService<text:tab/>com.sun.star.drawing.DrawingDocument<text:line-break/><text:tab/>UserData<text:line-break/><text:tab/>Name<text:tab/>MET - OS/2 Meta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Calc Office Open XML<text:line-break/><text:tab/>Finalized<text:tab/>False<text:line-break/><text:tab/>UIName<text:tab/>Classeur Office Open XML<text:line-break/><text:tab/>UINames<text:line-break/><text:tab/><text:tab/>en-US<text:tab/>Office Open XML Spreadsheet<text:line-break/><text:tab/><text:tab/>fr<text:tab/>Classeur Office Open XML<text:line-break/><text:tab/>TemplateName<text:tab/><text:line-break/><text:tab/>Type<text:tab/>Office Open XML Spreadsheet<text:line-break/><text:tab/>Mandatory<text:tab/>False<text:line-break/><text:tab/>DocumentService<text:tab/>com.sun.star.sheet.SpreadsheetDocument<text:line-break/><text:tab/>UserData<text:line-break/><text:tab/><text:tab/>OOXML<text:line-break/><text:tab/>Name<text:tab/>Calc Office Open XML<text:line-break/><text:tab/>FileFormatVersion<text:tab/>1<text:line-break/><text:tab/>UIComponent<text:tab/><text:line-break/><text:tab/>FilterService<text:tab/>com.sun.star.comp.oox.xls.ExcelFilter<text:line-break/><text:tab/>Flags<text:tab/>319291459</text:p>
      <text:p text:style-name="P1"/>
      <text:p text:style-name="P1">chart8<text:line-break/><text:tab/>Finalized<text:tab/>False<text:line-break/><text:tab/>UIName<text:tab/>Diagramme ODF<text:line-break/><text:tab/>UINames<text:line-break/><text:tab/><text:tab/>en-US<text:tab/>ODF Chart<text:line-break/><text:tab/><text:tab/>fr<text:tab/>Diagramme ODF<text:line-break/><text:tab/>TemplateName<text:tab/><text:line-break/><text:tab/>Type<text:tab/>chart8<text:line-break/><text:tab/>Mandatory<text:tab/>False<text:line-break/><text:tab/>DocumentService<text:tab/>com.sun.star.chart2.ChartDocument<text:line-break/><text:tab/>UserData<text:line-break/><text:tab/><text:tab/>XML<text:line-break/><text:tab/>Name<text:tab/>chart8<text:line-break/><text:tab/>FileFormatVersion<text:tab/>6800<text:line-break/><text:tab/>UIComponent<text:tab/><text:line-break/><text:tab/>FilterService<text:tab/>com.sun.star.comp.chart2.XMLFilter<text:line-break/><text:tab/>Flags<text:tab/>285212963</text:p>
      <text:p text:style-name="P1"/>
      <text:p text:style-name="P1">Gnumeric Spreadsheet<text:line-break/><text:tab/>Finalized<text:tab/>False<text:line-break/><text:tab/>UIName<text:tab/>Classeur Gnumeric<text:line-break/><text:soft-page-break/><text:tab/>UINames<text:line-break/><text:tab/><text:tab/>en-US<text:tab/>Gnumeric Spreadsheet<text:line-break/><text:tab/><text:tab/>fr<text:tab/>Classeur Gnumeric<text:line-break/><text:tab/>TemplateName<text:tab/><text:line-break/><text:tab/>Type<text:tab/>Gnumeric XML<text:line-break/><text:tab/>Mandatory<text:tab/>False<text:line-break/><text:tab/>DocumentService<text:tab/>com.sun.star.sheet.SpreadsheetDocument<text:line-break/><text:tab/>UserData<text:line-break/><text:tab/>Name<text:tab/>Gnumeric Spreadsheet<text:line-break/><text:tab/>FileFormatVersion<text:tab/>0<text:line-break/><text:tab/>UIComponent<text:tab/><text:line-break/><text:tab/>FilterService<text:tab/><text:line-break/><text:tab/>Flags<text:tab/>268435521</text:p>
      <text:p text:style-name="P1"/>
      <text:p text:style-name="P1">MS Word 2007 XML VBA<text:line-break/><text:tab/>Finalized<text:tab/>False<text:line-break/><text:tab/>UIName<text:tab/>Microsoft Word 2007-2013 XML VBA<text:line-break/><text:tab/>UINames<text:line-break/><text:tab/><text:tab/>en-US<text:tab/>Microsoft Word 2007-2013 XML VBA<text:line-break/><text:tab/><text:tab/>fr<text:tab/>Microsoft Word 2007-2013 XML VBA<text:line-break/><text:tab/>TemplateName<text:tab/><text:line-break/><text:tab/>Type<text:tab/>writer_MS_Word_2007_VBA<text:line-break/><text:tab/>Mandatory<text:tab/>False<text:line-break/><text:tab/>DocumentService<text:tab/>com.sun.star.text.TextDocument<text:line-break/><text:tab/>UserData<text:line-break/><text:tab/><text:tab/>OXML<text:line-break/><text:tab/>Name<text:tab/>MS Word 2007 XML VBA<text:line-break/><text:tab/>FileFormatVersion<text:tab/>0<text:line-break/><text:tab/>UIComponent<text:tab/><text:line-break/><text:tab/>FilterService<text:tab/>com.sun.star.comp.Writer.WriterFilter<text:line-break/><text:tab/>Flags<text:tab/>1124597827</text:p>
      <text:p text:style-name="P1"/>
      <text:p text:style-name="P1">WordPerfect Graphics<text:line-break/><text:tab/>Finalized<text:tab/>False<text:line-break/><text:tab/>UIName<text:tab/>WordPerfect Graphics<text:line-break/><text:tab/>UINames<text:line-break/><text:tab/><text:tab/>en-US<text:tab/>WordPerfect Graphics<text:line-break/><text:tab/><text:tab/>fr<text:tab/>WordPerfect Graphics<text:line-break/><text:tab/>TemplateName<text:tab/><text:line-break/><text:tab/>Type<text:tab/>draw_WordPerfect_Graphics<text:line-break/><text:tab/>Mandatory<text:tab/>False<text:line-break/><text:tab/>DocumentService<text:tab/>com.sun.star.drawing.DrawingDocument<text:line-break/><text:tab/>UserData<text:line-break/><text:tab/>Name<text:tab/>WordPerfect Graphics<text:line-break/><text:tab/>FileFormatVersion<text:tab/>0<text:line-break/><text:tab/>UIComponent<text:tab/><text:line-break/><text:tab/>FilterService<text:tab/>com.sun.star.comp.Draw.WPGImportFilter<text:line-break/><text:tab/>Flags<text:tab/>268959809</text:p>
      <text:p text:style-name="P1"/>
      <text:p text:style-name="P1">impress_flash_Export<text:line-break/><text:tab/>Finalized<text:tab/>False<text:line-break/><text:tab/>UIName<text:tab/>Macromedia Flash (SWF)<text:line-break/><text:soft-page-break/><text:tab/>UINames<text:line-break/><text:tab/><text:tab/>en-US<text:tab/>Macromedia Flash (SWF)<text:line-break/><text:tab/><text:tab/>fr<text:tab/>Macromedia Flash (SWF)<text:line-break/><text:tab/>TemplateName<text:tab/><text:line-break/><text:tab/>Type<text:tab/>graphic_SWF<text:line-break/><text:tab/>Mandatory<text:tab/>False<text:line-break/><text:tab/>DocumentService<text:tab/>com.sun.star.presentation.PresentationDocument<text:line-break/><text:tab/>UserData<text:line-break/><text:tab/>Name<text:tab/>impress_flash_Export<text:line-break/><text:tab/>FileFormatVersion<text:tab/>0<text:line-break/><text:tab/>UIComponent<text:tab/>com.sun.star.Impress.FlashExportDialog<text:line-break/><text:tab/>FilterService<text:tab/>com.sun.star.comp.Impress.FlashExportFilter<text:line-break/><text:tab/>Flags<text:tab/>524354</text:p>
      <text:p text:style-name="P1"/>
      <text:p text:style-name="P1">ClarisWorks_Calc<text:line-break/><text:tab/>Finalized<text:tab/>False<text:line-break/><text:tab/>UIName<text:tab/>Classeur ClarisWorks/AppleWorks<text:line-break/><text:tab/>UINames<text:line-break/><text:tab/><text:tab/>en-US<text:tab/>ClarisWorks/AppleWorks Spreadsheet<text:line-break/><text:tab/><text:tab/>fr<text:tab/>Classeur ClarisWorks/AppleWorks<text:line-break/><text:tab/>TemplateName<text:tab/><text:line-break/><text:tab/>Type<text:tab/>calc_ClarisWorks<text:line-break/><text:tab/>Mandatory<text:tab/>False<text:line-break/><text:tab/>DocumentService<text:tab/>com.sun.star.sheet.SpreadsheetDocument<text:line-break/><text:tab/>UserData<text:line-break/><text:tab/>Name<text:tab/>ClarisWorks_Calc<text:line-break/><text:tab/>FileFormatVersion<text:tab/>0<text:line-break/><text:tab/>UIComponent<text:tab/><text:line-break/><text:tab/>FilterService<text:tab/>com.sun.star.comp.Calc.MWAWCalcImportFilter<text:line-break/><text:tab/>Flags<text:tab/>268959809</text:p>
      <text:p text:style-name="P1"/>
      <text:p text:style-name="P1">writerglobal8_writer<text:line-break/><text:tab/>Finalized<text:tab/>False<text:line-break/><text:tab/>UIName<text:tab/>Texte ODF<text:line-break/><text:tab/>UINames<text:line-break/><text:tab/><text:tab/>en-US<text:tab/>ODF Text Document<text:line-break/><text:tab/><text:tab/>fr<text:tab/>Texte ODF<text:line-break/><text:tab/>TemplateName<text:tab/><text:line-break/><text:tab/>Type<text:tab/>writer8<text:line-break/><text:tab/>Mandatory<text:tab/>False<text:line-break/><text:tab/>DocumentService<text:tab/>com.sun.star.text.GlobalDocument<text:line-break/><text:tab/>UserData<text:line-break/><text:tab/><text:tab/>CXML<text:line-break/><text:tab/>Name<text:tab/>writerglobal8_writer<text:line-break/><text:tab/>FileFormatVersion<text:tab/>6800<text:line-break/><text:tab/>UIComponent<text:tab/><text:line-break/><text:tab/>FilterService<text:tab/><text:line-break/><text:tab/>Flags<text:tab/>50331910</text:p>
      <text:p text:style-name="P1"/>
      <text:p text:style-name="P1">StarOffice XML (Base)<text:line-break/><text:tab/>Finalized<text:tab/>False<text:line-break/><text:tab/>UIName<text:tab/>Base de données ODF<text:line-break/><text:soft-page-break/><text:tab/>UINames<text:line-break/><text:tab/><text:tab/>en-US<text:tab/>ODF Database<text:line-break/><text:tab/><text:tab/>fr<text:tab/>Base de données ODF<text:line-break/><text:tab/>TemplateName<text:tab/><text:line-break/><text:tab/>Type<text:tab/>StarBase<text:line-break/><text:tab/>Mandatory<text:tab/>False<text:line-break/><text:tab/>DocumentService<text:tab/>com.sun.star.sdb.OfficeDatabaseDocument<text:line-break/><text:tab/>UserData<text:line-break/><text:tab/>Name<text:tab/>StarOffice XML (Base)<text:line-break/><text:tab/>FileFormatVersion<text:tab/>6200<text:line-break/><text:tab/>UIComponent<text:tab/><text:line-break/><text:tab/>FilterService<text:tab/><text:line-break/><text:tab/>Flags<text:tab/>17301793</text:p>
      <text:p text:style-name="P1"/>
      <text:p text:style-name="P1">StarOffice XML (Calc)<text:line-break/><text:tab/>Finalized<text:tab/>False<text:line-break/><text:tab/>UIName<text:tab/>Classeur OpenOffice.org 1.0<text:line-break/><text:tab/>UINames<text:line-break/><text:tab/><text:tab/>en-US<text:tab/>OpenOffice.org 1.0 Spreadsheet<text:line-break/><text:tab/><text:tab/>fr<text:tab/>Classeur OpenOffice.org 1.0<text:line-break/><text:tab/>TemplateName<text:tab/><text:line-break/><text:tab/>Type<text:tab/>calc_StarOffice_XML_Calc<text:line-break/><text:tab/>Mandatory<text:tab/>False<text:line-break/><text:tab/>DocumentService<text:tab/>com.sun.star.sheet.SpreadsheetDocument<text:line-break/><text:tab/>UserData<text:line-break/><text:tab/>Name<text:tab/>StarOffice XML (Calc)<text:line-break/><text:tab/>FileFormatVersion<text:tab/>6200<text:line-break/><text:tab/>UIComponent<text:tab/><text:line-break/><text:tab/>FilterService<text:tab/><text:line-break/><text:tab/>Flags<text:tab/>16777317</text:p>
      <text:p text:style-name="P1"/>
      <text:p text:style-name="P1">writer_web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text.WebDocument<text:line-break/><text:tab/>UserData<text:line-break/><text:tab/>Name<text:tab/>writer_web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PGM - Portable Graymap<text:line-break/><text:tab/>Finalized<text:tab/>False<text:line-break/><text:tab/>UIName<text:tab/>PGM - Portable Graymap<text:line-break/><text:tab/>UINames<text:line-break/><text:soft-page-break/><text:tab/><text:tab/>en-US<text:tab/>PGM - Portable Graymap<text:line-break/><text:tab/><text:tab/>fr<text:tab/>PGM - Portable Graymap<text:line-break/><text:tab/>TemplateName<text:tab/><text:line-break/><text:tab/>Type<text:tab/>pgm_Portable_Graymap<text:line-break/><text:tab/>Mandatory<text:tab/>False<text:line-break/><text:tab/>DocumentService<text:tab/>com.sun.star.drawing.DrawingDocument<text:line-break/><text:tab/>UserData<text:line-break/><text:tab/>Name<text:tab/>PGM - Portable Graymap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impress_svg_Export<text:line-break/><text:tab/>Finalized<text:tab/>False<text:line-break/><text:tab/>UIName<text:tab/>SVG - Scalable Vector Graphics<text:line-break/><text:tab/>UINames<text:line-break/><text:tab/><text:tab/>en-US<text:tab/>SVG - Scalable Vector Graphics<text:line-break/><text:tab/><text:tab/>fr<text:tab/>SVG - Scalable Vector Graphics<text:line-break/><text:tab/>TemplateName<text:tab/><text:line-break/><text:tab/>Type<text:tab/>svg_Scalable_Vector_Graphics<text:line-break/><text:tab/>Mandatory<text:tab/>False<text:line-break/><text:tab/>DocumentService<text:tab/>com.sun.star.presentation.PresentationDocument<text:line-break/><text:tab/>UserData<text:line-break/><text:tab/>Name<text:tab/>impress_svg_Export<text:line-break/><text:tab/>FileFormatVersion<text:tab/>0<text:line-break/><text:tab/>UIComponent<text:tab/><text:line-break/><text:tab/>FilterService<text:tab/>com.sun.star.comp.Draw.SVGFilter<text:line-break/><text:tab/>Flags<text:tab/>524354</text:p>
      <text:p text:style-name="P1"/>
      <text:p text:style-name="P1">writerglobal8_template<text:line-break/><text:tab/>Finalized<text:tab/>False<text:line-break/><text:tab/>UIName<text:tab/>Modèle de document maître ODF<text:line-break/><text:tab/>UINames<text:line-break/><text:tab/><text:tab/>en-US<text:tab/>ODF Master Document Template<text:line-break/><text:tab/><text:tab/>fr<text:tab/>Modèle de document maître ODF<text:line-break/><text:tab/>TemplateName<text:tab/><text:line-break/><text:tab/>Type<text:tab/>writerglobal8_template<text:line-break/><text:tab/>Mandatory<text:tab/>False<text:line-break/><text:tab/>DocumentService<text:tab/>com.sun.star.text.GlobalDocument<text:line-break/><text:tab/>UserData<text:line-break/><text:tab/><text:tab/>CXMLV<text:line-break/><text:tab/>Name<text:tab/>writerglobal8_template<text:lin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StarOffice XML (Chart)<text:line-break/><text:tab/>Finalized<text:tab/>False<text:line-break/><text:tab/>UIName<text:tab/>Diagramme OpenOffice.org 1.0<text:line-break/><text:tab/>UINames<text:line-break/><text:soft-page-break/><text:tab/><text:tab/>en-US<text:tab/>OpenOffice.org 1.0 Chart<text:line-break/><text:tab/><text:tab/>fr<text:tab/>Diagramme OpenOffice.org 1.0<text:line-break/><text:tab/>TemplateName<text:tab/><text:line-break/><text:tab/>Type<text:tab/>chart_StarOffice_XML_Chart<text:line-break/><text:tab/>Mandatory<text:tab/>False<text:line-break/><text:tab/>DocumentService<text:tab/>com.sun.star.chart2.ChartDocument<text:line-break/><text:tab/>UserData<text:line-break/><text:tab/><text:tab/>XML<text:line-break/><text:tab/>Name<text:tab/>StarOffice XML (Chart)<text:line-break/><text:tab/>FileFormatVersion<text:tab/>6200<text:line-break/><text:tab/>UIComponent<text:tab/><text:line-break/><text:tab/>FilterService<text:tab/>com.sun.star.comp.chart2.XMLFilter<text:line-break/><text:tab/>Flags<text:tab/>16781409</text:p>
      <text:p text:style-name="P1"/>
      <text:p text:style-name="P1">Impress Office Open XML<text:line-break/><text:tab/>Finalized<text:tab/>False<text:line-break/><text:tab/>UIName<text:tab/>Présentation Office Open XML<text:line-break/><text:tab/>UINames<text:line-break/><text:tab/><text:tab/>en-US<text:tab/>Office Open XML Presentation<text:line-break/><text:tab/><text:tab/>fr<text:tab/>Présentation Office Open XML<text:line-break/><text:tab/>TemplateName<text:tab/><text:line-break/><text:tab/>Type<text:tab/>Office Open XML Presentation<text:line-break/><text:tab/>Mandatory<text:tab/>False<text:line-break/><text:tab/>DocumentService<text:tab/>com.sun.star.presentation.PresentationDocument<text:line-break/><text:tab/>UserData<text:line-break/><text:tab/><text:tab/>OOXML<text:line-break/><text:tab/>Name<text:tab/>Impress Office Open XML<text:line-break/><text:tab/>FileFormatVersion<text:tab/>1<text:line-break/><text:tab/>UIComponent<text:tab/><text:line-break/><text:tab/>FilterService<text:tab/>com.sun.star.comp.oox.ppt.PowerPointImport<text:line-break/><text:tab/>Flags<text:tab/>319291459</text:p>
      <text:p text:style-name="P1"/>
      <text:p text:style-name="P1">StarOffice_Presentation<text:line-break/><text:tab/>Finalized<text:tab/>False<text:line-break/><text:tab/>UIName<text:tab/>Ancienne présentation StarOffice<text:line-break/><text:tab/>UINames<text:line-break/><text:tab/><text:tab/>en-US<text:tab/>Legacy StarOffice Presentation<text:line-break/><text:tab/><text:tab/>fr<text:tab/>Ancienne présentation StarOffice<text:line-break/><text:tab/>TemplateName<text:tab/><text:line-break/><text:tab/>Type<text:tab/>StarOffice_Presentation<text:line-break/><text:tab/>Mandatory<text:tab/>False<text:line-break/><text:tab/>DocumentService<text:tab/>com.sun.star.presentation.PresentationDocument<text:line-break/><text:tab/>UserData<text:line-break/><text:tab/>Name<text:tab/>StarOffice_Presentation<text:line-break/><text:tab/>FileFormatVersion<text:tab/>0<text:line-break/><text:tab/>UIComponent<text:tab/><text:line-break/><text:tab/>FilterService<text:tab/>org.libreoffice.comp.Impress.StarOfficePresentationImportFilter<text:line-break/><text:tab/>Flags<text:tab/>268959809</text:p>
      <text:p text:style-name="P1"/>
      <text:p text:style-name="P1">StarOffice XML (Impress)<text:line-break/><text:tab/>Finalized<text:tab/>False<text:line-break/><text:tab/>UIName<text:tab/>Présentation OpenOffice.org 1.0<text:line-break/><text:soft-page-break/><text:tab/>UINames<text:line-break/><text:tab/><text:tab/>en-US<text:tab/>OpenOffice.org 1.0 Presentation<text:line-break/><text:tab/><text:tab/>fr<text:tab/>Présentation OpenOffice.org 1.0<text:line-break/><text:tab/>TemplateName<text:tab/><text:line-break/><text:tab/>Type<text:tab/>impress_StarOffice_XML_Impress<text:line-break/><text:tab/>Mandatory<text:tab/>False<text:line-break/><text:tab/>DocumentService<text:tab/>com.sun.star.presentation.PresentationDocument<text:line-break/><text:tab/>UserData<text:line-break/><text:tab/><text:tab/>XML<text:line-break/><text:tab/>Name<text:tab/>StarOffice XML (Impress)<text:line-break/><text:tab/>FileFormatVersion<text:tab/>6200<text:line-break/><text:tab/>UIComponent<text:tab/><text:line-break/><text:tab/>FilterService<text:tab/><text:line-break/><text:tab/>Flags<text:tab/>285212773</text:p>
      <text:p text:style-name="P1"/>
      <text:p text:style-name="P1">draw_PCD_Photo_CD_Base16<text:line-break/><text:tab/>Finalized<text:tab/>False<text:line-break/><text:tab/>UIName<text:tab/>PCD - Kodak Photo CD (192x128)<text:line-break/><text:tab/>UINames<text:line-break/><text:tab/><text:tab/>en-US<text:tab/>PCD - Kodak Photo CD (192x128)<text:line-break/><text:tab/><text:tab/>fr<text:tab/>PCD - Kodak Photo CD (192x128)<text:line-break/><text:tab/>TemplateName<text:tab/><text:line-break/><text:tab/>Type<text:tab/>pcd_Photo_CD_Base16<text:line-break/><text:tab/>Mandatory<text:tab/>False<text:line-break/><text:tab/>DocumentService<text:tab/>com.sun.star.drawing.DrawingDocument<text:line-break/><text:tab/>UserData<text:line-break/><text:tab/>Name<text:tab/>draw_PCD_Photo_CD_Base16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writerweb8_writer_template<text:line-break/><text:tab/>Finalized<text:tab/>False<text:line-break/><text:tab/>UIName<text:tab/>Modèle de document HTML<text:line-break/><text:tab/>UINames<text:line-break/><text:tab/><text:tab/>en-US<text:tab/>HTML Document Template<text:line-break/><text:tab/><text:tab/>fr<text:tab/>Modèle de document HTML<text:line-break/><text:tab/>TemplateName<text:tab/><text:line-break/><text:tab/>Type<text:tab/>writerweb8_writer_template<text:line-break/><text:tab/>Mandatory<text:tab/>False<text:line-break/><text:tab/>DocumentService<text:tab/>com.sun.star.text.WebDocument<text:line-break/><text:tab/>UserData<text:line-break/><text:tab/><text:tab/>CXMLVWEB<text:line-break/><text:tab/>Name<text:tab/>writerweb8_writer_template<text:line-break/><text:tab/>FileFormatVersion<text:tab/>6800<text:line-break/><text:tab/>UIComponent<text:tab/><text:line-break/><text:tab/>FilterService<text:tab/><text:line-break/><text:tab/>Flags<text:tab/>50331703</text:p>
      <text:p text:style-name="P1"/>
      <text:p text:style-name="P1">EMF - MS Windows Metafile<text:line-break/><text:tab/>Finalized<text:tab/>False<text:line-break/><text:soft-page-break/><text:tab/>UIName<text:tab/>EMF - Enhanced Metafile<text:line-break/><text:tab/>UINames<text:line-break/><text:tab/><text:tab/>en-US<text:tab/>EMF - Enhanced Metafile<text:line-break/><text:tab/><text:tab/>fr<text:tab/>EMF - Enhanced Metafile<text:line-break/><text:tab/>TemplateName<text:tab/><text:line-break/><text:tab/>Type<text:tab/>emf_MS_Windows_Metafile<text:line-break/><text:tab/>Mandatory<text:tab/>False<text:line-break/><text:tab/>DocumentService<text:tab/>com.sun.star.drawing.DrawingDocument<text:line-break/><text:tab/>UserData<text:line-break/><text:tab/>Name<text:tab/>EMF - MS Windows Meta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ath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formula.FormulaProperties<text:line-break/><text:tab/>UserData<text:line-break/><text:tab/>Name<text:tab/>math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calc_pdf_Export<text:line-break/><text:tab/>Finalized<text:tab/>False<text:line-break/><text:tab/>UIName<text:tab/>PDF - Portable Document Format<text:line-break/><text:tab/>UINames<text:line-break/><text:tab/><text:tab/>en-US<text:tab/>PDF - Portable Document Format<text:line-break/><text:tab/><text:tab/>fr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sheet.SpreadsheetDocument<text:line-break/><text:tab/>UserData<text:line-break/><text:tab/>Name<text:tab/>calc_pdf_Export<text:line-break/><text:tab/>FileFormatVersion<text:tab/>0<text:line-break/><text:tab/>UIComponent<text:tab/>com.sun.star.comp.PDF.PDFDialog<text:line-break/><text:tab/>FilterService<text:tab/>com.sun.star.comp.PDF.PDFFilter<text:line-break/><text:tab/>Flags<text:tab/>524354</text:p>
      <text:p text:style-name="P1"/>
      <text:p text:style-name="P1">MS PowerPoint 97 AutoPlay<text:line-break/><text:tab/>Finalized<text:tab/>False<text:line-break/><text:tab/>UIName<text:tab/>Microsoft PowerPoint 97-2003 Lecture automatique<text:line-break/><text:soft-page-break/><text:tab/>UINames<text:line-break/><text:tab/><text:tab/>en-US<text:tab/>Microsoft PowerPoint 97-2003 AutoPlay<text:line-break/><text:tab/><text:tab/>fr<text:tab/>Microsoft PowerPoint 97-2003 Lecture automatique<text:line-break/><text:tab/>TemplateName<text:tab/><text:line-break/><text:tab/>Type<text:tab/>impress_MS_PowerPoint_97_AutoPlay<text:line-break/><text:tab/>Mandatory<text:tab/>False<text:line-break/><text:tab/>DocumentService<text:tab/>com.sun.star.presentation.PresentationDocument<text:line-break/><text:tab/>UserData<text:line-break/><text:tab/><text:tab/>sdfilt<text:line-break/><text:tab/>Name<text:tab/>MS PowerPoint 97 AutoPlay<text:line-break/><text:tab/>FileFormatVersion<text:tab/>0<text:line-break/><text:tab/>UIComponent<text:tab/><text:line-break/><text:tab/>FilterService<text:tab/><text:line-break/><text:tab/>Flags<text:tab/>536870979</text:p>
      <text:p text:style-name="P1"/>
      <text:p text:style-name="P1">calc_pdf_addstream_import<text:line-break/><text:tab/>Finalized<text:tab/>False<text:line-break/><text:tab/>UIName<text:tab/>PDF - Portable Document Format<text:line-break/><text:tab/>UINames<text:line-break/><text:tab/><text:tab/>x-default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sheet.SpreadsheetDocument<text:line-break/><text:tab/>UserData<text:line-break/><text:tab/>Name<text:tab/>calc_pdf_addstream_import<text:line-break/><text:tab/>FileFormatVersion<text:tab/>0<text:line-break/><text:tab/>UIComponent<text:tab/><text:line-break/><text:tab/>FilterService<text:tab/>org.libreoffice.comp.documents.HybridPDFImport<text:line-break/><text:tab/>Flags<text:tab/>528449</text:p>
      <text:p text:style-name="P1"/>
      <text:p text:style-name="P1">Lotus<text:line-break/><text:tab/>Finalized<text:tab/>False<text:line-break/><text:tab/>UIName<text:tab/>Lotus 1-2-3<text:line-break/><text:tab/>UINames<text:line-break/><text:tab/><text:tab/>en-US<text:tab/>Lotus 1-2-3<text:line-break/><text:tab/><text:tab/>fr<text:tab/>Lotus 1-2-3<text:line-break/><text:tab/>TemplateName<text:tab/><text:line-break/><text:tab/>Type<text:tab/>calc_Lotus<text:line-break/><text:tab/>Mandatory<text:tab/>False<text:line-break/><text:tab/>DocumentService<text:tab/>com.sun.star.sheet.SpreadsheetDocument<text:line-break/><text:tab/>UserData<text:line-break/><text:tab/>Name<text:tab/>Lotus<text:line-break/><text:tab/>FileFormatVersion<text:tab/>0<text:line-break/><text:tab/>UIComponent<text:tab/>com.sun.star.comp.Calc.FilterOptionsDialog<text:line-break/><text:tab/>FilterService<text:tab/><text:line-break/><text:tab/>Flags<text:tab/>268435521</text:p>
      <text:p text:style-name="P1"/>
      <text:p text:style-name="P1">draw_pdf_addstream_import<text:line-break/><text:tab/>Finalized<text:tab/>False<text:line-break/><text:tab/>UIName<text:tab/>PDF - Portable Document Format<text:line-break/><text:tab/>UINames<text:line-break/><text:soft-page-break/><text:tab/><text:tab/>x-default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drawing.DrawingDocument<text:line-break/><text:tab/>UserData<text:line-break/><text:tab/>Name<text:tab/>draw_pdf_addstream_import<text:line-break/><text:tab/>FileFormatVersion<text:tab/>0<text:line-break/><text:tab/>UIComponent<text:tab/><text:line-break/><text:tab/>FilterService<text:tab/>org.libreoffice.comp.documents.HybridPDFImport<text:line-break/><text:tab/>Flags<text:tab/>528449</text:p>
      <text:p text:style-name="P1"/>
      <text:p text:style-name="P1">RAS - Sun Rasterfile<text:line-break/><text:tab/>Finalized<text:tab/>False<text:line-break/><text:tab/>UIName<text:tab/>RAS - Sun Raster Image<text:line-break/><text:tab/>UINames<text:line-break/><text:tab/><text:tab/>en-US<text:tab/>RAS - Sun Raster Image<text:line-break/><text:tab/><text:tab/>fr<text:tab/>RAS - Sun Raster Image<text:line-break/><text:tab/>TemplateName<text:tab/><text:line-break/><text:tab/>Type<text:tab/>ras_Sun_Rasterfile<text:line-break/><text:tab/>Mandatory<text:tab/>False<text:line-break/><text:tab/>DocumentService<text:tab/>com.sun.star.drawing.DrawingDocument<text:line-break/><text:tab/>UserData<text:line-break/><text:tab/>Name<text:tab/>RAS - Sun Rasterfile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Calc MS Excel 2007 VBA XML<text:line-break/><text:tab/>Finalized<text:tab/>False<text:line-break/><text:tab/>UIName<text:tab/>Microsoft Excel 2007-2016 XML (macros possibles)<text:line-break/><text:tab/>UINames<text:line-break/><text:tab/><text:tab/>en-US<text:tab/>Microsoft Excel 2007-2016 XML (macro enabled)<text:line-break/><text:tab/><text:tab/>fr<text:tab/>Microsoft Excel 2007-2016 XML (macros possibles)<text:line-break/><text:tab/>TemplateName<text:tab/><text:line-break/><text:tab/>Type<text:tab/>MS Excel 2007 VBA XML<text:line-break/><text:tab/>Mandatory<text:tab/>False<text:line-break/><text:tab/>DocumentService<text:tab/>com.sun.star.sheet.SpreadsheetDocument<text:line-break/><text:tab/>UserData<text:line-break/><text:tab/><text:tab/>macro-enabled<text:line-break/><text:tab/>Name<text:tab/>Calc MS Excel 2007 VBA XML<text:line-break/><text:tab/>FileFormatVersion<text:tab/>0<text:line-break/><text:tab/>UIComponent<text:tab/><text:line-break/><text:tab/>FilterService<text:tab/>com.sun.star.comp.oox.xls.ExcelFilter<text:line-break/><text:tab/>Flags<text:tab/>319291459</text:p>
      <text:p text:style-name="P1"/>
      <text:p text:style-name="P1">LotusWordPro<text:line-break/><text:tab/>Finalized<text:tab/>False<text:line-break/><text:tab/>UIName<text:tab/>Document Lotus WordPro<text:line-break/><text:tab/>UINames<text:line-break/><text:tab/><text:tab/>en-US<text:tab/>Lotus WordPro Document<text:line-break/><text:soft-page-break/><text:tab/><text:tab/>fr<text:tab/>Document Lotus WordPro<text:line-break/><text:tab/>TemplateName<text:tab/><text:line-break/><text:tab/>Type<text:tab/>writer_LotusWordPro_Document<text:line-break/><text:tab/>Mandatory<text:tab/>False<text:line-break/><text:tab/>DocumentService<text:tab/>com.sun.star.text.TextDocument<text:line-break/><text:tab/>UserData<text:line-break/><text:tab/><text:tab/>WPD<text:line-break/><text:tab/>Name<text:tab/>LotusWordPro<text:line-break/><text:tab/>FileFormatVersion<text:tab/>0<text:line-break/><text:tab/>UIComponent<text:tab/><text:line-break/><text:tab/>FilterService<text:tab/>com.sun.star.comp.Writer.LotusWordProImportFilter<text:line-break/><text:tab/>Flags<text:tab/>268959809</text:p>
      <text:p text:style-name="P1"/>
      <text:p text:style-name="P1">Rich Text Format (StarCalc)<text:line-break/><text:tab/>Finalized<text:tab/>False<text:line-break/><text:tab/>UIName<text:tab/>Rich Text Format (Calc)<text:line-break/><text:tab/>UINames<text:line-break/><text:tab/><text:tab/>en-US<text:tab/>Rich Text Format (Calc)<text:line-break/><text:tab/><text:tab/>fr<text:tab/>Rich Text Format (Calc)<text:line-break/><text:tab/>TemplateName<text:tab/><text:line-break/><text:tab/>Type<text:tab/>writer_Rich_Text_Format<text:line-break/><text:tab/>Mandatory<text:tab/>False<text:line-break/><text:tab/>DocumentService<text:tab/>com.sun.star.sheet.SpreadsheetDocument<text:line-break/><text:tab/>UserData<text:line-break/><text:tab/>Name<text:tab/>Rich Text Format (StarCalc)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Apple Numbers<text:line-break/><text:tab/>Finalized<text:tab/>False<text:line-break/><text:tab/>UIName<text:tab/>Apple Numbers 2<text:line-break/><text:tab/>UINames<text:line-break/><text:tab/><text:tab/>en-US<text:tab/>Apple Numbers 2<text:line-break/><text:tab/><text:tab/>fr<text:tab/>Apple Numbers 2<text:line-break/><text:tab/>TemplateName<text:tab/><text:line-break/><text:tab/>Type<text:tab/>calc_AppleNumbers<text:line-break/><text:tab/>Mandatory<text:tab/>False<text:line-break/><text:tab/>DocumentService<text:tab/>com.sun.star.sheet.SpreadsheetDocument<text:line-break/><text:tab/>UserData<text:line-break/><text:tab/>Name<text:tab/>Apple Numbers<text:line-break/><text:tab/>FileFormatVersion<text:tab/>0<text:line-break/><text:tab/>UIComponent<text:tab/><text:line-break/><text:tab/>FilterService<text:tab/>org.libreoffice.comp.Calc.NumbersImportFilter<text:line-break/><text:tab/>Flags<text:tab/>268959809</text:p>
      <text:p text:style-name="P1"/>
      <text:p text:style-name="P1">impress_StarOffice_XML_Draw<text:line-break/><text:tab/>Finalized<text:tab/>False<text:line-break/><text:tab/>UIName<text:tab/>Dessin (Impress) OpenOffice.org 1.0<text:line-break/><text:tab/>UINames<text:line-break/><text:tab/><text:tab/>en-US<text:tab/>OpenOffice.org 1.0 Drawing (Impress)<text:line-break/><text:soft-page-break/><text:tab/><text:tab/>fr<text:tab/>Dessin (Impress) OpenOffice.org 1.0<text:line-break/><text:tab/>TemplateName<text:tab/><text:line-break/><text:tab/>Type<text:tab/>draw_StarOffice_XML_Draw<text:line-break/><text:tab/>Mandatory<text:tab/>False<text:line-break/><text:tab/>DocumentService<text:tab/>com.sun.star.presentation.PresentationDocument<text:line-break/><text:tab/>UserData<text:line-break/><text:tab/><text:tab/>XML<text:line-break/><text:tab/>Name<text:tab/>impress_StarOffice_XML_Draw<text:line-break/><text:tab/>FileFormatVersion<text:tab/>6200<text:line-break/><text:tab/>UIComponent<text:tab/><text:line-break/><text:tab/>FilterService<text:tab/><text:line-break/><text:tab/>Flags<text:tab/>16777317</text:p>
      <text:p text:style-name="P1"/>
      <text:p text:style-name="P1">writer_pdf_addstream_import<text:line-break/><text:tab/>Finalized<text:tab/>False<text:line-break/><text:tab/>UIName<text:tab/>PDF - Portable Document Format<text:line-break/><text:tab/>UINames<text:line-break/><text:tab/><text:tab/>x-default<text:tab/>PDF - Portable Document Format<text:line-break/><text:tab/>TemplateName<text:tab/><text:line-break/><text:tab/>Type<text:tab/>pdf_Portable_Document_Format<text:line-break/><text:tab/>Mandatory<text:tab/>False<text:line-break/><text:tab/>DocumentService<text:tab/>com.sun.star.text.TextDocument<text:line-break/><text:tab/>UserData<text:line-break/><text:tab/>Name<text:tab/>writer_pdf_addstream_import<text:line-break/><text:tab/>FileFormatVersion<text:tab/>0<text:line-break/><text:tab/>UIComponent<text:tab/><text:line-break/><text:tab/>FilterService<text:tab/>org.libreoffice.comp.documents.HybridPDFImport<text:line-break/><text:tab/>Flags<text:tab/>528449</text:p>
      <text:p text:style-name="P1"/>
      <text:p text:style-name="P1">PCX - Zsoft Paintbrush<text:line-break/><text:tab/>Finalized<text:tab/>False<text:line-break/><text:tab/>UIName<text:tab/>PCX - Zsoft Paintbrush<text:line-break/><text:tab/>UINames<text:line-break/><text:tab/><text:tab/>en-US<text:tab/>PCX - Zsoft Paintbrush<text:line-break/><text:tab/><text:tab/>fr<text:tab/>PCX - Zsoft Paintbrush<text:line-break/><text:tab/>TemplateName<text:tab/><text:line-break/><text:tab/>Type<text:tab/>pcx_Zsoft_Paintbrush<text:line-break/><text:tab/>Mandatory<text:tab/>False<text:line-break/><text:tab/>DocumentService<text:tab/>com.sun.star.drawing.DrawingDocument<text:line-break/><text:tab/>UserData<text:line-break/><text:tab/>Name<text:tab/>PCX - Zsoft Paintbrush<text:line-break/><text:tab/>FileFormatVersion<text:tab/>0<text:line-break/><text:tab/>UIComponent<text:tab/><text:line-break/><text:tab/>FilterService<text:tab/><text:line-break/><text:tab/>Flags<text:tab/>65</text:p>
      <text:p text:style-name="P1"/>
      <text:p text:style-name="P1">MS Excel 95 Vorlage/Template<text:line-break/><text:tab/>Finalized<text:tab/>False<text:line-break/><text:tab/>UIName<text:tab/>Microsoft Excel 95 Modèle<text:line-break/><text:tab/>UINames<text:line-break/><text:tab/><text:tab/>en-US<text:tab/>Microsoft Excel 95 Template<text:line-break/><text:tab/><text:tab/>fr<text:tab/>Microsoft Excel 95 Modèle<text:line-break/><text:soft-page-break/><text:tab/>TemplateName<text:tab/><text:line-break/><text:tab/>Type<text:tab/>calc_MS_Excel_95_VorlageTemplate<text:line-break/><text:tab/>Mandatory<text:tab/>False<text:line-break/><text:tab/>DocumentService<text:tab/>com.sun.star.sheet.SpreadsheetDocument<text:line-break/><text:tab/>UserData<text:line-break/><text:tab/>Name<text:tab/>MS Excel 95 Vorlage/Template<text:line-break/><text:tab/>FileFormatVersion<text:tab/>0<text:line-break/><text:tab/>UIComponent<text:tab/><text:line-break/><text:tab/>FilterService<text:tab/><text:line-break/><text:tab/>Flags<text:tab/>8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0:30:41.177112178</meta:creation-date>
    <dc:date>2018-11-14T00:32:57.894779441</dc:date>
    <meta:editing-duration>PT2M17S</meta:editing-duration>
    <meta:editing-cycles>1</meta:editing-cycles>
    <meta:document-statistic meta:table-count="0" meta:image-count="0" meta:object-count="0" meta:page-count="83" meta:paragraph-count="230" meta:word-count="9118" meta:character-count="95657" meta:non-whitespace-character-count="81982"/>
    <meta:generator>LibreOffice/5.4.6.2$Linux_X86_64 LibreOffice_project/40m0$Build-2</meta:generator>
  </office:meta>
</office:document-meta>
</file>